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281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1965in" svg:height="3.5394in" svg:x="6.7992in" svg:y="0.0421in">
            <draw:object draw:notify-on-update-of-ranges="Sheet1.G1:Sheet1.G58 Sheet1.G1:Sheet1.G58 Sheet1.C1:Sheet1.C1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1102in" svg:height="3.5398in" svg:x="6.7882in" svg:y="3.9177in">
            <draw:object draw:notify-on-update-of-ranges="Sheet1.C60:Sheet1.C60 Sheet1.C61:Sheet1.C114 Sheet1.C60:Sheet1.C114 Sheet1.G60:Sheet1.G1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6.1913in" svg:height="3.5429in" svg:x="6.7504in" svg:y="7.7819in">
            <draw:object draw:notify-on-update-of-ranges="Sheet1.C116:Sheet1.C116 Sheet1.G117:Sheet1.G168 Sheet1.C116:Sheet1.C168 Sheet1.G116:Sheet1.G16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6.0287in" svg:height="3.5429in" svg:x="6.8047in" svg:y="11.6791in">
            <draw:object draw:notify-on-update-of-ranges="Sheet1.C170:Sheet1.C170 Sheet1.C171:Sheet1.C236 Sheet1.C170:Sheet1.C236 Sheet1.G170:Sheet1.G2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6.0917in" svg:height="3.5429in" svg:x="6.8933in" svg:y="15.6161in">
            <draw:object draw:notify-on-update-of-ranges="Sheet1.G238:Sheet1.G310 Sheet1.C238:Sheet1.C3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6.2988in" svg:height="3.5429in" svg:x="6.9366in" svg:y="72.9441in">
            <draw:object draw:notify-on-update-of-ranges="Sheet1.G444:Sheet1.G510 Sheet1.C444:Sheet1.C51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702in" svg:height="3.5429in" svg:x="7.0016in" svg:y="23.5772in">
            <draw:object draw:notify-on-update-of-ranges="Sheet1.G312:Sheet1.G442 Sheet1.C312:Sheet1.C44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402in" svg:height="3.5429in" svg:x="7.0016in" svg:y="19.6598in">
            <draw:object draw:notify-on-update-of-ranges="Sheet1.G238:Sheet1.G310 Sheet1.C238:Sheet1.C31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x=</text:p>
          </table:table-cell>
          <table:table-cell/>
          <table:table-cell office:value-type="float" office:value="0.599999">
            <text:p>0.59999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00999999233334">
            <text:p>0.000999999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425964866721">
            <text:p>0.425964866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119506297381">
            <text:p>0.011950629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05379088895">
            <text:p>0.305379088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51124392584">
            <text:p>0.051124392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80729129866">
            <text:p>0.280729129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550521908495">
            <text:p>0.055052190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63317919197">
            <text:p>0.263317919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609265591371">
            <text:p>0.060926559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45566614062">
            <text:p>0.245566614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65051961304">
            <text:p>0.065051961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32940400371">
            <text:p>0.232940400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724338373081">
            <text:p>0.072433837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7750772213">
            <text:p>0.207750772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705421939742">
            <text:p>0.07054219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87497791304">
            <text:p>0.187497791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701747689053">
            <text:p>0.070174768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80253470225">
            <text:p>0.180253470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734842753896">
            <text:p>0.073484275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7152666755">
            <text:p>0.171526667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756576774363">
            <text:p>0.075657677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60351077768">
            <text:p>0.160351077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818417957804">
            <text:p>0.081841795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52845229891">
            <text:p>0.152845229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829944013372">
            <text:p>0.082994401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4774929543">
            <text:p>0.147749295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844368865386">
            <text:p>0.084436886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42507523648">
            <text:p>0.142507523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832527748658">
            <text:p>0.083252774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45343781084">
            <text:p>0.145343781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34755554398">
            <text:p>0.093475555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40374182883">
            <text:p>0.140374182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40022137187">
            <text:p>0.094002213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36677322125">
            <text:p>0.136677322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48786803824">
            <text:p>0.094878680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36675617204">
            <text:p>0.136675617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79512585433">
            <text:p>0.097951258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2019530092">
            <text:p>0.120195300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69775140082">
            <text:p>0.09697751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16518233263">
            <text:p>0.116518233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50423932777">
            <text:p>0.095042393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14413190864">
            <text:p>0.114413190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52205044054">
            <text:p>0.095220504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13391948331">
            <text:p>0.113391948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58855346057">
            <text:p>0.095885534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22575114864">
            <text:p>0.122575114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17091522954">
            <text:p>0.11709152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2023810496">
            <text:p>0.12023810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15474183036">
            <text:p>0.11547418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1736961545">
            <text:p>0.117369615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13496992628">
            <text:p>0.113496992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15503380315">
            <text:p>0.115503380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12508444377">
            <text:p>0.112508444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14024298948">
            <text:p>0.114024298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11700342846">
            <text:p>0.111700342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12816917061">
            <text:p>0.112816917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10796011738">
            <text:p>0.110796011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11507513456">
            <text:p>0.111507513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9592329446">
            <text:p>0.109592329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12940533312">
            <text:p>0.112940533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7832166689">
            <text:p>0.107832166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1150965071">
            <text:p>0.111509650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7040927694">
            <text:p>0.107040927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09893493629">
            <text:p>0.109893493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6743194993">
            <text:p>0.10674319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11203955153">
            <text:p>0.111203955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696259168">
            <text:p>0.106962591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11190441429">
            <text:p>0.111190441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506997755">
            <text:p>0.105069977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10109586572">
            <text:p>0.110109586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434116553">
            <text:p>0.104341165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07641063532">
            <text:p>0.107641063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4110386667">
            <text:p>0.104110386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06591342183">
            <text:p>0.106591342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3855130731">
            <text:p>0.103855130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01026794027">
            <text:p>0.10102679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1038729122">
            <text:p>0.110387291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01035014849">
            <text:p>0.101035014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9235976834">
            <text:p>0.109235976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01003693942">
            <text:p>0.101003693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8342936302">
            <text:p>0.108342936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996918783936">
            <text:p>0.099691878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5796705065">
            <text:p>0.105796705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00493202318">
            <text:p>0.100493202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4980387552">
            <text:p>0.104980387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00535378484">
            <text:p>0.100535378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4464486664">
            <text:p>0.104464486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00270471365">
            <text:p>0.100270471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4506952628">
            <text:p>0.104506952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00477116277">
            <text:p>0.100477116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41776699">
            <text:p>0.104177669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00822890282">
            <text:p>0.100822890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3574817763">
            <text:p>0.103574817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00620452692">
            <text:p>0.100620452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3264005434">
            <text:p>0.103264005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00502927949">
            <text:p>0.100502927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2902404838">
            <text:p>0.102902404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00405151207">
            <text:p>0.100405151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258545169">
            <text:p>0.102585451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00210686479">
            <text:p>0.100210686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2626149953">
            <text:p>0.1026261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00179767657">
            <text:p>0.100179767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2301772243">
            <text:p>0.102301772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0006499987">
            <text:p>0.100064999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2108243236">
            <text:p>0.102108243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00060511771">
            <text:p>0.100060511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1823201533">
            <text:p>0.101823201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997307661841">
            <text:p>0.099730766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1384742804">
            <text:p>0.101384742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997049538201">
            <text:p>0.099704953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118824312">
            <text:p>0.101188243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996941212007">
            <text:p>0.099694121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1019911507">
            <text:p>0.1010199115</text:p>
          </table:table-cell>
        </table:table-row>
        <table:table-row table:style-name="ro1">
          <table:table-cell office:value-type="string">
            <text:p>x=</text:p>
          </table:table-cell>
          <table:table-cell office:value-type="float" office:value="1">
            <text:p>1</text:p>
          </table:table-cell>
          <table:table-cell office:value-type="float" office:value="0.0997142829876">
            <text:p>0.09971428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0912858602">
            <text:p>0.1009128586</text:p>
          </table:table-cell>
        </table:table-row>
        <table:table-row table:style-name="ro1">
          <table:table-cell office:value-type="string">
            <text:p>**BREAK**</text:p>
          </table:table-cell>
          <table:table-cell office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599999">
            <text:p>0.59999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00999999233334">
            <text:p>0.000999999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490538855615">
            <text:p>0.490538855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179245952312">
            <text:p>0.017924595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449312980399">
            <text:p>0.449312980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425025071031">
            <text:p>0.042502507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421053682582">
            <text:p>0.421053682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625378912312">
            <text:p>0.062537891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95997470891">
            <text:p>0.395997470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773059084022">
            <text:p>0.077305908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16106380111">
            <text:p>0.316106380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45132591312">
            <text:p>0.145132591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0659597038">
            <text:p>0.306595970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54155246403">
            <text:p>0.154155246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9043052184">
            <text:p>0.299043052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59649880229">
            <text:p>0.159649880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88733730294">
            <text:p>0.288733730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64289688519">
            <text:p>0.164289688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83584471909">
            <text:p>0.283584471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72361087747">
            <text:p>0.172361087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78343967119">
            <text:p>0.278343967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83642714075">
            <text:p>0.183642714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69419474361">
            <text:p>0.269419474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85434309305">
            <text:p>0.185434309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64071052254">
            <text:p>0.264071052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85133581907">
            <text:p>0.185133581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7169430978">
            <text:p>0.271694309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2507989537">
            <text:p>0.225079895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66807561232">
            <text:p>0.266807561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23353986031">
            <text:p>0.22335398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61642008816">
            <text:p>0.261642008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20880633232">
            <text:p>0.220880633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56344726165">
            <text:p>0.256344726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17806600431">
            <text:p>0.217806600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47336796461">
            <text:p>0.247336796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18419694702">
            <text:p>0.218419694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44868644152">
            <text:p>0.244868644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19041912643">
            <text:p>0.219041912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35779577268">
            <text:p>0.235779577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20544377253">
            <text:p>0.220544377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32040070987">
            <text:p>0.23204007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17992275117">
            <text:p>0.217992275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30064322645">
            <text:p>0.230064322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16084813918">
            <text:p>0.216084813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27435336305">
            <text:p>0.227435336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14177838137">
            <text:p>0.214177838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2613454907">
            <text:p>0.226134549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12008402543">
            <text:p>0.212008402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2308682711">
            <text:p>0.223086827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11277855698">
            <text:p>0.211277855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22544877445">
            <text:p>0.222544877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8985190832">
            <text:p>0.208985190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20334767857">
            <text:p>0.220334767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7978061095">
            <text:p>0.207978061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1813989973">
            <text:p>0.218139899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744184654">
            <text:p>0.207441846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14362453734">
            <text:p>0.214362453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7862059973">
            <text:p>0.2078620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1298293701">
            <text:p>0.21298293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7070776509">
            <text:p>0.207070776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12035520571">
            <text:p>0.212035520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5960791885">
            <text:p>0.205960791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10762031461">
            <text:p>0.210762031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5384808741">
            <text:p>0.205384808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9660004921">
            <text:p>0.209660004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4885845512">
            <text:p>0.204885845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8149140498">
            <text:p>0.208149140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5011788535">
            <text:p>0.205011788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7218902286">
            <text:p>0.207218902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4608752451">
            <text:p>0.204608752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6456145122">
            <text:p>0.206456145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4174526596">
            <text:p>0.204174526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5819631257">
            <text:p>0.205819631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3703538414">
            <text:p>0.203703538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5115958254">
            <text:p>0.205115958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3428815038">
            <text:p>0.20342881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4530408906">
            <text:p>0.204530408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3140732958">
            <text:p>0.20314073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4051474498">
            <text:p>0.204051474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2829998302">
            <text:p>0.202829998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3646449551">
            <text:p>0.203646449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2524983644">
            <text:p>0.202524983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345231492">
            <text:p>0.203452314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2098367898">
            <text:p>0.202098367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3342943306">
            <text:p>0.203342943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1632124241">
            <text:p>0.201632124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3008053069">
            <text:p>0.203008053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1448372628">
            <text:p>0.201448372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2642215165">
            <text:p>0.202642215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1346927427">
            <text:p>0.201346927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2151124903">
            <text:p>0.202151124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1416031358">
            <text:p>0.201416031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1946440385">
            <text:p>0.201946440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124196559">
            <text:p>0.201241965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1719725553">
            <text:p>0.201719725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112926846">
            <text:p>0.201129268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1538377768">
            <text:p>0.201538377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1003838499">
            <text:p>0.201003838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1383969505">
            <text:p>0.201383969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881803608">
            <text:p>0.200881803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1244015273">
            <text:p>0.201244015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772846481">
            <text:p>0.200772846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1122951286">
            <text:p>0.201122951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670233464">
            <text:p>0.200670233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1016079943">
            <text:p>0.201016079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575780229">
            <text:p>0.200575780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091997545">
            <text:p>0.200919975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49056573">
            <text:p>0.2004905657</text:p>
          </table:table-cell>
        </table:table-row>
        <table:table-row table:style-name="ro1">
          <table:table-cell office:value-type="string">
            <text:p>x=</text:p>
          </table:table-cell>
          <table:table-cell office:value-type="float" office:value="2">
            <text:p>2</text:p>
          </table:table-cell>
          <table:table-cell office:value-type="float" office:value="0.200825269583">
            <text:p>0.200825269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422133002">
            <text:p>0.200422133</text:p>
          </table:table-cell>
        </table:table-row>
        <table:table-row table:style-name="ro1">
          <table:table-cell office:value-type="string">
            <text:p>**BREAK**</text:p>
          </table:table-cell>
          <table:table-cell table:number-columns-repeated="6"/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599999">
            <text:p>0.59999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00999999233334">
            <text:p>0.000999999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534787517055">
            <text:p>0.534787517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307001428749">
            <text:p>0.030700142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796876762174">
            <text:p>-0.079687676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6784044001">
            <text:p>-0.1678404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3998249732">
            <text:p>-0.139982497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66330989721">
            <text:p>-0.166330989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663095082052">
            <text:p>0.066309508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333373808276">
            <text:p>0.033337380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769031123886">
            <text:p>0.076903112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597703752219">
            <text:p>0.059770375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29605384252">
            <text:p>0.129605384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2046021696">
            <text:p>0.12046021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51366424482">
            <text:p>0.151366424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38331645523">
            <text:p>0.138331645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62869929091">
            <text:p>0.162869929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53461431377">
            <text:p>0.153461431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77917532701">
            <text:p>0.177917532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68302656519">
            <text:p>0.168302656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93431035132">
            <text:p>0.193431035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89383403503">
            <text:p>0.189383403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4754392274">
            <text:p>0.204754392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3285312598">
            <text:p>0.203285312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12681502735">
            <text:p>0.212681502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14897801916">
            <text:p>0.214897801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18751874371">
            <text:p>0.218751874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27326172023">
            <text:p>0.22732617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37680458314">
            <text:p>0.237680458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9594549217">
            <text:p>0.299594549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44504634943">
            <text:p>0.244504634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8427154999">
            <text:p>0.29842715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47817678612">
            <text:p>0.247817678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9015315134">
            <text:p>0.299015315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49377987038">
            <text:p>0.24937798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7993364038">
            <text:p>0.29799336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5480760613">
            <text:p>0.295480760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59520755884">
            <text:p>0.259520755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5289440458">
            <text:p>0.295289440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63081762242">
            <text:p>0.263081762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3951598716">
            <text:p>0.293951598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72448865624">
            <text:p>0.272448865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1877465201">
            <text:p>0.291877465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76052066544">
            <text:p>0.276052066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1673597012">
            <text:p>0.29167359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78725413235">
            <text:p>0.278725413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9754618785">
            <text:p>0.299754618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77358440935">
            <text:p>0.277358440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9717536929">
            <text:p>0.299717536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79687444001">
            <text:p>0.27968744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9670332298">
            <text:p>0.299670332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81936811412">
            <text:p>0.281936811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9608029484">
            <text:p>0.299608029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83502580774">
            <text:p>0.283502580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00234501407">
            <text:p>0.300234501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84914818556">
            <text:p>0.284914818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00018404662">
            <text:p>0.300018404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86513305815">
            <text:p>0.286513305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086379283">
            <text:p>0.298086379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89574802012">
            <text:p>0.28957480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083527842">
            <text:p>0.298083527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1044413575">
            <text:p>0.291044413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737042983">
            <text:p>0.29873704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1422831549">
            <text:p>0.291422831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832331921">
            <text:p>0.298832331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2204786326">
            <text:p>0.292204786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910793147">
            <text:p>0.298910793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3006482901">
            <text:p>0.293006482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9102334904">
            <text:p>0.299102334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3580237448">
            <text:p>0.293580237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00263771307">
            <text:p>0.300263771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3495778786">
            <text:p>0.293495778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124515401">
            <text:p>0.298124515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5902695571">
            <text:p>0.295902695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333574691">
            <text:p>0.298333574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6296948784">
            <text:p>0.296296948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355553887">
            <text:p>0.298355553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688359095">
            <text:p>0.29688359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503184677">
            <text:p>0.298503184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7202886222">
            <text:p>0.297202886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878202155">
            <text:p>0.298878202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7145028286">
            <text:p>0.297145028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9002575872">
            <text:p>0.299002575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7260069556">
            <text:p>0.297260069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9058446576">
            <text:p>0.299058446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7381744699">
            <text:p>0.297381744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9281433094">
            <text:p>0.299281433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7492485037">
            <text:p>0.29749248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9342367813">
            <text:p>0.299342367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7739251473">
            <text:p>0.297739251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9419303794">
            <text:p>0.299419303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7966067609">
            <text:p>0.297966067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9546575944">
            <text:p>0.299546575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8079046185">
            <text:p>0.298079046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00120318773">
            <text:p>0.300120318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7958426097">
            <text:p>0.297958426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00113017421">
            <text:p>0.300113017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8119151724">
            <text:p>0.298119151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0021534867">
            <text:p>0.300215348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8162081135">
            <text:p>0.298162081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00363193672">
            <text:p>0.300363193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819652538">
            <text:p>0.298196525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00458610282">
            <text:p>0.300458610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8123597508">
            <text:p>0.2981235975</text:p>
          </table:table-cell>
        </table:table-row>
        <table:table-row table:style-name="ro1">
          <table:table-cell office:value-type="string">
            <text:p>x=</text:p>
          </table:table-cell>
          <table:table-cell office:value-type="float" office:value="3">
            <text:p>3</text:p>
          </table:table-cell>
          <table:table-cell office:value-type="float" office:value="0.300549378483">
            <text:p>0.300549378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9631038186">
            <text:p>0.2996310382</text:p>
          </table:table-cell>
        </table:table-row>
        <table:table-row table:style-name="ro1">
          <table:table-cell office:value-type="string">
            <text:p>**BREAK**</text:p>
          </table:table-cell>
          <table:table-cell table:number-columns-repeated="6"/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599999">
            <text:p>0.59999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00999999233334">
            <text:p>0.000999999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63356637569">
            <text:p>0.363356637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197383243613">
            <text:p>0.019738324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21806603651">
            <text:p>0.321806603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448080406567">
            <text:p>0.044808040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77600237624">
            <text:p>0.277600237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789343947653">
            <text:p>0.078934394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33386642712">
            <text:p>0.233386642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858767977873">
            <text:p>0.085876797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10261320519">
            <text:p>0.210261320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894143746">
            <text:p>0.108941437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12382808243">
            <text:p>0.212382808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24254713022">
            <text:p>0.12425471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78673225408">
            <text:p>0.178673225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4931188487">
            <text:p>0.149311884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59466790103">
            <text:p>0.159466790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63663037957">
            <text:p>0.16366303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50931754987">
            <text:p>0.15093175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71398975508">
            <text:p>0.171398975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22087770243">
            <text:p>0.122087770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040827427">
            <text:p>0.200040827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06558081806">
            <text:p>0.106558081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13932845243">
            <text:p>0.213932845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884362334267">
            <text:p>0.088436233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24361077845">
            <text:p>0.224361077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791449159519">
            <text:p>0.07914491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30883211015">
            <text:p>0.23088321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733095414055">
            <text:p>0.073309541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37317334427">
            <text:p>0.237317334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697163349024">
            <text:p>0.069716334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24450859032">
            <text:p>0.22445085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569321781741">
            <text:p>0.056932178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35032896742">
            <text:p>0.235032896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461895537313">
            <text:p>0.046189553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4593678394">
            <text:p>0.245936783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460645434409">
            <text:p>0.046064543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45234262131">
            <text:p>0.245234262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492746948999">
            <text:p>0.049274694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48973921286">
            <text:p>0.248973921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562902818393">
            <text:p>0.056290281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58403512873">
            <text:p>0.258403512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573326518255">
            <text:p>0.057332651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54680133761">
            <text:p>0.254680133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52715681177">
            <text:p>0.052715681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59149850439">
            <text:p>0.259149850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482709472254">
            <text:p>0.048270947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65083640281">
            <text:p>0.265083640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477998659883">
            <text:p>0.04779986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69527700312">
            <text:p>0.269527700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474317698572">
            <text:p>0.047431769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71134590946">
            <text:p>0.271134590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379191372771">
            <text:p>0.037919137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76386641026">
            <text:p>0.27638664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343946808299">
            <text:p>0.034394680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79284868755">
            <text:p>0.279284868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282510933442">
            <text:p>0.028251093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81571807828">
            <text:p>0.281571807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26160574608">
            <text:p>0.026160574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86521192411">
            <text:p>0.286521192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246967812109">
            <text:p>0.024696781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86576738073">
            <text:p>0.286576738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355680749182">
            <text:p>0.035568074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79595788119">
            <text:p>0.279595788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334588951344">
            <text:p>0.033458895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81660820336">
            <text:p>0.281660820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296166962931">
            <text:p>0.029616696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82449167553">
            <text:p>0.282449167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165305646728">
            <text:p>0.016530564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80550359704">
            <text:p>0.280550359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0948242685115">
            <text:p>0.009482426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80567240201">
            <text:p>0.280567240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0913751152908">
            <text:p>0.009137511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82863238757">
            <text:p>0.282863238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0710244408625">
            <text:p>0.007102444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85109245587">
            <text:p>0.285109245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8493938727">
            <text:p>0.084939387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6279565704">
            <text:p>0.26279565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476804316119">
            <text:p>0.047680431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1437428682">
            <text:p>0.291437428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43822762833">
            <text:p>0.043822762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2029997769">
            <text:p>0.292029997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429799696978">
            <text:p>0.042979969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2448186601">
            <text:p>0.292448186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442466951554">
            <text:p>0.044246695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2809184856">
            <text:p>0.292809184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40938724786">
            <text:p>0.040938724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2508711841">
            <text:p>0.292508711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369297232222">
            <text:p>0.036929723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1693373525">
            <text:p>0.291693373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33176647906">
            <text:p>0.033176647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301505907">
            <text:p>0.293015059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310109916374">
            <text:p>0.031010991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7041604076">
            <text:p>0.297041604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25704688792">
            <text:p>0.025704688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8112423461">
            <text:p>0.298112423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227478689186">
            <text:p>0.022747868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8016601863">
            <text:p>0.298016601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071931563349">
            <text:p>0.007193156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00654529068">
            <text:p>0.300654529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0654765465966">
            <text:p>0.006547654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00700498842">
            <text:p>0.300700498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0615451167346">
            <text:p>0.006154511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00244829453">
            <text:p>0.300244829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0549670480072">
            <text:p>0.005496704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00211417623">
            <text:p>0.300211417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0375779284786">
            <text:p>0.003757792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0116031867">
            <text:p>0.301160318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0324704347396">
            <text:p>0.003247043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01112805665">
            <text:p>0.301112805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0264251066722">
            <text:p>0.002642510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0111925154">
            <text:p>0.301119251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0236244787038">
            <text:p>0.002362447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00860438458">
            <text:p>0.300860438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0202563576258">
            <text:p>0.002025635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00386190617">
            <text:p>0.300386190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0178530946041">
            <text:p>0.001785309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00346272384">
            <text:p>0.300346272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0155230124878">
            <text:p>0.001552301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00258591316">
            <text:p>0.300258591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013928678966">
            <text:p>0.001392867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0025263632">
            <text:p>0.300252636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0136219811612">
            <text:p>0.001362198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00185904129">
            <text:p>0.300185904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0127974931648">
            <text:p>0.001279749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00157999572">
            <text:p>0.300157999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0118119447545">
            <text:p>0.001181194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00131504419">
            <text:p>0.300131504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0109627609407">
            <text:p>0.001096276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00106655614">
            <text:p>0.300106655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0102297939247">
            <text:p>0.001022979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00082245703">
            <text:p>0.3000822457</text:p>
          </table:table-cell>
        </table:table-row>
        <table:table-row table:style-name="ro1">
          <table:table-cell office:value-type="string">
            <text:p>x=</text:p>
          </table:table-cell>
          <table:table-cell office:value-type="float" office:value="4">
            <text:p>4</text:p>
          </table:table-cell>
          <table:table-cell office:value-type="float" office:value="0.000964588536689">
            <text:p>0.000964588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00046805542">
            <text:p>0.3000468055</text:p>
          </table:table-cell>
        </table:table-row>
        <table:table-row table:style-name="ro1">
          <table:table-cell office:value-type="string">
            <text:p>**BREAK**</text:p>
          </table:table-cell>
          <table:table-cell table:number-columns-repeated="6"/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599999">
            <text:p>0.59999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00999999233334">
            <text:p>0.000999999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74009632043">
            <text:p>0.27400963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182403081275">
            <text:p>0.018240308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34387177651">
            <text:p>0.234387177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260587300279">
            <text:p>0.0260587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78414088269">
            <text:p>0.178414088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237408423409">
            <text:p>0.023740842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658301949497">
            <text:p>0.065830194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242816106069">
            <text:p>0.024281610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759970729714">
            <text:p>0.07599707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519297753037">
            <text:p>0.051929775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630655022707">
            <text:p>0.063065502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662211193801">
            <text:p>0.066221119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451231066725">
            <text:p>0.045123106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644790700698">
            <text:p>0.064479070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314613720466">
            <text:p>0.03146137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67559424367">
            <text:p>0.067559424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18756350481">
            <text:p>0.018756350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710300710914">
            <text:p>0.071030071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0662365290849">
            <text:p>0.006623652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732993009753">
            <text:p>0.07329930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526178433712">
            <text:p>-0.052617843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235516851606">
            <text:p>0.023551685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12567665561">
            <text:p>-0.112567665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528025251495">
            <text:p>-0.052802525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361783367887">
            <text:p>-0.036178336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683190812655">
            <text:p>-0.068319081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376132952815">
            <text:p>-0.037613295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539399089365">
            <text:p>-0.053939908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321497926761">
            <text:p>-0.032149792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616873848482">
            <text:p>-0.061687384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285591775019">
            <text:p>-0.028559177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366768428149">
            <text:p>-0.036676842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336569847379">
            <text:p>-0.033656984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249820169082">
            <text:p>-0.024982016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241568710156">
            <text:p>-0.02415687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211439286763">
            <text:p>0.021143928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0611046335152">
            <text:p>-0.006110463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388777693973">
            <text:p>0.038877769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190903994185">
            <text:p>-0.019090399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484904726884">
            <text:p>0.048490472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254657755857">
            <text:p>-0.025465775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482530589076">
            <text:p>0.048253058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333084161391">
            <text:p>-0.033308416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522289130884">
            <text:p>0.052228913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476848856943">
            <text:p>-0.047684885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572475618812">
            <text:p>0.057247561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509082545519">
            <text:p>-0.050908254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588483989982">
            <text:p>0.05884839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563139469357">
            <text:p>-0.056313946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62887227694">
            <text:p>0.062887227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603856473529">
            <text:p>-0.060385647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661762226087">
            <text:p>0.066176222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658801492697">
            <text:p>-0.065880149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710034424433">
            <text:p>0.071003442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661112589961">
            <text:p>-0.06611125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707061983044">
            <text:p>0.070706198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70647985385">
            <text:p>-0.070647985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739893413956">
            <text:p>0.073989341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740221612608">
            <text:p>-0.074022161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773323510613">
            <text:p>0.077332351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772001799956">
            <text:p>-0.0772001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799320885459">
            <text:p>0.079932088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795359399352">
            <text:p>-0.079535939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827299273651">
            <text:p>0.082729927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808739948966">
            <text:p>-0.080873994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83486632133">
            <text:p>0.083486632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833040806213">
            <text:p>-0.083304080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857089814628">
            <text:p>0.085708981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841494023225">
            <text:p>-0.084149402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869201385672">
            <text:p>0.086920138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863602081345">
            <text:p>-0.086360208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888804550463">
            <text:p>0.08888045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876320085787">
            <text:p>-0.087632008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02602505733">
            <text:p>0.090260250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891247959873">
            <text:p>-0.08912479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13949009522">
            <text:p>0.09139490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893596130952">
            <text:p>-0.089359613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09698820674">
            <text:p>0.090969882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901765688142">
            <text:p>-0.090176568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1783144106">
            <text:p>0.091783144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915455716713">
            <text:p>-0.091545571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52625490013">
            <text:p>0.09526254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925735994947">
            <text:p>-0.092573599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58022975596">
            <text:p>0.095802297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924485163921">
            <text:p>-0.092448516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57226753094">
            <text:p>0.095722675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924440837164">
            <text:p>-0.092444083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56300140776">
            <text:p>0.095630014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927444467041">
            <text:p>-0.092744446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5984378423">
            <text:p>0.095984378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932074218933">
            <text:p>-0.093207421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61111798981">
            <text:p>0.096111179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945635148306">
            <text:p>-0.094563514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73729131867">
            <text:p>0.097372913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95191135638">
            <text:p>-0.095191135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77075379634">
            <text:p>0.09770753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957556659902">
            <text:p>-0.09575566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79188880637">
            <text:p>0.097918888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961552546836">
            <text:p>-0.096155254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81166989459">
            <text:p>0.098116698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963468913086">
            <text:p>-0.096346891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80864395324">
            <text:p>0.098086439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958613594694">
            <text:p>-0.095861359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77072269599">
            <text:p>0.09770722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962801291818">
            <text:p>-0.096280129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7834939078">
            <text:p>0.097834939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963363619476">
            <text:p>-0.096336361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80680810751">
            <text:p>0.098068081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968347830408">
            <text:p>-0.09683478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83245111969">
            <text:p>0.098324511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975959676462">
            <text:p>-0.097595967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90808666472">
            <text:p>0.099080866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976711400233">
            <text:p>-0.0976711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91144402581">
            <text:p>0.099114440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977741830633">
            <text:p>-0.097774183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90648138915">
            <text:p>0.099064813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98243844748">
            <text:p>-0.098243844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88651026827">
            <text:p>0.098865102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02608168615">
            <text:p>-0.102608168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76734414119">
            <text:p>0.097673441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02320164179">
            <text:p>-0.102320164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79074039546">
            <text:p>0.09790740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01851286868">
            <text:p>-0.101851286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79401838558">
            <text:p>0.097940183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01748309476">
            <text:p>-0.101748309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82241241842">
            <text:p>0.098224124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01456592789">
            <text:p>-0.101456592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86171004902">
            <text:p>0.098617100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01324991284">
            <text:p>-0.101324991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87655190872">
            <text:p>0.098765519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00997743374">
            <text:p>-0.100997743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88519616872">
            <text:p>0.098851961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01235856979">
            <text:p>-0.10123585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83229651467">
            <text:p>0.098322965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01025210135">
            <text:p>-0.101025210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84690223508">
            <text:p>0.098469022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0093289898">
            <text:p>-0.10093289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85964345106">
            <text:p>0.098596434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00832897468">
            <text:p>-0.100832897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8730505575">
            <text:p>0.098730505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00782846563">
            <text:p>-0.100782846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91304184079">
            <text:p>0.0991304184</text:p>
          </table:table-cell>
        </table:table-row>
        <table:table-row table:style-name="ro1">
          <table:table-cell office:value-type="string">
            <text:p>x=</text:p>
          </table:table-cell>
          <table:table-cell office:value-type="float" office:value="5">
            <text:p>5</text:p>
          </table:table-cell>
          <table:table-cell office:value-type="float" office:value="-0.100791502655">
            <text:p>-0.100791502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98083886846">
            <text:p>0.0998083887</text:p>
          </table:table-cell>
        </table:table-row>
        <table:table-row table:style-name="ro1">
          <table:table-cell office:value-type="string">
            <text:p>**BREAK**</text:p>
          </table:table-cell>
          <table:table-cell table:number-columns-repeated="6"/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599999">
            <text:p>0.59999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00999999233334">
            <text:p>0.000999999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94719176092">
            <text:p>0.194719176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169877421906">
            <text:p>0.016987742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65309571597">
            <text:p>0.165309571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310248252721">
            <text:p>0.031024825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12111393897">
            <text:p>0.112111393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543283231231">
            <text:p>0.054328323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838467170443">
            <text:p>0.08384671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662487896609">
            <text:p>0.066248789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566106130546">
            <text:p>0.056610613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791041238955">
            <text:p>0.079104123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295077798104">
            <text:p>0.029507779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16940817623">
            <text:p>0.091694081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0513821986584">
            <text:p>0.005138219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02158394385">
            <text:p>0.102158394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174134542958">
            <text:p>-0.017413454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11634350921">
            <text:p>0.111634350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380487172966">
            <text:p>-0.038048717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21151946075">
            <text:p>0.121151946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547026314464">
            <text:p>-0.054702631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25535791975">
            <text:p>0.12553579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733894324606">
            <text:p>-0.073389432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39174271098">
            <text:p>0.139174271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418191872033">
            <text:p>-0.41819187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44757488117">
            <text:p>-0.144757488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418150964796">
            <text:p>-0.418150964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08402059406">
            <text:p>-0.108402059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517582445658">
            <text:p>0.517582445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3301236047">
            <text:p>0.20330123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443150399865">
            <text:p>0.443150399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65516124641">
            <text:p>0.165516124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97488694882">
            <text:p>0.397488694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53098147592">
            <text:p>0.153098147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50302023603">
            <text:p>0.350302023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45468356227">
            <text:p>0.145468356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9023937626">
            <text:p>0.299023937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31349765958">
            <text:p>0.13134976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2583172288">
            <text:p>0.225831722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26420697666">
            <text:p>0.226420697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02659481236">
            <text:p>0.202659481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154570120762">
            <text:p>0.015457012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47948154493">
            <text:p>0.147948154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108062834133">
            <text:p>0.010806283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929847514477">
            <text:p>0.092984751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14649690752">
            <text:p>0.014649690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00001902153">
            <text:p>0.100001902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783338533814">
            <text:p>0.078333853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472689542951">
            <text:p>-0.047268954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38560020328">
            <text:p>-0.138560020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481548326808">
            <text:p>-0.048154832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03014036242">
            <text:p>-0.103014036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703153988922">
            <text:p>-0.070315398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858026042544">
            <text:p>-0.085802604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345212260153">
            <text:p>-0.03452122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39827288891">
            <text:p>-0.039827288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79796522953">
            <text:p>-0.07979652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319539808087">
            <text:p>-0.031953980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878054725406">
            <text:p>-0.087805472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0797543754323">
            <text:p>-0.007975437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966967439217">
            <text:p>-0.096696743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158217330943">
            <text:p>0.015821733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0223936538">
            <text:p>-0.102239365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326303780401">
            <text:p>0.03263037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10711110994">
            <text:p>-0.11071111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539687205474">
            <text:p>0.053968720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35763600958">
            <text:p>-0.13576360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806732662393">
            <text:p>0.080673266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41551247641">
            <text:p>-0.141551247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3789180638">
            <text:p>0.093789180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5123380719">
            <text:p>-0.151233807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04916330238">
            <text:p>-0.104916330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54413992343">
            <text:p>-0.154413992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730865162773">
            <text:p>-0.073086516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45327528721">
            <text:p>-0.145327528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64772934928">
            <text:p>-0.064772934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328134522569">
            <text:p>-0.328134522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236325429486">
            <text:p>-0.023632542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319080523296">
            <text:p>-0.319080523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0606034425511">
            <text:p>-0.006060344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299976881913">
            <text:p>-0.299976881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377352583734">
            <text:p>0.037735258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291900343643">
            <text:p>-0.291900343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502128372053">
            <text:p>0.050212837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283810941116">
            <text:p>-0.283810941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691862539348">
            <text:p>0.069186253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298447494075">
            <text:p>-0.298447494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239018765221">
            <text:p>0.023901876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291106924168">
            <text:p>-0.291106924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266162119074">
            <text:p>0.026616211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283354930184">
            <text:p>-0.283354930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318054531903">
            <text:p>0.031805453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27966712356">
            <text:p>-0.279667123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391285163295">
            <text:p>0.039128516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272405872074">
            <text:p>-0.272405872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503566131125">
            <text:p>0.050356613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263900138249">
            <text:p>-0.263900138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731094295547">
            <text:p>0.073109429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261200914884">
            <text:p>-0.261200914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74102602202">
            <text:p>0.074102602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253451108755">
            <text:p>-0.253451108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961684444911">
            <text:p>0.096168444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27690393324">
            <text:p>0.227690393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65764564064">
            <text:p>0.365764564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83782717107">
            <text:p>0.183782717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48595365215">
            <text:p>0.348595365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45268949576">
            <text:p>0.145268949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26122921698">
            <text:p>0.326122921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39965643335">
            <text:p>0.139965643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461204480316">
            <text:p>0.461204480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117530644795">
            <text:p>0.117530644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433120723173">
            <text:p>0.433120723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975957783391">
            <text:p>0.097595778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415324896956">
            <text:p>0.41532489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378426536581">
            <text:p>0.037842653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76170192113">
            <text:p>0.376170192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0180808599609">
            <text:p>0.0180808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30300214159">
            <text:p>0.330300214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14855464359">
            <text:p>-0.014855464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303422386125">
            <text:p>0.303422386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346575420774">
            <text:p>-0.034657542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95048373704">
            <text:p>0.295048373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564271883175">
            <text:p>-0.056427188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86423448121">
            <text:p>0.286423448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684555244859">
            <text:p>-0.068455524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75811272847">
            <text:p>0.275811272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789414286131">
            <text:p>-0.078941428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68836971287">
            <text:p>0.268836971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0911145345528">
            <text:p>-0.091114534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63843733067">
            <text:p>0.263843733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01355962981">
            <text:p>-0.10135596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56264771051">
            <text:p>0.256264771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11210779828">
            <text:p>-0.111210779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50875614618">
            <text:p>0.250875614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20021726975">
            <text:p>-0.12002172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45817695055">
            <text:p>0.245817695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28845133087">
            <text:p>-0.128845133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42083099051">
            <text:p>0.242083099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35980567572">
            <text:p>-0.135980567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37362504955">
            <text:p>0.23736250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43164248217">
            <text:p>-0.143164248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34816011969">
            <text:p>0.23481601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48497463232">
            <text:p>-0.148497463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29394605856">
            <text:p>0.229394605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5398636351">
            <text:p>-0.153986363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26864510413">
            <text:p>0.226864510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58681452313">
            <text:p>-0.158681452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24405969591">
            <text:p>0.224405969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63204084275">
            <text:p>-0.163204084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2234639706">
            <text:p>0.222346397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65309284714">
            <text:p>-0.165309284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12538881932">
            <text:p>0.212538881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68008069622">
            <text:p>-0.168008069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11207224375">
            <text:p>0.211207224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68243902926">
            <text:p>-0.168243902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14715616766">
            <text:p>0.214715616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7059711186">
            <text:p>-0.170597111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12593277505">
            <text:p>0.212593277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7330131573">
            <text:p>-0.173301315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1080681236">
            <text:p>0.210806812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77738488611">
            <text:p>-0.177738488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9459388896">
            <text:p>0.209459388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88917474533">
            <text:p>-0.188917474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5057436202">
            <text:p>0.205057436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87888620759">
            <text:p>-0.187888620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6313101624">
            <text:p>0.206313101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89059422039">
            <text:p>-0.18905942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5705388517">
            <text:p>0.205705388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78122442677">
            <text:p>-0.178122442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6148821122">
            <text:p>0.206148821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80303416214">
            <text:p>-0.180303416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5453860493">
            <text:p>0.205453860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8194894827">
            <text:p>-0.181948948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3714453766">
            <text:p>0.203714453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80996109939">
            <text:p>-0.180996109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2225442128">
            <text:p>0.202225442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84371243941">
            <text:p>-0.184371243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050555498">
            <text:p>0.200050555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8438498556">
            <text:p>-0.184384985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261614396">
            <text:p>0.200261614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85706645572">
            <text:p>-0.185706645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99674643681">
            <text:p>0.199674643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87576279086">
            <text:p>-0.187576279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129131952">
            <text:p>0.20012913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89312255035">
            <text:p>-0.18931225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291545209">
            <text:p>0.200291545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89713943098">
            <text:p>-0.189713943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7472784558">
            <text:p>0.207472784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1449940089">
            <text:p>-0.191449940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6295923122">
            <text:p>0.206295923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214519041">
            <text:p>-0.192145190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3850788638">
            <text:p>0.203850788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2883124616">
            <text:p>-0.192883124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3445274898">
            <text:p>0.203445274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2891980766">
            <text:p>-0.192891980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3810985311">
            <text:p>0.203810985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313645618">
            <text:p>-0.193136456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3797864965">
            <text:p>0.20379786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3623147878">
            <text:p>-0.193623147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3532073729">
            <text:p>0.203532073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5299617506">
            <text:p>-0.195299617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3264501032">
            <text:p>0.20326450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5690771048">
            <text:p>-0.19569077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319282205">
            <text:p>0.203192822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6216958331">
            <text:p>-0.196216958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2940720418">
            <text:p>0.202940720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2854719629">
            <text:p>-0.192854719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4223952581">
            <text:p>0.204223952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2838339803">
            <text:p>-0.192838339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3347715515">
            <text:p>0.203347715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3575537975">
            <text:p>-0.19357553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2477808727">
            <text:p>0.202477808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6341729304">
            <text:p>-0.196341729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99497614229">
            <text:p>0.199497614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6646643663">
            <text:p>-0.196646643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99592081364">
            <text:p>0.199592081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6932064526">
            <text:p>-0.196932064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9940630471">
            <text:p>0.199406304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732854015">
            <text:p>-0.197328540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98993181791">
            <text:p>0.198993181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6201967526">
            <text:p>-0.196201967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99613586824">
            <text:p>0.199613586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646161091">
            <text:p>-0.196461610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99797330229">
            <text:p>0.199797330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6723609389">
            <text:p>-0.196723609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061555379">
            <text:p>0.200061555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7068618084">
            <text:p>-0.197068618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1115945">
            <text:p>0.200111594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7154077187">
            <text:p>-0.197154077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167128216">
            <text:p>0.200167128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7653175331">
            <text:p>-0.197653175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125210869">
            <text:p>0.200125210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7950198136">
            <text:p>-0.197950198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99699201037">
            <text:p>0.19969920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8029922163">
            <text:p>-0.198029922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99811250726">
            <text:p>0.199811250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8229716862">
            <text:p>-0.198229716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99979483744">
            <text:p>0.199979483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8379107373">
            <text:p>-0.198379107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017214644">
            <text:p>0.200017214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8529619821">
            <text:p>-0.198529619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199952748528">
            <text:p>0.199952748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8275951863">
            <text:p>-0.198275951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011108818">
            <text:p>0.200011108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839440489">
            <text:p>-0.198394404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064929202">
            <text:p>0.200064929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8170934675">
            <text:p>-0.198170934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147294388">
            <text:p>0.200147294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8407266434">
            <text:p>-0.198407266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132377976">
            <text:p>0.20013237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8509398754">
            <text:p>-0.198509398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181461104">
            <text:p>0.200181461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8740672017">
            <text:p>-0.19874067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361954316">
            <text:p>0.200361954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8868333768">
            <text:p>-0.198868333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319005952">
            <text:p>0.20031900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8940383046">
            <text:p>-0.19894038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331559556">
            <text:p>0.200331559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-0.199040316845">
            <text:p>-0.199040316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337049967">
            <text:p>0.20033705</text:p>
          </table:table-cell>
        </table:table-row>
        <table:table-row table:style-name="ro1">
          <table:table-cell office:value-type="string">
            <text:p>x=</text:p>
          </table:table-cell>
          <table:table-cell office:value-type="float" office:value="6">
            <text:p>6</text:p>
          </table:table-cell>
          <table:table-cell office:value-type="float" office:value="-0.199367579533">
            <text:p>-0.199367579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200040676947">
            <text:p>0.2000406769</text:p>
          </table:table-cell>
        </table:table-row>
        <table:table-row table:style-name="ro1">
          <table:table-cell office:value-type="string">
            <text:p>**BREAK**</text:p>
          </table:table-cell>
          <table:table-cell table:number-columns-repeated="6"/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599999">
            <text:p>0.59999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00999999233334">
            <text:p>0.000999999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510339891692">
            <text:p>0.510339891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0756834843688">
            <text:p>-0.007568348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489187322956">
            <text:p>0.48918732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352127396358">
            <text:p>0.035212739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466549365535">
            <text:p>0.466549365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346199513628">
            <text:p>0.034619951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427425696421">
            <text:p>0.427425696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00125303654572">
            <text:p>0.000125303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420243144398">
            <text:p>0.420243144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13521549512">
            <text:p>-0.013521549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404235291157">
            <text:p>0.404235291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375719185331">
            <text:p>-0.037571918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93186528654">
            <text:p>0.393186528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0.0233810209861">
            <text:p>0.02338102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80971165394">
            <text:p>0.380971165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0814418010283">
            <text:p>-0.008144180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70992135442">
            <text:p>0.370992135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338166800152">
            <text:p>-0.0338166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62484586929">
            <text:p>0.362484586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555899928918">
            <text:p>-0.055589992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56460023339">
            <text:p>0.356460023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631883208927">
            <text:p>-0.063188320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51171333785">
            <text:p>0.351171333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730199175857">
            <text:p>-0.073019917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4553962868">
            <text:p>0.345539628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856979513753">
            <text:p>-0.085697951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41921107474">
            <text:p>0.341921107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0928695451099">
            <text:p>-0.092869545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37508213538">
            <text:p>0.337508213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03538550745">
            <text:p>-0.103538550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30985631501">
            <text:p>0.330985631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197374277">
            <text:p>-0.119737427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27156483847">
            <text:p>0.327156483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24029390743">
            <text:p>-0.124029390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25083588366">
            <text:p>0.325083588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31967575374">
            <text:p>-0.131967575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1835707184">
            <text:p>0.318357071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3876491269">
            <text:p>-0.138764912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17080377079">
            <text:p>0.317080377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46067257534">
            <text:p>-0.146067257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20197784281">
            <text:p>0.320197784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47140782842">
            <text:p>-0.147140782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1723120057">
            <text:p>0.317231200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52705251523">
            <text:p>-0.152705251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319471423557">
            <text:p>0.319471423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59963043423">
            <text:p>-0.159963043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144240968">
            <text:p>0.291442409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60600678669">
            <text:p>-0.160600678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2461871973">
            <text:p>0.29246187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64717258326">
            <text:p>-0.164717258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2965511296">
            <text:p>0.292965511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68521883106">
            <text:p>-0.168521883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3315428034">
            <text:p>0.29331542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7170038669">
            <text:p>-0.171700386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371090392">
            <text:p>0.293710903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74859875111">
            <text:p>-0.174859875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0836425383">
            <text:p>0.290836425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68397865802">
            <text:p>-0.168397865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1737338648">
            <text:p>0.291737338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71600982178">
            <text:p>-0.171600982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2942472248">
            <text:p>0.292942472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74705650071">
            <text:p>-0.174705650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3952206249">
            <text:p>0.293952206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77225222548">
            <text:p>-0.177225222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4611862752">
            <text:p>0.294611862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79587722742">
            <text:p>-0.179587722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5057998278">
            <text:p>0.295057998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81643463231">
            <text:p>-0.181643463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5557194369">
            <text:p>0.295557194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83547482743">
            <text:p>-0.183547482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568253142">
            <text:p>0.295682531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85061585845">
            <text:p>-0.185061585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6083894832">
            <text:p>0.296083894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86610308189">
            <text:p>-0.186610308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4840587267">
            <text:p>0.294840587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8677222945">
            <text:p>-0.1867722295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5117571854">
            <text:p>0.295117571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88071366414">
            <text:p>-0.188071366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5428328685">
            <text:p>0.295428328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89223099323">
            <text:p>-0.189223099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5896435801">
            <text:p>0.2958964358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0384695204">
            <text:p>-0.190384695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6278143627">
            <text:p>0.296278143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1427616091">
            <text:p>-0.191427616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6636196017">
            <text:p>0.29663619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2333217118">
            <text:p>-0.192333217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6952740644">
            <text:p>0.296952740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3164773994">
            <text:p>-0.19316477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7066880285">
            <text:p>0.297066880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3837176758">
            <text:p>-0.193837176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7437279122">
            <text:p>0.297437279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4648526693">
            <text:p>-0.1946485267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7561649255">
            <text:p>0.297561649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5153375784">
            <text:p>-0.195153375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220524993">
            <text:p>0.29822052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5870783864">
            <text:p>-0.195870783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241460926">
            <text:p>0.2982414609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6240523447">
            <text:p>-0.196240523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797779823">
            <text:p>0.297977798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637459919">
            <text:p>-0.196374599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077243375">
            <text:p>0.298077243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6741725303">
            <text:p>-0.196741725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149482058">
            <text:p>0.298149482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706186793">
            <text:p>-0.197061867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37307572">
            <text:p>0.298373075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7461514431">
            <text:p>-0.1974615144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587107384">
            <text:p>0.298587107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7828727129">
            <text:p>-0.197828727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660607329">
            <text:p>0.2986606073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8069349582">
            <text:p>-0.198069349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729639693">
            <text:p>0.298729639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8282250193">
            <text:p>-0.1982822502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830602026">
            <text:p>0.29883060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8502002608">
            <text:p>-0.198502002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893539455">
            <text:p>0.298893539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8689401048">
            <text:p>-0.198689401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954369422">
            <text:p>0.298954369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8868297341">
            <text:p>-0.198868297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87809143">
            <text:p>0.298878091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8948431328">
            <text:p>-0.1989484313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8957549618">
            <text:p>0.2989575496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8972945786">
            <text:p>-0.198972945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9011672126">
            <text:p>0.2990116721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9117766026">
            <text:p>-0.199117766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90452">
            <text:p>0.2990452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9237668894">
            <text:p>-0.1992376689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9078197044">
            <text:p>0.299078197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9347312779">
            <text:p>-0.1993473128</text:p>
          </table:table-cell>
        </table:table-row>
        <table:table-row table:style-name="ro1">
          <table:table-cell office:value-type="string">
            <text:p>x=</text:p>
          </table:table-cell>
          <table:table-cell/>
          <table:table-cell office:value-type="float" office:value="0.299111744453">
            <text:p>0.2991117445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9446581214">
            <text:p>-0.1994465812</text:p>
          </table:table-cell>
        </table:table-row>
        <table:table-row table:style-name="ro1">
          <table:table-cell office:value-type="string">
            <text:p>x=</text:p>
          </table:table-cell>
          <table:table-cell office:value-type="float" office:value="7">
            <text:p>7</text:p>
          </table:table-cell>
          <table:table-cell office:value-type="float" office:value="0.299138626365">
            <text:p>0.2991386264</text:p>
          </table:table-cell>
          <table:table-cell/>
          <table:table-cell office:value-type="string">
            <text:p>y=</text:p>
          </table:table-cell>
          <table:table-cell/>
          <table:table-cell office:value-type="float" office:value="-0.199534800057">
            <text:p>-0.1995348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9T22:53:30</dc:date>
    <meta:generator>LibreOffice/3.5$Linux_X86_64 LibreOffice_project/350m1$Build-2</meta:generator>
    <meta:editing-duration>PT12M1S</meta:editing-duration>
    <meta:editing-cycles>3</meta:editing-cycles>
    <meta:document-statistic meta:table-count="1" meta:cell-count="203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1.14cm" svg:height="8.991cm" xlink:href=".." xlink:type="simple" chart:class="chart:scatter" chart:style-name="ch1">
        <chart:legend chart:legend-position="end" svg:x="38.261cm" svg:y="4.196cm" style:legend-expansion="high" chart:style-name="ch2"/>
        <chart:plot-area chart:style-name="ch3" table:cell-range-address="Sheet1.G1:Sheet1.G58 Sheet1.C1:Sheet1.C114" chart:data-source-has-labels="column" svg:x="1.272cm" svg:y="0.851cm" svg:width="35.345cm" svg:height="7.541cm">
          <chartooo:coordinate-region svg:x="2.184cm" svg:y="1.051cm" svg:width="34.193cm" svg:height="6.694cm"/>
          <chart:axis chart:dimension="x" chart:name="primary-x" chart:style-name="ch4" chartooo:axis-type="auto">
            <chart:categories table:cell-range-address="Sheet1.G1:Sheet1.G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1:Sheet1.G58" chart:class="chart:scatter">
            <chart:domain table:cell-range-address="Sheet1.C1:Sheet1.C114"/>
            <chart:data-point chart:repeated="1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.000999999233334">
                <text:p>0</text:p>
                <draw:g>
                  <svg:desc>Sheet1.G1:Sheet1.G58</svg:desc>
                </draw:g>
              </table:table-cell>
              <table:table-cell office:value-type="float" office:value="0.599999">
                <text:p>0.599999</text:p>
                <draw:g>
                  <svg:desc>Sheet1.C1:Sheet1.C114</svg:desc>
                </draw:g>
              </table:table-cell>
              <table:table-cell office:value-type="float" office:value="0.000999999233334">
                <text:p>0.000999999233334</text:p>
                <draw:g>
                  <svg:desc>Sheet1.G1:Sheet1.G58</svg:desc>
                </draw:g>
              </table:table-cell>
            </table:table-row>
            <table:table-row>
              <table:table-cell office:value-type="float" office:value="0.0119506297381">
                <text:p>0</text:p>
              </table:table-cell>
              <table:table-cell office:value-type="float" office:value="0.425964866721">
                <text:p>0.425964866721</text:p>
              </table:table-cell>
              <table:table-cell office:value-type="float" office:value="0.0119506297381">
                <text:p>0.0119506297381</text:p>
              </table:table-cell>
            </table:table-row>
            <table:table-row>
              <table:table-cell office:value-type="float" office:value="0.051124392584">
                <text:p>0</text:p>
              </table:table-cell>
              <table:table-cell office:value-type="float" office:value="0.305379088895">
                <text:p>0.305379088895</text:p>
              </table:table-cell>
              <table:table-cell office:value-type="float" office:value="0.051124392584">
                <text:p>0.051124392584</text:p>
              </table:table-cell>
            </table:table-row>
            <table:table-row>
              <table:table-cell office:value-type="float" office:value="0.0550521908495">
                <text:p>0</text:p>
              </table:table-cell>
              <table:table-cell office:value-type="float" office:value="0.280729129866">
                <text:p>0.280729129866</text:p>
              </table:table-cell>
              <table:table-cell office:value-type="float" office:value="0.0550521908495">
                <text:p>0.0550521908495</text:p>
              </table:table-cell>
            </table:table-row>
            <table:table-row>
              <table:table-cell office:value-type="float" office:value="0.0609265591371">
                <text:p>0</text:p>
              </table:table-cell>
              <table:table-cell office:value-type="float" office:value="0.263317919197">
                <text:p>0.263317919197</text:p>
              </table:table-cell>
              <table:table-cell office:value-type="float" office:value="0.0609265591371">
                <text:p>0.0609265591371</text:p>
              </table:table-cell>
            </table:table-row>
            <table:table-row>
              <table:table-cell office:value-type="float" office:value="0.065051961304">
                <text:p>0</text:p>
              </table:table-cell>
              <table:table-cell office:value-type="float" office:value="0.245566614062">
                <text:p>0.245566614062</text:p>
              </table:table-cell>
              <table:table-cell office:value-type="float" office:value="0.065051961304">
                <text:p>0.065051961304</text:p>
              </table:table-cell>
            </table:table-row>
            <table:table-row>
              <table:table-cell office:value-type="float" office:value="0.0724338373081">
                <text:p>0</text:p>
              </table:table-cell>
              <table:table-cell office:value-type="float" office:value="0.232940400371">
                <text:p>0.232940400371</text:p>
              </table:table-cell>
              <table:table-cell office:value-type="float" office:value="0.0724338373081">
                <text:p>0.0724338373081</text:p>
              </table:table-cell>
            </table:table-row>
            <table:table-row>
              <table:table-cell office:value-type="float" office:value="0.0705421939742">
                <text:p>0</text:p>
              </table:table-cell>
              <table:table-cell office:value-type="float" office:value="0.207750772213">
                <text:p>0.207750772213</text:p>
              </table:table-cell>
              <table:table-cell office:value-type="float" office:value="0.0705421939742">
                <text:p>0.0705421939742</text:p>
              </table:table-cell>
            </table:table-row>
            <table:table-row>
              <table:table-cell office:value-type="float" office:value="0.0701747689053">
                <text:p>0</text:p>
              </table:table-cell>
              <table:table-cell office:value-type="float" office:value="0.187497791304">
                <text:p>0.187497791304</text:p>
              </table:table-cell>
              <table:table-cell office:value-type="float" office:value="0.0701747689053">
                <text:p>0.0701747689053</text:p>
              </table:table-cell>
            </table:table-row>
            <table:table-row>
              <table:table-cell office:value-type="float" office:value="0.0734842753896">
                <text:p>0</text:p>
              </table:table-cell>
              <table:table-cell office:value-type="float" office:value="0.180253470225">
                <text:p>0.180253470225</text:p>
              </table:table-cell>
              <table:table-cell office:value-type="float" office:value="0.0734842753896">
                <text:p>0.0734842753896</text:p>
              </table:table-cell>
            </table:table-row>
            <table:table-row>
              <table:table-cell office:value-type="float" office:value="0.0756576774363">
                <text:p>0</text:p>
              </table:table-cell>
              <table:table-cell office:value-type="float" office:value="0.17152666755">
                <text:p>0.17152666755</text:p>
              </table:table-cell>
              <table:table-cell office:value-type="float" office:value="0.0756576774363">
                <text:p>0.0756576774363</text:p>
              </table:table-cell>
            </table:table-row>
            <table:table-row>
              <table:table-cell office:value-type="float" office:value="0.0818417957804">
                <text:p>0</text:p>
              </table:table-cell>
              <table:table-cell office:value-type="float" office:value="0.160351077768">
                <text:p>0.160351077768</text:p>
              </table:table-cell>
              <table:table-cell office:value-type="float" office:value="0.0818417957804">
                <text:p>0.0818417957804</text:p>
              </table:table-cell>
            </table:table-row>
            <table:table-row>
              <table:table-cell office:value-type="float" office:value="0.0829944013372">
                <text:p>0</text:p>
              </table:table-cell>
              <table:table-cell office:value-type="float" office:value="0.152845229891">
                <text:p>0.152845229891</text:p>
              </table:table-cell>
              <table:table-cell office:value-type="float" office:value="0.0829944013372">
                <text:p>0.0829944013372</text:p>
              </table:table-cell>
            </table:table-row>
            <table:table-row>
              <table:table-cell office:value-type="float" office:value="0.0844368865386">
                <text:p>0</text:p>
              </table:table-cell>
              <table:table-cell office:value-type="float" office:value="0.14774929543">
                <text:p>0.14774929543</text:p>
              </table:table-cell>
              <table:table-cell office:value-type="float" office:value="0.0844368865386">
                <text:p>0.0844368865386</text:p>
              </table:table-cell>
            </table:table-row>
            <table:table-row>
              <table:table-cell office:value-type="float" office:value="0.0832527748658">
                <text:p>0</text:p>
              </table:table-cell>
              <table:table-cell office:value-type="float" office:value="0.142507523648">
                <text:p>0.142507523648</text:p>
              </table:table-cell>
              <table:table-cell office:value-type="float" office:value="0.0832527748658">
                <text:p>0.0832527748658</text:p>
              </table:table-cell>
            </table:table-row>
            <table:table-row>
              <table:table-cell office:value-type="float" office:value="0.0934755554398">
                <text:p>0</text:p>
              </table:table-cell>
              <table:table-cell office:value-type="float" office:value="0.145343781084">
                <text:p>0.145343781084</text:p>
              </table:table-cell>
              <table:table-cell office:value-type="float" office:value="0.0934755554398">
                <text:p>0.0934755554398</text:p>
              </table:table-cell>
            </table:table-row>
            <table:table-row>
              <table:table-cell office:value-type="float" office:value="0.0940022137187">
                <text:p>0</text:p>
              </table:table-cell>
              <table:table-cell office:value-type="float" office:value="0.140374182883">
                <text:p>0.140374182883</text:p>
              </table:table-cell>
              <table:table-cell office:value-type="float" office:value="0.0940022137187">
                <text:p>0.0940022137187</text:p>
              </table:table-cell>
            </table:table-row>
            <table:table-row>
              <table:table-cell office:value-type="float" office:value="0.0948786803824">
                <text:p>0</text:p>
              </table:table-cell>
              <table:table-cell office:value-type="float" office:value="0.136677322125">
                <text:p>0.136677322125</text:p>
              </table:table-cell>
              <table:table-cell office:value-type="float" office:value="0.0948786803824">
                <text:p>0.0948786803824</text:p>
              </table:table-cell>
            </table:table-row>
            <table:table-row>
              <table:table-cell office:value-type="float" office:value="0.0979512585433">
                <text:p>0</text:p>
              </table:table-cell>
              <table:table-cell office:value-type="float" office:value="0.136675617204">
                <text:p>0.136675617204</text:p>
              </table:table-cell>
              <table:table-cell office:value-type="float" office:value="0.0979512585433">
                <text:p>0.0979512585433</text:p>
              </table:table-cell>
            </table:table-row>
            <table:table-row>
              <table:table-cell office:value-type="float" office:value="0.0969775140082">
                <text:p>0</text:p>
              </table:table-cell>
              <table:table-cell office:value-type="float" office:value="0.12019530092">
                <text:p>0.12019530092</text:p>
              </table:table-cell>
              <table:table-cell office:value-type="float" office:value="0.0969775140082">
                <text:p>0.0969775140082</text:p>
              </table:table-cell>
            </table:table-row>
            <table:table-row>
              <table:table-cell office:value-type="float" office:value="0.0950423932777">
                <text:p>0</text:p>
              </table:table-cell>
              <table:table-cell office:value-type="float" office:value="0.116518233263">
                <text:p>0.116518233263</text:p>
              </table:table-cell>
              <table:table-cell office:value-type="float" office:value="0.0950423932777">
                <text:p>0.0950423932777</text:p>
              </table:table-cell>
            </table:table-row>
            <table:table-row>
              <table:table-cell office:value-type="float" office:value="0.0952205044054">
                <text:p>0</text:p>
              </table:table-cell>
              <table:table-cell office:value-type="float" office:value="0.114413190864">
                <text:p>0.114413190864</text:p>
              </table:table-cell>
              <table:table-cell office:value-type="float" office:value="0.0952205044054">
                <text:p>0.0952205044054</text:p>
              </table:table-cell>
            </table:table-row>
            <table:table-row>
              <table:table-cell office:value-type="float" office:value="0.0958855346057">
                <text:p>0</text:p>
              </table:table-cell>
              <table:table-cell office:value-type="float" office:value="0.113391948331">
                <text:p>0.113391948331</text:p>
              </table:table-cell>
              <table:table-cell office:value-type="float" office:value="0.0958855346057">
                <text:p>0.0958855346057</text:p>
              </table:table-cell>
            </table:table-row>
            <table:table-row>
              <table:table-cell office:value-type="float" office:value="0.117091522954">
                <text:p>0</text:p>
              </table:table-cell>
              <table:table-cell office:value-type="float" office:value="0.122575114864">
                <text:p>0.122575114864</text:p>
              </table:table-cell>
              <table:table-cell office:value-type="float" office:value="0.117091522954">
                <text:p>0.117091522954</text:p>
              </table:table-cell>
            </table:table-row>
            <table:table-row>
              <table:table-cell office:value-type="float" office:value="0.115474183036">
                <text:p>0</text:p>
              </table:table-cell>
              <table:table-cell office:value-type="float" office:value="0.12023810496">
                <text:p>0.12023810496</text:p>
              </table:table-cell>
              <table:table-cell office:value-type="float" office:value="0.115474183036">
                <text:p>0.115474183036</text:p>
              </table:table-cell>
            </table:table-row>
            <table:table-row>
              <table:table-cell office:value-type="float" office:value="0.113496992628">
                <text:p>0</text:p>
              </table:table-cell>
              <table:table-cell office:value-type="float" office:value="0.11736961545">
                <text:p>0.11736961545</text:p>
              </table:table-cell>
              <table:table-cell office:value-type="float" office:value="0.113496992628">
                <text:p>0.113496992628</text:p>
              </table:table-cell>
            </table:table-row>
            <table:table-row>
              <table:table-cell office:value-type="float" office:value="0.112508444377">
                <text:p>0</text:p>
              </table:table-cell>
              <table:table-cell office:value-type="float" office:value="0.115503380315">
                <text:p>0.115503380315</text:p>
              </table:table-cell>
              <table:table-cell office:value-type="float" office:value="0.112508444377">
                <text:p>0.112508444377</text:p>
              </table:table-cell>
            </table:table-row>
            <table:table-row>
              <table:table-cell office:value-type="float" office:value="0.111700342846">
                <text:p>0</text:p>
              </table:table-cell>
              <table:table-cell office:value-type="float" office:value="0.114024298948">
                <text:p>0.114024298948</text:p>
              </table:table-cell>
              <table:table-cell office:value-type="float" office:value="0.111700342846">
                <text:p>0.111700342846</text:p>
              </table:table-cell>
            </table:table-row>
            <table:table-row>
              <table:table-cell office:value-type="float" office:value="0.110796011738">
                <text:p>0</text:p>
              </table:table-cell>
              <table:table-cell office:value-type="float" office:value="0.112816917061">
                <text:p>0.112816917061</text:p>
              </table:table-cell>
              <table:table-cell office:value-type="float" office:value="0.110796011738">
                <text:p>0.110796011738</text:p>
              </table:table-cell>
            </table:table-row>
            <table:table-row>
              <table:table-cell office:value-type="float" office:value="0.109592329446">
                <text:p>0</text:p>
              </table:table-cell>
              <table:table-cell office:value-type="float" office:value="0.111507513456">
                <text:p>0.111507513456</text:p>
              </table:table-cell>
              <table:table-cell office:value-type="float" office:value="0.109592329446">
                <text:p>0.109592329446</text:p>
              </table:table-cell>
            </table:table-row>
            <table:table-row>
              <table:table-cell office:value-type="float" office:value="0.107832166689">
                <text:p>0</text:p>
              </table:table-cell>
              <table:table-cell office:value-type="float" office:value="0.112940533312">
                <text:p>0.112940533312</text:p>
              </table:table-cell>
              <table:table-cell office:value-type="float" office:value="0.107832166689">
                <text:p>0.107832166689</text:p>
              </table:table-cell>
            </table:table-row>
            <table:table-row>
              <table:table-cell office:value-type="float" office:value="0.107040927694">
                <text:p>0</text:p>
              </table:table-cell>
              <table:table-cell office:value-type="float" office:value="0.11150965071">
                <text:p>0.11150965071</text:p>
              </table:table-cell>
              <table:table-cell office:value-type="float" office:value="0.107040927694">
                <text:p>0.107040927694</text:p>
              </table:table-cell>
            </table:table-row>
            <table:table-row>
              <table:table-cell office:value-type="float" office:value="0.106743194993">
                <text:p>0</text:p>
              </table:table-cell>
              <table:table-cell office:value-type="float" office:value="0.109893493629">
                <text:p>0.109893493629</text:p>
              </table:table-cell>
              <table:table-cell office:value-type="float" office:value="0.106743194993">
                <text:p>0.106743194993</text:p>
              </table:table-cell>
            </table:table-row>
            <table:table-row>
              <table:table-cell office:value-type="float" office:value="0.10696259168">
                <text:p>0</text:p>
              </table:table-cell>
              <table:table-cell office:value-type="float" office:value="0.111203955153">
                <text:p>0.111203955153</text:p>
              </table:table-cell>
              <table:table-cell office:value-type="float" office:value="0.10696259168">
                <text:p>0.10696259168</text:p>
              </table:table-cell>
            </table:table-row>
            <table:table-row>
              <table:table-cell office:value-type="float" office:value="0.10506997755">
                <text:p>0</text:p>
              </table:table-cell>
              <table:table-cell office:value-type="float" office:value="0.111190441429">
                <text:p>0.111190441429</text:p>
              </table:table-cell>
              <table:table-cell office:value-type="float" office:value="0.10506997755">
                <text:p>0.10506997755</text:p>
              </table:table-cell>
            </table:table-row>
            <table:table-row>
              <table:table-cell office:value-type="float" office:value="0.10434116553">
                <text:p>0</text:p>
              </table:table-cell>
              <table:table-cell office:value-type="float" office:value="0.110109586572">
                <text:p>0.110109586572</text:p>
              </table:table-cell>
              <table:table-cell office:value-type="float" office:value="0.10434116553">
                <text:p>0.10434116553</text:p>
              </table:table-cell>
            </table:table-row>
            <table:table-row>
              <table:table-cell office:value-type="float" office:value="0.104110386667">
                <text:p>0</text:p>
              </table:table-cell>
              <table:table-cell office:value-type="float" office:value="0.107641063532">
                <text:p>0.107641063532</text:p>
              </table:table-cell>
              <table:table-cell office:value-type="float" office:value="0.104110386667">
                <text:p>0.104110386667</text:p>
              </table:table-cell>
            </table:table-row>
            <table:table-row>
              <table:table-cell office:value-type="float" office:value="0.103855130731">
                <text:p>0</text:p>
              </table:table-cell>
              <table:table-cell office:value-type="float" office:value="0.106591342183">
                <text:p>0.106591342183</text:p>
              </table:table-cell>
              <table:table-cell office:value-type="float" office:value="0.103855130731">
                <text:p>0.103855130731</text:p>
              </table:table-cell>
            </table:table-row>
            <table:table-row>
              <table:table-cell office:value-type="float" office:value="0.11038729122">
                <text:p>0</text:p>
              </table:table-cell>
              <table:table-cell office:value-type="float" office:value="0.101026794027">
                <text:p>0.101026794027</text:p>
              </table:table-cell>
              <table:table-cell office:value-type="float" office:value="0.11038729122">
                <text:p>0.11038729122</text:p>
              </table:table-cell>
            </table:table-row>
            <table:table-row>
              <table:table-cell office:value-type="float" office:value="0.109235976834">
                <text:p>0</text:p>
              </table:table-cell>
              <table:table-cell office:value-type="float" office:value="0.101035014849">
                <text:p>0.101035014849</text:p>
              </table:table-cell>
              <table:table-cell office:value-type="float" office:value="0.109235976834">
                <text:p>0.109235976834</text:p>
              </table:table-cell>
            </table:table-row>
            <table:table-row>
              <table:table-cell office:value-type="float" office:value="0.108342936302">
                <text:p>0</text:p>
              </table:table-cell>
              <table:table-cell office:value-type="float" office:value="0.101003693942">
                <text:p>0.101003693942</text:p>
              </table:table-cell>
              <table:table-cell office:value-type="float" office:value="0.108342936302">
                <text:p>0.108342936302</text:p>
              </table:table-cell>
            </table:table-row>
            <table:table-row>
              <table:table-cell office:value-type="float" office:value="0.105796705065">
                <text:p>0</text:p>
              </table:table-cell>
              <table:table-cell office:value-type="float" office:value="0.0996918783936">
                <text:p>0.0996918783936</text:p>
              </table:table-cell>
              <table:table-cell office:value-type="float" office:value="0.105796705065">
                <text:p>0.105796705065</text:p>
              </table:table-cell>
            </table:table-row>
            <table:table-row>
              <table:table-cell office:value-type="float" office:value="0.104980387552">
                <text:p>0</text:p>
              </table:table-cell>
              <table:table-cell office:value-type="float" office:value="0.100493202318">
                <text:p>0.100493202318</text:p>
              </table:table-cell>
              <table:table-cell office:value-type="float" office:value="0.104980387552">
                <text:p>0.104980387552</text:p>
              </table:table-cell>
            </table:table-row>
            <table:table-row>
              <table:table-cell office:value-type="float" office:value="0.104464486664">
                <text:p>0</text:p>
              </table:table-cell>
              <table:table-cell office:value-type="float" office:value="0.100535378484">
                <text:p>0.100535378484</text:p>
              </table:table-cell>
              <table:table-cell office:value-type="float" office:value="0.104464486664">
                <text:p>0.104464486664</text:p>
              </table:table-cell>
            </table:table-row>
            <table:table-row>
              <table:table-cell office:value-type="float" office:value="0.104506952628">
                <text:p>0</text:p>
              </table:table-cell>
              <table:table-cell office:value-type="float" office:value="0.100270471365">
                <text:p>0.100270471365</text:p>
              </table:table-cell>
              <table:table-cell office:value-type="float" office:value="0.104506952628">
                <text:p>0.104506952628</text:p>
              </table:table-cell>
            </table:table-row>
            <table:table-row>
              <table:table-cell office:value-type="float" office:value="0.1041776699">
                <text:p>0</text:p>
              </table:table-cell>
              <table:table-cell office:value-type="float" office:value="0.100477116277">
                <text:p>0.100477116277</text:p>
              </table:table-cell>
              <table:table-cell office:value-type="float" office:value="0.1041776699">
                <text:p>0.1041776699</text:p>
              </table:table-cell>
            </table:table-row>
            <table:table-row>
              <table:table-cell office:value-type="float" office:value="0.103574817763">
                <text:p>0</text:p>
              </table:table-cell>
              <table:table-cell office:value-type="float" office:value="0.100822890282">
                <text:p>0.100822890282</text:p>
              </table:table-cell>
              <table:table-cell office:value-type="float" office:value="0.103574817763">
                <text:p>0.103574817763</text:p>
              </table:table-cell>
            </table:table-row>
            <table:table-row>
              <table:table-cell office:value-type="float" office:value="0.103264005434">
                <text:p>0</text:p>
              </table:table-cell>
              <table:table-cell office:value-type="float" office:value="0.100620452692">
                <text:p>0.100620452692</text:p>
              </table:table-cell>
              <table:table-cell office:value-type="float" office:value="0.103264005434">
                <text:p>0.103264005434</text:p>
              </table:table-cell>
            </table:table-row>
            <table:table-row>
              <table:table-cell office:value-type="float" office:value="0.102902404838">
                <text:p>0</text:p>
              </table:table-cell>
              <table:table-cell office:value-type="float" office:value="0.100502927949">
                <text:p>0.100502927949</text:p>
              </table:table-cell>
              <table:table-cell office:value-type="float" office:value="0.102902404838">
                <text:p>0.102902404838</text:p>
              </table:table-cell>
            </table:table-row>
            <table:table-row>
              <table:table-cell office:value-type="float" office:value="0.10258545169">
                <text:p>0</text:p>
              </table:table-cell>
              <table:table-cell office:value-type="float" office:value="0.100405151207">
                <text:p>0.100405151207</text:p>
              </table:table-cell>
              <table:table-cell office:value-type="float" office:value="0.10258545169">
                <text:p>0.10258545169</text:p>
              </table:table-cell>
            </table:table-row>
            <table:table-row>
              <table:table-cell office:value-type="float" office:value="0.102626149953">
                <text:p>0</text:p>
              </table:table-cell>
              <table:table-cell office:value-type="float" office:value="0.100210686479">
                <text:p>0.100210686479</text:p>
              </table:table-cell>
              <table:table-cell office:value-type="float" office:value="0.102626149953">
                <text:p>0.102626149953</text:p>
              </table:table-cell>
            </table:table-row>
            <table:table-row>
              <table:table-cell office:value-type="float" office:value="0.102301772243">
                <text:p>0</text:p>
              </table:table-cell>
              <table:table-cell office:value-type="float" office:value="0.100179767657">
                <text:p>0.100179767657</text:p>
              </table:table-cell>
              <table:table-cell office:value-type="float" office:value="0.102301772243">
                <text:p>0.102301772243</text:p>
              </table:table-cell>
            </table:table-row>
            <table:table-row>
              <table:table-cell office:value-type="float" office:value="0.102108243236">
                <text:p>0</text:p>
              </table:table-cell>
              <table:table-cell office:value-type="float" office:value="0.10006499987">
                <text:p>0.10006499987</text:p>
              </table:table-cell>
              <table:table-cell office:value-type="float" office:value="0.102108243236">
                <text:p>0.102108243236</text:p>
              </table:table-cell>
            </table:table-row>
            <table:table-row>
              <table:table-cell office:value-type="float" office:value="0.101823201533">
                <text:p>0</text:p>
              </table:table-cell>
              <table:table-cell office:value-type="float" office:value="0.100060511771">
                <text:p>0.100060511771</text:p>
              </table:table-cell>
              <table:table-cell office:value-type="float" office:value="0.101823201533">
                <text:p>0.101823201533</text:p>
              </table:table-cell>
            </table:table-row>
            <table:table-row>
              <table:table-cell office:value-type="float" office:value="0.101384742804">
                <text:p>0</text:p>
              </table:table-cell>
              <table:table-cell office:value-type="float" office:value="0.0997307661841">
                <text:p>0.0997307661841</text:p>
              </table:table-cell>
              <table:table-cell office:value-type="float" office:value="0.101384742804">
                <text:p>0.101384742804</text:p>
              </table:table-cell>
            </table:table-row>
            <table:table-row>
              <table:table-cell office:value-type="float" office:value="0.10118824312">
                <text:p>0</text:p>
              </table:table-cell>
              <table:table-cell office:value-type="float" office:value="0.0997049538201">
                <text:p>0.0997049538201</text:p>
              </table:table-cell>
              <table:table-cell office:value-type="float" office:value="0.10118824312">
                <text:p>0.10118824312</text:p>
              </table:table-cell>
            </table:table-row>
            <table:table-row>
              <table:table-cell office:value-type="float" office:value="0.101019911507">
                <text:p>0</text:p>
              </table:table-cell>
              <table:table-cell office:value-type="float" office:value="0.0996941212007">
                <text:p>0.0996941212007</text:p>
              </table:table-cell>
              <table:table-cell office:value-type="float" office:value="0.101019911507">
                <text:p>0.101019911507</text:p>
              </table:table-cell>
            </table:table-row>
            <table:table-row>
              <table:table-cell office:value-type="float" office:value="0.100912858602">
                <text:p>0</text:p>
              </table:table-cell>
              <table:table-cell office:value-type="float" office:value="0.0997142829876">
                <text:p>0.0997142829876</text:p>
              </table:table-cell>
              <table:table-cell office:value-type="float" office:value="0.100912858602">
                <text:p>0.100912858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9999">
                <text:p>0.5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0538855615">
                <text:p>0.490538855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9312980399">
                <text:p>0.449312980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1053682582">
                <text:p>0.421053682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5997470891">
                <text:p>0.395997470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6106380111">
                <text:p>0.316106380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0659597038">
                <text:p>0.30659597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9043052184">
                <text:p>0.299043052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8733730294">
                <text:p>0.288733730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3584471909">
                <text:p>0.283584471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8343967119">
                <text:p>0.278343967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9419474361">
                <text:p>0.269419474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4071052254">
                <text:p>0.264071052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169430978">
                <text:p>0.27169430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6807561232">
                <text:p>0.26680756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1642008816">
                <text:p>0.261642008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6344726165">
                <text:p>0.256344726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7336796461">
                <text:p>0.247336796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4868644152">
                <text:p>0.244868644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5779577268">
                <text:p>0.235779577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2040070987">
                <text:p>0.232040070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0064322645">
                <text:p>0.230064322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7435336305">
                <text:p>0.227435336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613454907">
                <text:p>0.22613454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308682711">
                <text:p>0.22308682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2544877445">
                <text:p>0.222544877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0334767857">
                <text:p>0.220334767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813989973">
                <text:p>0.21813989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4362453734">
                <text:p>0.214362453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298293701">
                <text:p>0.21298293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2035520571">
                <text:p>0.212035520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0762031461">
                <text:p>0.210762031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9660004921">
                <text:p>0.209660004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8149140498">
                <text:p>0.208149140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7218902286">
                <text:p>0.207218902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6456145122">
                <text:p>0.206456145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5819631257">
                <text:p>0.205819631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5115958254">
                <text:p>0.205115958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4530408906">
                <text:p>0.204530408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4051474498">
                <text:p>0.204051474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3646449551">
                <text:p>0.203646449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345231492">
                <text:p>0.20345231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3342943306">
                <text:p>0.203342943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3008053069">
                <text:p>0.203008053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2642215165">
                <text:p>0.202642215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2151124903">
                <text:p>0.202151124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1946440385">
                <text:p>0.201946440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1719725553">
                <text:p>0.201719725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1538377768">
                <text:p>0.201538377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1383969505">
                <text:p>0.201383969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1244015273">
                <text:p>0.201244015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1122951286">
                <text:p>0.201122951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1016079943">
                <text:p>0.201016079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091997545">
                <text:p>0.20091997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0825269583">
                <text:p>0.20082526958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921cm" svg:height="8.992cm" xlink:href=".." xlink:type="simple" chart:class="chart:scatter" chart:style-name="ch1">
        <chart:legend chart:legend-position="end" svg:x="38.042cm" svg:y="4.197cm" style:legend-expansion="high" chart:style-name="ch2"/>
        <chart:plot-area chart:style-name="ch3" table:cell-range-address="Sheet1.C60:Sheet1.C114 Sheet1.G60:Sheet1.G114" chart:data-source-has-labels="both" svg:x="1.268cm" svg:y="0.851cm" svg:width="35.138cm" svg:height="7.542cm">
          <chartooo:coordinate-region svg:x="2.181cm" svg:y="1.05cm" svg:width="33.894cm" svg:height="6.696cm"/>
          <chart:axis chart:dimension="x" chart:name="primary-x" chart:style-name="ch4" chartooo:axis-type="auto">
            <chart:categories table:cell-range-address="Sheet1.C61:Sheet1.C1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60:Sheet1.G114" chart:class="chart:scatter">
            <chart:domain table:cell-range-address="Sheet1.C60:Sheet1.C114"/>
            <chart:data-point chart:repeated="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.490538855615">
                <text:p>0</text:p>
                <draw:g>
                  <svg:desc>Sheet1.C61:Sheet1.C114</svg:desc>
                </draw:g>
              </table:table-cell>
              <table:table-cell office:value-type="float" office:value="0.599999">
                <text:p>0.599999</text:p>
                <draw:g>
                  <svg:desc>Sheet1.C60:Sheet1.C114</svg:desc>
                </draw:g>
              </table:table-cell>
              <table:table-cell office:value-type="float" office:value="0.000999999233334">
                <text:p>0.000999999233334</text:p>
                <draw:g>
                  <svg:desc>Sheet1.G60:Sheet1.G114</svg:desc>
                </draw:g>
              </table:table-cell>
            </table:table-row>
            <table:table-row>
              <table:table-cell office:value-type="float" office:value="0.449312980399">
                <text:p>0</text:p>
              </table:table-cell>
              <table:table-cell office:value-type="float" office:value="0.490538855615">
                <text:p>0.490538855615</text:p>
              </table:table-cell>
              <table:table-cell office:value-type="float" office:value="0.0179245952312">
                <text:p>0.0179245952312</text:p>
              </table:table-cell>
            </table:table-row>
            <table:table-row>
              <table:table-cell office:value-type="float" office:value="0.421053682582">
                <text:p>0</text:p>
              </table:table-cell>
              <table:table-cell office:value-type="float" office:value="0.449312980399">
                <text:p>0.449312980399</text:p>
              </table:table-cell>
              <table:table-cell office:value-type="float" office:value="0.0425025071031">
                <text:p>0.0425025071031</text:p>
              </table:table-cell>
            </table:table-row>
            <table:table-row>
              <table:table-cell office:value-type="float" office:value="0.395997470891">
                <text:p>0</text:p>
              </table:table-cell>
              <table:table-cell office:value-type="float" office:value="0.421053682582">
                <text:p>0.421053682582</text:p>
              </table:table-cell>
              <table:table-cell office:value-type="float" office:value="0.0625378912312">
                <text:p>0.0625378912312</text:p>
              </table:table-cell>
            </table:table-row>
            <table:table-row>
              <table:table-cell office:value-type="float" office:value="0.316106380111">
                <text:p>0</text:p>
              </table:table-cell>
              <table:table-cell office:value-type="float" office:value="0.395997470891">
                <text:p>0.395997470891</text:p>
              </table:table-cell>
              <table:table-cell office:value-type="float" office:value="0.0773059084022">
                <text:p>0.0773059084022</text:p>
              </table:table-cell>
            </table:table-row>
            <table:table-row>
              <table:table-cell office:value-type="float" office:value="0.30659597038">
                <text:p>0</text:p>
              </table:table-cell>
              <table:table-cell office:value-type="float" office:value="0.316106380111">
                <text:p>0.316106380111</text:p>
              </table:table-cell>
              <table:table-cell office:value-type="float" office:value="0.145132591312">
                <text:p>0.145132591312</text:p>
              </table:table-cell>
            </table:table-row>
            <table:table-row>
              <table:table-cell office:value-type="float" office:value="0.299043052184">
                <text:p>0</text:p>
              </table:table-cell>
              <table:table-cell office:value-type="float" office:value="0.30659597038">
                <text:p>0.30659597038</text:p>
              </table:table-cell>
              <table:table-cell office:value-type="float" office:value="0.154155246403">
                <text:p>0.154155246403</text:p>
              </table:table-cell>
            </table:table-row>
            <table:table-row>
              <table:table-cell office:value-type="float" office:value="0.288733730294">
                <text:p>0</text:p>
              </table:table-cell>
              <table:table-cell office:value-type="float" office:value="0.299043052184">
                <text:p>0.299043052184</text:p>
              </table:table-cell>
              <table:table-cell office:value-type="float" office:value="0.159649880229">
                <text:p>0.159649880229</text:p>
              </table:table-cell>
            </table:table-row>
            <table:table-row>
              <table:table-cell office:value-type="float" office:value="0.283584471909">
                <text:p>0</text:p>
              </table:table-cell>
              <table:table-cell office:value-type="float" office:value="0.288733730294">
                <text:p>0.288733730294</text:p>
              </table:table-cell>
              <table:table-cell office:value-type="float" office:value="0.164289688519">
                <text:p>0.164289688519</text:p>
              </table:table-cell>
            </table:table-row>
            <table:table-row>
              <table:table-cell office:value-type="float" office:value="0.278343967119">
                <text:p>0</text:p>
              </table:table-cell>
              <table:table-cell office:value-type="float" office:value="0.283584471909">
                <text:p>0.283584471909</text:p>
              </table:table-cell>
              <table:table-cell office:value-type="float" office:value="0.172361087747">
                <text:p>0.172361087747</text:p>
              </table:table-cell>
            </table:table-row>
            <table:table-row>
              <table:table-cell office:value-type="float" office:value="0.269419474361">
                <text:p>0</text:p>
              </table:table-cell>
              <table:table-cell office:value-type="float" office:value="0.278343967119">
                <text:p>0.278343967119</text:p>
              </table:table-cell>
              <table:table-cell office:value-type="float" office:value="0.183642714075">
                <text:p>0.183642714075</text:p>
              </table:table-cell>
            </table:table-row>
            <table:table-row>
              <table:table-cell office:value-type="float" office:value="0.264071052254">
                <text:p>0</text:p>
              </table:table-cell>
              <table:table-cell office:value-type="float" office:value="0.269419474361">
                <text:p>0.269419474361</text:p>
              </table:table-cell>
              <table:table-cell office:value-type="float" office:value="0.185434309305">
                <text:p>0.185434309305</text:p>
              </table:table-cell>
            </table:table-row>
            <table:table-row>
              <table:table-cell office:value-type="float" office:value="0.27169430978">
                <text:p>0</text:p>
              </table:table-cell>
              <table:table-cell office:value-type="float" office:value="0.264071052254">
                <text:p>0.264071052254</text:p>
              </table:table-cell>
              <table:table-cell office:value-type="float" office:value="0.185133581907">
                <text:p>0.185133581907</text:p>
              </table:table-cell>
            </table:table-row>
            <table:table-row>
              <table:table-cell office:value-type="float" office:value="0.266807561232">
                <text:p>0</text:p>
              </table:table-cell>
              <table:table-cell office:value-type="float" office:value="0.27169430978">
                <text:p>0.27169430978</text:p>
              </table:table-cell>
              <table:table-cell office:value-type="float" office:value="0.22507989537">
                <text:p>0.22507989537</text:p>
              </table:table-cell>
            </table:table-row>
            <table:table-row>
              <table:table-cell office:value-type="float" office:value="0.261642008816">
                <text:p>0</text:p>
              </table:table-cell>
              <table:table-cell office:value-type="float" office:value="0.266807561232">
                <text:p>0.266807561232</text:p>
              </table:table-cell>
              <table:table-cell office:value-type="float" office:value="0.223353986031">
                <text:p>0.223353986031</text:p>
              </table:table-cell>
            </table:table-row>
            <table:table-row>
              <table:table-cell office:value-type="float" office:value="0.256344726165">
                <text:p>0</text:p>
              </table:table-cell>
              <table:table-cell office:value-type="float" office:value="0.261642008816">
                <text:p>0.261642008816</text:p>
              </table:table-cell>
              <table:table-cell office:value-type="float" office:value="0.220880633232">
                <text:p>0.220880633232</text:p>
              </table:table-cell>
            </table:table-row>
            <table:table-row>
              <table:table-cell office:value-type="float" office:value="0.247336796461">
                <text:p>0</text:p>
              </table:table-cell>
              <table:table-cell office:value-type="float" office:value="0.256344726165">
                <text:p>0.256344726165</text:p>
              </table:table-cell>
              <table:table-cell office:value-type="float" office:value="0.217806600431">
                <text:p>0.217806600431</text:p>
              </table:table-cell>
            </table:table-row>
            <table:table-row>
              <table:table-cell office:value-type="float" office:value="0.244868644152">
                <text:p>0</text:p>
              </table:table-cell>
              <table:table-cell office:value-type="float" office:value="0.247336796461">
                <text:p>0.247336796461</text:p>
              </table:table-cell>
              <table:table-cell office:value-type="float" office:value="0.218419694702">
                <text:p>0.218419694702</text:p>
              </table:table-cell>
            </table:table-row>
            <table:table-row>
              <table:table-cell office:value-type="float" office:value="0.235779577268">
                <text:p>0</text:p>
              </table:table-cell>
              <table:table-cell office:value-type="float" office:value="0.244868644152">
                <text:p>0.244868644152</text:p>
              </table:table-cell>
              <table:table-cell office:value-type="float" office:value="0.219041912643">
                <text:p>0.219041912643</text:p>
              </table:table-cell>
            </table:table-row>
            <table:table-row>
              <table:table-cell office:value-type="float" office:value="0.232040070987">
                <text:p>0</text:p>
              </table:table-cell>
              <table:table-cell office:value-type="float" office:value="0.235779577268">
                <text:p>0.235779577268</text:p>
              </table:table-cell>
              <table:table-cell office:value-type="float" office:value="0.220544377253">
                <text:p>0.220544377253</text:p>
              </table:table-cell>
            </table:table-row>
            <table:table-row>
              <table:table-cell office:value-type="float" office:value="0.230064322645">
                <text:p>0</text:p>
              </table:table-cell>
              <table:table-cell office:value-type="float" office:value="0.232040070987">
                <text:p>0.232040070987</text:p>
              </table:table-cell>
              <table:table-cell office:value-type="float" office:value="0.217992275117">
                <text:p>0.217992275117</text:p>
              </table:table-cell>
            </table:table-row>
            <table:table-row>
              <table:table-cell office:value-type="float" office:value="0.227435336305">
                <text:p>0</text:p>
              </table:table-cell>
              <table:table-cell office:value-type="float" office:value="0.230064322645">
                <text:p>0.230064322645</text:p>
              </table:table-cell>
              <table:table-cell office:value-type="float" office:value="0.216084813918">
                <text:p>0.216084813918</text:p>
              </table:table-cell>
            </table:table-row>
            <table:table-row>
              <table:table-cell office:value-type="float" office:value="0.22613454907">
                <text:p>0</text:p>
              </table:table-cell>
              <table:table-cell office:value-type="float" office:value="0.227435336305">
                <text:p>0.227435336305</text:p>
              </table:table-cell>
              <table:table-cell office:value-type="float" office:value="0.214177838137">
                <text:p>0.214177838137</text:p>
              </table:table-cell>
            </table:table-row>
            <table:table-row>
              <table:table-cell office:value-type="float" office:value="0.22308682711">
                <text:p>0</text:p>
              </table:table-cell>
              <table:table-cell office:value-type="float" office:value="0.22613454907">
                <text:p>0.22613454907</text:p>
              </table:table-cell>
              <table:table-cell office:value-type="float" office:value="0.212008402543">
                <text:p>0.212008402543</text:p>
              </table:table-cell>
            </table:table-row>
            <table:table-row>
              <table:table-cell office:value-type="float" office:value="0.222544877445">
                <text:p>0</text:p>
              </table:table-cell>
              <table:table-cell office:value-type="float" office:value="0.22308682711">
                <text:p>0.22308682711</text:p>
              </table:table-cell>
              <table:table-cell office:value-type="float" office:value="0.211277855698">
                <text:p>0.211277855698</text:p>
              </table:table-cell>
            </table:table-row>
            <table:table-row>
              <table:table-cell office:value-type="float" office:value="0.220334767857">
                <text:p>0</text:p>
              </table:table-cell>
              <table:table-cell office:value-type="float" office:value="0.222544877445">
                <text:p>0.222544877445</text:p>
              </table:table-cell>
              <table:table-cell office:value-type="float" office:value="0.208985190832">
                <text:p>0.208985190832</text:p>
              </table:table-cell>
            </table:table-row>
            <table:table-row>
              <table:table-cell office:value-type="float" office:value="0.21813989973">
                <text:p>0</text:p>
              </table:table-cell>
              <table:table-cell office:value-type="float" office:value="0.220334767857">
                <text:p>0.220334767857</text:p>
              </table:table-cell>
              <table:table-cell office:value-type="float" office:value="0.207978061095">
                <text:p>0.207978061095</text:p>
              </table:table-cell>
            </table:table-row>
            <table:table-row>
              <table:table-cell office:value-type="float" office:value="0.214362453734">
                <text:p>0</text:p>
              </table:table-cell>
              <table:table-cell office:value-type="float" office:value="0.21813989973">
                <text:p>0.21813989973</text:p>
              </table:table-cell>
              <table:table-cell office:value-type="float" office:value="0.20744184654">
                <text:p>0.20744184654</text:p>
              </table:table-cell>
            </table:table-row>
            <table:table-row>
              <table:table-cell office:value-type="float" office:value="0.21298293701">
                <text:p>0</text:p>
              </table:table-cell>
              <table:table-cell office:value-type="float" office:value="0.214362453734">
                <text:p>0.214362453734</text:p>
              </table:table-cell>
              <table:table-cell office:value-type="float" office:value="0.207862059973">
                <text:p>0.207862059973</text:p>
              </table:table-cell>
            </table:table-row>
            <table:table-row>
              <table:table-cell office:value-type="float" office:value="0.212035520571">
                <text:p>0</text:p>
              </table:table-cell>
              <table:table-cell office:value-type="float" office:value="0.21298293701">
                <text:p>0.21298293701</text:p>
              </table:table-cell>
              <table:table-cell office:value-type="float" office:value="0.207070776509">
                <text:p>0.207070776509</text:p>
              </table:table-cell>
            </table:table-row>
            <table:table-row>
              <table:table-cell office:value-type="float" office:value="0.210762031461">
                <text:p>0</text:p>
              </table:table-cell>
              <table:table-cell office:value-type="float" office:value="0.212035520571">
                <text:p>0.212035520571</text:p>
              </table:table-cell>
              <table:table-cell office:value-type="float" office:value="0.205960791885">
                <text:p>0.205960791885</text:p>
              </table:table-cell>
            </table:table-row>
            <table:table-row>
              <table:table-cell office:value-type="float" office:value="0.209660004921">
                <text:p>0</text:p>
              </table:table-cell>
              <table:table-cell office:value-type="float" office:value="0.210762031461">
                <text:p>0.210762031461</text:p>
              </table:table-cell>
              <table:table-cell office:value-type="float" office:value="0.205384808741">
                <text:p>0.205384808741</text:p>
              </table:table-cell>
            </table:table-row>
            <table:table-row>
              <table:table-cell office:value-type="float" office:value="0.208149140498">
                <text:p>0</text:p>
              </table:table-cell>
              <table:table-cell office:value-type="float" office:value="0.209660004921">
                <text:p>0.209660004921</text:p>
              </table:table-cell>
              <table:table-cell office:value-type="float" office:value="0.204885845512">
                <text:p>0.204885845512</text:p>
              </table:table-cell>
            </table:table-row>
            <table:table-row>
              <table:table-cell office:value-type="float" office:value="0.207218902286">
                <text:p>0</text:p>
              </table:table-cell>
              <table:table-cell office:value-type="float" office:value="0.208149140498">
                <text:p>0.208149140498</text:p>
              </table:table-cell>
              <table:table-cell office:value-type="float" office:value="0.205011788535">
                <text:p>0.205011788535</text:p>
              </table:table-cell>
            </table:table-row>
            <table:table-row>
              <table:table-cell office:value-type="float" office:value="0.206456145122">
                <text:p>0</text:p>
              </table:table-cell>
              <table:table-cell office:value-type="float" office:value="0.207218902286">
                <text:p>0.207218902286</text:p>
              </table:table-cell>
              <table:table-cell office:value-type="float" office:value="0.204608752451">
                <text:p>0.204608752451</text:p>
              </table:table-cell>
            </table:table-row>
            <table:table-row>
              <table:table-cell office:value-type="float" office:value="0.205819631257">
                <text:p>0</text:p>
              </table:table-cell>
              <table:table-cell office:value-type="float" office:value="0.206456145122">
                <text:p>0.206456145122</text:p>
              </table:table-cell>
              <table:table-cell office:value-type="float" office:value="0.204174526596">
                <text:p>0.204174526596</text:p>
              </table:table-cell>
            </table:table-row>
            <table:table-row>
              <table:table-cell office:value-type="float" office:value="0.205115958254">
                <text:p>0</text:p>
              </table:table-cell>
              <table:table-cell office:value-type="float" office:value="0.205819631257">
                <text:p>0.205819631257</text:p>
              </table:table-cell>
              <table:table-cell office:value-type="float" office:value="0.203703538414">
                <text:p>0.203703538414</text:p>
              </table:table-cell>
            </table:table-row>
            <table:table-row>
              <table:table-cell office:value-type="float" office:value="0.204530408906">
                <text:p>0</text:p>
              </table:table-cell>
              <table:table-cell office:value-type="float" office:value="0.205115958254">
                <text:p>0.205115958254</text:p>
              </table:table-cell>
              <table:table-cell office:value-type="float" office:value="0.203428815038">
                <text:p>0.203428815038</text:p>
              </table:table-cell>
            </table:table-row>
            <table:table-row>
              <table:table-cell office:value-type="float" office:value="0.204051474498">
                <text:p>0</text:p>
              </table:table-cell>
              <table:table-cell office:value-type="float" office:value="0.204530408906">
                <text:p>0.204530408906</text:p>
              </table:table-cell>
              <table:table-cell office:value-type="float" office:value="0.203140732958">
                <text:p>0.203140732958</text:p>
              </table:table-cell>
            </table:table-row>
            <table:table-row>
              <table:table-cell office:value-type="float" office:value="0.203646449551">
                <text:p>0</text:p>
              </table:table-cell>
              <table:table-cell office:value-type="float" office:value="0.204051474498">
                <text:p>0.204051474498</text:p>
              </table:table-cell>
              <table:table-cell office:value-type="float" office:value="0.202829998302">
                <text:p>0.202829998302</text:p>
              </table:table-cell>
            </table:table-row>
            <table:table-row>
              <table:table-cell office:value-type="float" office:value="0.20345231492">
                <text:p>0</text:p>
              </table:table-cell>
              <table:table-cell office:value-type="float" office:value="0.203646449551">
                <text:p>0.203646449551</text:p>
              </table:table-cell>
              <table:table-cell office:value-type="float" office:value="0.202524983644">
                <text:p>0.202524983644</text:p>
              </table:table-cell>
            </table:table-row>
            <table:table-row>
              <table:table-cell office:value-type="float" office:value="0.203342943306">
                <text:p>0</text:p>
              </table:table-cell>
              <table:table-cell office:value-type="float" office:value="0.20345231492">
                <text:p>0.20345231492</text:p>
              </table:table-cell>
              <table:table-cell office:value-type="float" office:value="0.202098367898">
                <text:p>0.202098367898</text:p>
              </table:table-cell>
            </table:table-row>
            <table:table-row>
              <table:table-cell office:value-type="float" office:value="0.203008053069">
                <text:p>0</text:p>
              </table:table-cell>
              <table:table-cell office:value-type="float" office:value="0.203342943306">
                <text:p>0.203342943306</text:p>
              </table:table-cell>
              <table:table-cell office:value-type="float" office:value="0.201632124241">
                <text:p>0.201632124241</text:p>
              </table:table-cell>
            </table:table-row>
            <table:table-row>
              <table:table-cell office:value-type="float" office:value="0.202642215165">
                <text:p>0</text:p>
              </table:table-cell>
              <table:table-cell office:value-type="float" office:value="0.203008053069">
                <text:p>0.203008053069</text:p>
              </table:table-cell>
              <table:table-cell office:value-type="float" office:value="0.201448372628">
                <text:p>0.201448372628</text:p>
              </table:table-cell>
            </table:table-row>
            <table:table-row>
              <table:table-cell office:value-type="float" office:value="0.202151124903">
                <text:p>0</text:p>
              </table:table-cell>
              <table:table-cell office:value-type="float" office:value="0.202642215165">
                <text:p>0.202642215165</text:p>
              </table:table-cell>
              <table:table-cell office:value-type="float" office:value="0.201346927427">
                <text:p>0.201346927427</text:p>
              </table:table-cell>
            </table:table-row>
            <table:table-row>
              <table:table-cell office:value-type="float" office:value="0.201946440385">
                <text:p>0</text:p>
              </table:table-cell>
              <table:table-cell office:value-type="float" office:value="0.202151124903">
                <text:p>0.202151124903</text:p>
              </table:table-cell>
              <table:table-cell office:value-type="float" office:value="0.201416031358">
                <text:p>0.201416031358</text:p>
              </table:table-cell>
            </table:table-row>
            <table:table-row>
              <table:table-cell office:value-type="float" office:value="0.201719725553">
                <text:p>0</text:p>
              </table:table-cell>
              <table:table-cell office:value-type="float" office:value="0.201946440385">
                <text:p>0.201946440385</text:p>
              </table:table-cell>
              <table:table-cell office:value-type="float" office:value="0.20124196559">
                <text:p>0.20124196559</text:p>
              </table:table-cell>
            </table:table-row>
            <table:table-row>
              <table:table-cell office:value-type="float" office:value="0.201538377768">
                <text:p>0</text:p>
              </table:table-cell>
              <table:table-cell office:value-type="float" office:value="0.201719725553">
                <text:p>0.201719725553</text:p>
              </table:table-cell>
              <table:table-cell office:value-type="float" office:value="0.20112926846">
                <text:p>0.20112926846</text:p>
              </table:table-cell>
            </table:table-row>
            <table:table-row>
              <table:table-cell office:value-type="float" office:value="0.201383969505">
                <text:p>0</text:p>
              </table:table-cell>
              <table:table-cell office:value-type="float" office:value="0.201538377768">
                <text:p>0.201538377768</text:p>
              </table:table-cell>
              <table:table-cell office:value-type="float" office:value="0.201003838499">
                <text:p>0.201003838499</text:p>
              </table:table-cell>
            </table:table-row>
            <table:table-row>
              <table:table-cell office:value-type="float" office:value="0.201244015273">
                <text:p>0</text:p>
              </table:table-cell>
              <table:table-cell office:value-type="float" office:value="0.201383969505">
                <text:p>0.201383969505</text:p>
              </table:table-cell>
              <table:table-cell office:value-type="float" office:value="0.200881803608">
                <text:p>0.200881803608</text:p>
              </table:table-cell>
            </table:table-row>
            <table:table-row>
              <table:table-cell office:value-type="float" office:value="0.201122951286">
                <text:p>0</text:p>
              </table:table-cell>
              <table:table-cell office:value-type="float" office:value="0.201244015273">
                <text:p>0.201244015273</text:p>
              </table:table-cell>
              <table:table-cell office:value-type="float" office:value="0.200772846481">
                <text:p>0.200772846481</text:p>
              </table:table-cell>
            </table:table-row>
            <table:table-row>
              <table:table-cell office:value-type="float" office:value="0.201016079943">
                <text:p>0</text:p>
              </table:table-cell>
              <table:table-cell office:value-type="float" office:value="0.201122951286">
                <text:p>0.201122951286</text:p>
              </table:table-cell>
              <table:table-cell office:value-type="float" office:value="0.200670233464">
                <text:p>0.200670233464</text:p>
              </table:table-cell>
            </table:table-row>
            <table:table-row>
              <table:table-cell office:value-type="float" office:value="0.20091997545">
                <text:p>0</text:p>
              </table:table-cell>
              <table:table-cell office:value-type="float" office:value="0.201016079943">
                <text:p>0.201016079943</text:p>
              </table:table-cell>
              <table:table-cell office:value-type="float" office:value="0.200575780229">
                <text:p>0.200575780229</text:p>
              </table:table-cell>
            </table:table-row>
            <table:table-row>
              <table:table-cell office:value-type="float" office:value="0.200825269583">
                <text:p>0</text:p>
              </table:table-cell>
              <table:table-cell office:value-type="float" office:value="0.20091997545">
                <text:p>0.20091997545</text:p>
              </table:table-cell>
              <table:table-cell office:value-type="float" office:value="0.20049056573">
                <text:p>0.20049056573</text:p>
              </table:table-cell>
            </table:table-row>
            <table:table-row>
              <table:table-cell office:value-type="string"/>
              <table:table-cell office:value-type="float" office:value="0.200825269583">
                <text:p>0.200825269583</text:p>
              </table:table-cell>
              <table:table-cell office:value-type="float" office:value="0.200422133002">
                <text:p>0.200422133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1.127cm" svg:height="9cm" xlink:href=".." xlink:type="simple" chart:class="chart:scatter" chart:style-name="ch1">
        <chart:legend chart:legend-position="end" svg:x="38.248cm" svg:y="4.201cm" style:legend-expansion="high" chart:style-name="ch2"/>
        <chart:plot-area chart:style-name="ch3" table:cell-range-address="Sheet1.C116:Sheet1.C168 Sheet1.G116:Sheet1.G168" chart:data-source-has-labels="both" svg:x="1.272cm" svg:y="0.855cm" svg:width="35.332cm" svg:height="7.545cm">
          <chartooo:coordinate-region svg:x="1.564cm" svg:y="1.054cm" svg:width="34.8cm" svg:height="7.147cm"/>
          <chart:axis chart:dimension="x" chart:name="primary-x" chart:style-name="ch4" chartooo:axis-type="auto">
            <chart:categories table:cell-range-address="Sheet1.G117:Sheet1.G16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116:Sheet1.G168" chart:class="chart:scatter">
            <chart:domain table:cell-range-address="Sheet1.C116:Sheet1.C168"/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.0307001428749">
                <text:p>0</text:p>
                <draw:g>
                  <svg:desc>Sheet1.G117:Sheet1.G168</svg:desc>
                </draw:g>
              </table:table-cell>
              <table:table-cell office:value-type="float" office:value="0.599999">
                <text:p>0.599999</text:p>
                <draw:g>
                  <svg:desc>Sheet1.C116:Sheet1.C168</svg:desc>
                </draw:g>
              </table:table-cell>
              <table:table-cell office:value-type="float" office:value="0.000999999233334">
                <text:p>0.000999999233334</text:p>
                <draw:g>
                  <svg:desc>Sheet1.G116:Sheet1.G168</svg:desc>
                </draw:g>
              </table:table-cell>
            </table:table-row>
            <table:table-row>
              <table:table-cell office:value-type="float" office:value="-0.16784044001">
                <text:p>-0</text:p>
              </table:table-cell>
              <table:table-cell office:value-type="float" office:value="0.534787517055">
                <text:p>0.534787517055</text:p>
              </table:table-cell>
              <table:table-cell office:value-type="float" office:value="0.0307001428749">
                <text:p>0.0307001428749</text:p>
              </table:table-cell>
            </table:table-row>
            <table:table-row>
              <table:table-cell office:value-type="float" office:value="-0.166330989721">
                <text:p>-0</text:p>
              </table:table-cell>
              <table:table-cell office:value-type="float" office:value="-0.0796876762174">
                <text:p>-0.0796876762174</text:p>
              </table:table-cell>
              <table:table-cell office:value-type="float" office:value="-0.16784044001">
                <text:p>-0.16784044001</text:p>
              </table:table-cell>
            </table:table-row>
            <table:table-row>
              <table:table-cell office:value-type="float" office:value="0.0333373808276">
                <text:p>0</text:p>
              </table:table-cell>
              <table:table-cell office:value-type="float" office:value="-0.13998249732">
                <text:p>-0.13998249732</text:p>
              </table:table-cell>
              <table:table-cell office:value-type="float" office:value="-0.166330989721">
                <text:p>-0.166330989721</text:p>
              </table:table-cell>
            </table:table-row>
            <table:table-row>
              <table:table-cell office:value-type="float" office:value="0.0597703752219">
                <text:p>0</text:p>
              </table:table-cell>
              <table:table-cell office:value-type="float" office:value="0.0663095082052">
                <text:p>0.0663095082052</text:p>
              </table:table-cell>
              <table:table-cell office:value-type="float" office:value="0.0333373808276">
                <text:p>0.0333373808276</text:p>
              </table:table-cell>
            </table:table-row>
            <table:table-row>
              <table:table-cell office:value-type="float" office:value="0.12046021696">
                <text:p>0</text:p>
              </table:table-cell>
              <table:table-cell office:value-type="float" office:value="0.0769031123886">
                <text:p>0.0769031123886</text:p>
              </table:table-cell>
              <table:table-cell office:value-type="float" office:value="0.0597703752219">
                <text:p>0.0597703752219</text:p>
              </table:table-cell>
            </table:table-row>
            <table:table-row>
              <table:table-cell office:value-type="float" office:value="0.138331645523">
                <text:p>0</text:p>
              </table:table-cell>
              <table:table-cell office:value-type="float" office:value="0.129605384252">
                <text:p>0.129605384252</text:p>
              </table:table-cell>
              <table:table-cell office:value-type="float" office:value="0.12046021696">
                <text:p>0.12046021696</text:p>
              </table:table-cell>
            </table:table-row>
            <table:table-row>
              <table:table-cell office:value-type="float" office:value="0.153461431377">
                <text:p>0</text:p>
              </table:table-cell>
              <table:table-cell office:value-type="float" office:value="0.151366424482">
                <text:p>0.151366424482</text:p>
              </table:table-cell>
              <table:table-cell office:value-type="float" office:value="0.138331645523">
                <text:p>0.138331645523</text:p>
              </table:table-cell>
            </table:table-row>
            <table:table-row>
              <table:table-cell office:value-type="float" office:value="0.168302656519">
                <text:p>0</text:p>
              </table:table-cell>
              <table:table-cell office:value-type="float" office:value="0.162869929091">
                <text:p>0.162869929091</text:p>
              </table:table-cell>
              <table:table-cell office:value-type="float" office:value="0.153461431377">
                <text:p>0.153461431377</text:p>
              </table:table-cell>
            </table:table-row>
            <table:table-row>
              <table:table-cell office:value-type="float" office:value="0.189383403503">
                <text:p>0</text:p>
              </table:table-cell>
              <table:table-cell office:value-type="float" office:value="0.177917532701">
                <text:p>0.177917532701</text:p>
              </table:table-cell>
              <table:table-cell office:value-type="float" office:value="0.168302656519">
                <text:p>0.168302656519</text:p>
              </table:table-cell>
            </table:table-row>
            <table:table-row>
              <table:table-cell office:value-type="float" office:value="0.203285312598">
                <text:p>0</text:p>
              </table:table-cell>
              <table:table-cell office:value-type="float" office:value="0.193431035132">
                <text:p>0.193431035132</text:p>
              </table:table-cell>
              <table:table-cell office:value-type="float" office:value="0.189383403503">
                <text:p>0.189383403503</text:p>
              </table:table-cell>
            </table:table-row>
            <table:table-row>
              <table:table-cell office:value-type="float" office:value="0.214897801916">
                <text:p>0</text:p>
              </table:table-cell>
              <table:table-cell office:value-type="float" office:value="0.204754392274">
                <text:p>0.204754392274</text:p>
              </table:table-cell>
              <table:table-cell office:value-type="float" office:value="0.203285312598">
                <text:p>0.203285312598</text:p>
              </table:table-cell>
            </table:table-row>
            <table:table-row>
              <table:table-cell office:value-type="float" office:value="0.227326172023">
                <text:p>0</text:p>
              </table:table-cell>
              <table:table-cell office:value-type="float" office:value="0.212681502735">
                <text:p>0.212681502735</text:p>
              </table:table-cell>
              <table:table-cell office:value-type="float" office:value="0.214897801916">
                <text:p>0.214897801916</text:p>
              </table:table-cell>
            </table:table-row>
            <table:table-row>
              <table:table-cell office:value-type="float" office:value="0.299594549217">
                <text:p>0</text:p>
              </table:table-cell>
              <table:table-cell office:value-type="float" office:value="0.218751874371">
                <text:p>0.218751874371</text:p>
              </table:table-cell>
              <table:table-cell office:value-type="float" office:value="0.227326172023">
                <text:p>0.227326172023</text:p>
              </table:table-cell>
            </table:table-row>
            <table:table-row>
              <table:table-cell office:value-type="float" office:value="0.298427154999">
                <text:p>0</text:p>
              </table:table-cell>
              <table:table-cell office:value-type="float" office:value="0.237680458314">
                <text:p>0.237680458314</text:p>
              </table:table-cell>
              <table:table-cell office:value-type="float" office:value="0.299594549217">
                <text:p>0.299594549217</text:p>
              </table:table-cell>
            </table:table-row>
            <table:table-row>
              <table:table-cell office:value-type="float" office:value="0.299015315134">
                <text:p>0</text:p>
              </table:table-cell>
              <table:table-cell office:value-type="float" office:value="0.244504634943">
                <text:p>0.244504634943</text:p>
              </table:table-cell>
              <table:table-cell office:value-type="float" office:value="0.298427154999">
                <text:p>0.298427154999</text:p>
              </table:table-cell>
            </table:table-row>
            <table:table-row>
              <table:table-cell office:value-type="float" office:value="0.297993364038">
                <text:p>0</text:p>
              </table:table-cell>
              <table:table-cell office:value-type="float" office:value="0.247817678612">
                <text:p>0.247817678612</text:p>
              </table:table-cell>
              <table:table-cell office:value-type="float" office:value="0.299015315134">
                <text:p>0.299015315134</text:p>
              </table:table-cell>
            </table:table-row>
            <table:table-row>
              <table:table-cell office:value-type="float" office:value="0.259520755884">
                <text:p>0</text:p>
              </table:table-cell>
              <table:table-cell office:value-type="float" office:value="0.249377987038">
                <text:p>0.249377987038</text:p>
              </table:table-cell>
              <table:table-cell office:value-type="float" office:value="0.297993364038">
                <text:p>0.297993364038</text:p>
              </table:table-cell>
            </table:table-row>
            <table:table-row>
              <table:table-cell office:value-type="float" office:value="0.263081762242">
                <text:p>0</text:p>
              </table:table-cell>
              <table:table-cell office:value-type="float" office:value="0.295480760613">
                <text:p>0.295480760613</text:p>
              </table:table-cell>
              <table:table-cell office:value-type="float" office:value="0.259520755884">
                <text:p>0.259520755884</text:p>
              </table:table-cell>
            </table:table-row>
            <table:table-row>
              <table:table-cell office:value-type="float" office:value="0.272448865624">
                <text:p>0</text:p>
              </table:table-cell>
              <table:table-cell office:value-type="float" office:value="0.295289440458">
                <text:p>0.295289440458</text:p>
              </table:table-cell>
              <table:table-cell office:value-type="float" office:value="0.263081762242">
                <text:p>0.263081762242</text:p>
              </table:table-cell>
            </table:table-row>
            <table:table-row>
              <table:table-cell office:value-type="float" office:value="0.276052066544">
                <text:p>0</text:p>
              </table:table-cell>
              <table:table-cell office:value-type="float" office:value="0.293951598716">
                <text:p>0.293951598716</text:p>
              </table:table-cell>
              <table:table-cell office:value-type="float" office:value="0.272448865624">
                <text:p>0.272448865624</text:p>
              </table:table-cell>
            </table:table-row>
            <table:table-row>
              <table:table-cell office:value-type="float" office:value="0.278725413235">
                <text:p>0</text:p>
              </table:table-cell>
              <table:table-cell office:value-type="float" office:value="0.291877465201">
                <text:p>0.291877465201</text:p>
              </table:table-cell>
              <table:table-cell office:value-type="float" office:value="0.276052066544">
                <text:p>0.276052066544</text:p>
              </table:table-cell>
            </table:table-row>
            <table:table-row>
              <table:table-cell office:value-type="float" office:value="0.277358440935">
                <text:p>0</text:p>
              </table:table-cell>
              <table:table-cell office:value-type="float" office:value="0.291673597012">
                <text:p>0.291673597012</text:p>
              </table:table-cell>
              <table:table-cell office:value-type="float" office:value="0.278725413235">
                <text:p>0.278725413235</text:p>
              </table:table-cell>
            </table:table-row>
            <table:table-row>
              <table:table-cell office:value-type="float" office:value="0.279687444001">
                <text:p>0</text:p>
              </table:table-cell>
              <table:table-cell office:value-type="float" office:value="0.299754618785">
                <text:p>0.299754618785</text:p>
              </table:table-cell>
              <table:table-cell office:value-type="float" office:value="0.277358440935">
                <text:p>0.277358440935</text:p>
              </table:table-cell>
            </table:table-row>
            <table:table-row>
              <table:table-cell office:value-type="float" office:value="0.281936811412">
                <text:p>0</text:p>
              </table:table-cell>
              <table:table-cell office:value-type="float" office:value="0.299717536929">
                <text:p>0.299717536929</text:p>
              </table:table-cell>
              <table:table-cell office:value-type="float" office:value="0.279687444001">
                <text:p>0.279687444001</text:p>
              </table:table-cell>
            </table:table-row>
            <table:table-row>
              <table:table-cell office:value-type="float" office:value="0.283502580774">
                <text:p>0</text:p>
              </table:table-cell>
              <table:table-cell office:value-type="float" office:value="0.299670332298">
                <text:p>0.299670332298</text:p>
              </table:table-cell>
              <table:table-cell office:value-type="float" office:value="0.281936811412">
                <text:p>0.281936811412</text:p>
              </table:table-cell>
            </table:table-row>
            <table:table-row>
              <table:table-cell office:value-type="float" office:value="0.284914818556">
                <text:p>0</text:p>
              </table:table-cell>
              <table:table-cell office:value-type="float" office:value="0.299608029484">
                <text:p>0.299608029484</text:p>
              </table:table-cell>
              <table:table-cell office:value-type="float" office:value="0.283502580774">
                <text:p>0.283502580774</text:p>
              </table:table-cell>
            </table:table-row>
            <table:table-row>
              <table:table-cell office:value-type="float" office:value="0.286513305815">
                <text:p>0</text:p>
              </table:table-cell>
              <table:table-cell office:value-type="float" office:value="0.300234501407">
                <text:p>0.300234501407</text:p>
              </table:table-cell>
              <table:table-cell office:value-type="float" office:value="0.284914818556">
                <text:p>0.284914818556</text:p>
              </table:table-cell>
            </table:table-row>
            <table:table-row>
              <table:table-cell office:value-type="float" office:value="0.289574802012">
                <text:p>0</text:p>
              </table:table-cell>
              <table:table-cell office:value-type="float" office:value="0.300018404662">
                <text:p>0.300018404662</text:p>
              </table:table-cell>
              <table:table-cell office:value-type="float" office:value="0.286513305815">
                <text:p>0.286513305815</text:p>
              </table:table-cell>
            </table:table-row>
            <table:table-row>
              <table:table-cell office:value-type="float" office:value="0.291044413575">
                <text:p>0</text:p>
              </table:table-cell>
              <table:table-cell office:value-type="float" office:value="0.298086379283">
                <text:p>0.298086379283</text:p>
              </table:table-cell>
              <table:table-cell office:value-type="float" office:value="0.289574802012">
                <text:p>0.289574802012</text:p>
              </table:table-cell>
            </table:table-row>
            <table:table-row>
              <table:table-cell office:value-type="float" office:value="0.291422831549">
                <text:p>0</text:p>
              </table:table-cell>
              <table:table-cell office:value-type="float" office:value="0.298083527842">
                <text:p>0.298083527842</text:p>
              </table:table-cell>
              <table:table-cell office:value-type="float" office:value="0.291044413575">
                <text:p>0.291044413575</text:p>
              </table:table-cell>
            </table:table-row>
            <table:table-row>
              <table:table-cell office:value-type="float" office:value="0.292204786326">
                <text:p>0</text:p>
              </table:table-cell>
              <table:table-cell office:value-type="float" office:value="0.298737042983">
                <text:p>0.298737042983</text:p>
              </table:table-cell>
              <table:table-cell office:value-type="float" office:value="0.291422831549">
                <text:p>0.291422831549</text:p>
              </table:table-cell>
            </table:table-row>
            <table:table-row>
              <table:table-cell office:value-type="float" office:value="0.293006482901">
                <text:p>0</text:p>
              </table:table-cell>
              <table:table-cell office:value-type="float" office:value="0.298832331921">
                <text:p>0.298832331921</text:p>
              </table:table-cell>
              <table:table-cell office:value-type="float" office:value="0.292204786326">
                <text:p>0.292204786326</text:p>
              </table:table-cell>
            </table:table-row>
            <table:table-row>
              <table:table-cell office:value-type="float" office:value="0.293580237448">
                <text:p>0</text:p>
              </table:table-cell>
              <table:table-cell office:value-type="float" office:value="0.298910793147">
                <text:p>0.298910793147</text:p>
              </table:table-cell>
              <table:table-cell office:value-type="float" office:value="0.293006482901">
                <text:p>0.293006482901</text:p>
              </table:table-cell>
            </table:table-row>
            <table:table-row>
              <table:table-cell office:value-type="float" office:value="0.293495778786">
                <text:p>0</text:p>
              </table:table-cell>
              <table:table-cell office:value-type="float" office:value="0.299102334904">
                <text:p>0.299102334904</text:p>
              </table:table-cell>
              <table:table-cell office:value-type="float" office:value="0.293580237448">
                <text:p>0.293580237448</text:p>
              </table:table-cell>
            </table:table-row>
            <table:table-row>
              <table:table-cell office:value-type="float" office:value="0.295902695571">
                <text:p>0</text:p>
              </table:table-cell>
              <table:table-cell office:value-type="float" office:value="0.300263771307">
                <text:p>0.300263771307</text:p>
              </table:table-cell>
              <table:table-cell office:value-type="float" office:value="0.293495778786">
                <text:p>0.293495778786</text:p>
              </table:table-cell>
            </table:table-row>
            <table:table-row>
              <table:table-cell office:value-type="float" office:value="0.296296948784">
                <text:p>0</text:p>
              </table:table-cell>
              <table:table-cell office:value-type="float" office:value="0.298124515401">
                <text:p>0.298124515401</text:p>
              </table:table-cell>
              <table:table-cell office:value-type="float" office:value="0.295902695571">
                <text:p>0.295902695571</text:p>
              </table:table-cell>
            </table:table-row>
            <table:table-row>
              <table:table-cell office:value-type="float" office:value="0.29688359095">
                <text:p>0</text:p>
              </table:table-cell>
              <table:table-cell office:value-type="float" office:value="0.298333574691">
                <text:p>0.298333574691</text:p>
              </table:table-cell>
              <table:table-cell office:value-type="float" office:value="0.296296948784">
                <text:p>0.296296948784</text:p>
              </table:table-cell>
            </table:table-row>
            <table:table-row>
              <table:table-cell office:value-type="float" office:value="0.297202886222">
                <text:p>0</text:p>
              </table:table-cell>
              <table:table-cell office:value-type="float" office:value="0.298355553887">
                <text:p>0.298355553887</text:p>
              </table:table-cell>
              <table:table-cell office:value-type="float" office:value="0.29688359095">
                <text:p>0.29688359095</text:p>
              </table:table-cell>
            </table:table-row>
            <table:table-row>
              <table:table-cell office:value-type="float" office:value="0.297145028286">
                <text:p>0</text:p>
              </table:table-cell>
              <table:table-cell office:value-type="float" office:value="0.298503184677">
                <text:p>0.298503184677</text:p>
              </table:table-cell>
              <table:table-cell office:value-type="float" office:value="0.297202886222">
                <text:p>0.297202886222</text:p>
              </table:table-cell>
            </table:table-row>
            <table:table-row>
              <table:table-cell office:value-type="float" office:value="0.297260069556">
                <text:p>0</text:p>
              </table:table-cell>
              <table:table-cell office:value-type="float" office:value="0.298878202155">
                <text:p>0.298878202155</text:p>
              </table:table-cell>
              <table:table-cell office:value-type="float" office:value="0.297145028286">
                <text:p>0.297145028286</text:p>
              </table:table-cell>
            </table:table-row>
            <table:table-row>
              <table:table-cell office:value-type="float" office:value="0.297381744699">
                <text:p>0</text:p>
              </table:table-cell>
              <table:table-cell office:value-type="float" office:value="0.299002575872">
                <text:p>0.299002575872</text:p>
              </table:table-cell>
              <table:table-cell office:value-type="float" office:value="0.297260069556">
                <text:p>0.297260069556</text:p>
              </table:table-cell>
            </table:table-row>
            <table:table-row>
              <table:table-cell office:value-type="float" office:value="0.297492485037">
                <text:p>0</text:p>
              </table:table-cell>
              <table:table-cell office:value-type="float" office:value="0.299058446576">
                <text:p>0.299058446576</text:p>
              </table:table-cell>
              <table:table-cell office:value-type="float" office:value="0.297381744699">
                <text:p>0.297381744699</text:p>
              </table:table-cell>
            </table:table-row>
            <table:table-row>
              <table:table-cell office:value-type="float" office:value="0.297739251473">
                <text:p>0</text:p>
              </table:table-cell>
              <table:table-cell office:value-type="float" office:value="0.299281433094">
                <text:p>0.299281433094</text:p>
              </table:table-cell>
              <table:table-cell office:value-type="float" office:value="0.297492485037">
                <text:p>0.297492485037</text:p>
              </table:table-cell>
            </table:table-row>
            <table:table-row>
              <table:table-cell office:value-type="float" office:value="0.297966067609">
                <text:p>0</text:p>
              </table:table-cell>
              <table:table-cell office:value-type="float" office:value="0.299342367813">
                <text:p>0.299342367813</text:p>
              </table:table-cell>
              <table:table-cell office:value-type="float" office:value="0.297739251473">
                <text:p>0.297739251473</text:p>
              </table:table-cell>
            </table:table-row>
            <table:table-row>
              <table:table-cell office:value-type="float" office:value="0.298079046185">
                <text:p>0</text:p>
              </table:table-cell>
              <table:table-cell office:value-type="float" office:value="0.299419303794">
                <text:p>0.299419303794</text:p>
              </table:table-cell>
              <table:table-cell office:value-type="float" office:value="0.297966067609">
                <text:p>0.297966067609</text:p>
              </table:table-cell>
            </table:table-row>
            <table:table-row>
              <table:table-cell office:value-type="float" office:value="0.297958426097">
                <text:p>0</text:p>
              </table:table-cell>
              <table:table-cell office:value-type="float" office:value="0.299546575944">
                <text:p>0.299546575944</text:p>
              </table:table-cell>
              <table:table-cell office:value-type="float" office:value="0.298079046185">
                <text:p>0.298079046185</text:p>
              </table:table-cell>
            </table:table-row>
            <table:table-row>
              <table:table-cell office:value-type="float" office:value="0.298119151724">
                <text:p>0</text:p>
              </table:table-cell>
              <table:table-cell office:value-type="float" office:value="0.300120318773">
                <text:p>0.300120318773</text:p>
              </table:table-cell>
              <table:table-cell office:value-type="float" office:value="0.297958426097">
                <text:p>0.297958426097</text:p>
              </table:table-cell>
            </table:table-row>
            <table:table-row>
              <table:table-cell office:value-type="float" office:value="0.298162081135">
                <text:p>0</text:p>
              </table:table-cell>
              <table:table-cell office:value-type="float" office:value="0.300113017421">
                <text:p>0.300113017421</text:p>
              </table:table-cell>
              <table:table-cell office:value-type="float" office:value="0.298119151724">
                <text:p>0.298119151724</text:p>
              </table:table-cell>
            </table:table-row>
            <table:table-row>
              <table:table-cell office:value-type="float" office:value="0.29819652538">
                <text:p>0</text:p>
              </table:table-cell>
              <table:table-cell office:value-type="float" office:value="0.30021534867">
                <text:p>0.30021534867</text:p>
              </table:table-cell>
              <table:table-cell office:value-type="float" office:value="0.298162081135">
                <text:p>0.298162081135</text:p>
              </table:table-cell>
            </table:table-row>
            <table:table-row>
              <table:table-cell office:value-type="float" office:value="0.298123597508">
                <text:p>0</text:p>
              </table:table-cell>
              <table:table-cell office:value-type="float" office:value="0.300363193672">
                <text:p>0.300363193672</text:p>
              </table:table-cell>
              <table:table-cell office:value-type="float" office:value="0.29819652538">
                <text:p>0.29819652538</text:p>
              </table:table-cell>
            </table:table-row>
            <table:table-row>
              <table:table-cell office:value-type="float" office:value="0.299631038186">
                <text:p>0</text:p>
              </table:table-cell>
              <table:table-cell office:value-type="float" office:value="0.300458610282">
                <text:p>0.300458610282</text:p>
              </table:table-cell>
              <table:table-cell office:value-type="float" office:value="0.298123597508">
                <text:p>0.298123597508</text:p>
              </table:table-cell>
            </table:table-row>
            <table:table-row>
              <table:table-cell office:value-type="string"/>
              <table:table-cell office:value-type="float" office:value="0.300549378483">
                <text:p>0.300549378483</text:p>
              </table:table-cell>
              <table:table-cell office:value-type="float" office:value="0.299631038186">
                <text:p>0.2996310381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714cm" svg:height="9cm" xlink:href=".." xlink:type="simple" chart:class="chart:scatter" chart:style-name="ch1">
        <chart:legend chart:legend-position="end" svg:x="37.835cm" svg:y="4.201cm" style:legend-expansion="high" chart:style-name="ch2"/>
        <chart:plot-area chart:style-name="ch3" table:cell-range-address="Sheet1.C170:Sheet1.C236 Sheet1.G170:Sheet1.G236" chart:data-source-has-labels="both" svg:x="1.264cm" svg:y="0.855cm" svg:width="34.943cm" svg:height="7.545cm">
          <chartooo:coordinate-region svg:x="2.176cm" svg:y="1.054cm" svg:width="33.791cm" svg:height="6.699cm"/>
          <chart:axis chart:dimension="x" chart:name="primary-x" chart:style-name="ch4" chartooo:axis-type="auto">
            <chart:categories table:cell-range-address="Sheet1.C171:Sheet1.C2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170:Sheet1.G236" chart:class="chart:scatter">
            <chart:domain table:cell-range-address="Sheet1.C170:Sheet1.C236"/>
            <chart:data-point chart:repeated="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.363356637569">
                <text:p>0</text:p>
                <draw:g>
                  <svg:desc>Sheet1.C171:Sheet1.C236</svg:desc>
                </draw:g>
              </table:table-cell>
              <table:table-cell office:value-type="float" office:value="0.599999">
                <text:p>0.599999</text:p>
                <draw:g>
                  <svg:desc>Sheet1.C170:Sheet1.C236</svg:desc>
                </draw:g>
              </table:table-cell>
              <table:table-cell office:value-type="float" office:value="0.000999999233334">
                <text:p>0.000999999233334</text:p>
                <draw:g>
                  <svg:desc>Sheet1.G170:Sheet1.G236</svg:desc>
                </draw:g>
              </table:table-cell>
            </table:table-row>
            <table:table-row>
              <table:table-cell office:value-type="float" office:value="0.321806603651">
                <text:p>0</text:p>
              </table:table-cell>
              <table:table-cell office:value-type="float" office:value="0.363356637569">
                <text:p>0.363356637569</text:p>
              </table:table-cell>
              <table:table-cell office:value-type="float" office:value="0.0197383243613">
                <text:p>0.0197383243613</text:p>
              </table:table-cell>
            </table:table-row>
            <table:table-row>
              <table:table-cell office:value-type="float" office:value="0.277600237624">
                <text:p>0</text:p>
              </table:table-cell>
              <table:table-cell office:value-type="float" office:value="0.321806603651">
                <text:p>0.321806603651</text:p>
              </table:table-cell>
              <table:table-cell office:value-type="float" office:value="0.0448080406567">
                <text:p>0.0448080406567</text:p>
              </table:table-cell>
            </table:table-row>
            <table:table-row>
              <table:table-cell office:value-type="float" office:value="0.233386642712">
                <text:p>0</text:p>
              </table:table-cell>
              <table:table-cell office:value-type="float" office:value="0.277600237624">
                <text:p>0.277600237624</text:p>
              </table:table-cell>
              <table:table-cell office:value-type="float" office:value="0.0789343947653">
                <text:p>0.0789343947653</text:p>
              </table:table-cell>
            </table:table-row>
            <table:table-row>
              <table:table-cell office:value-type="float" office:value="0.210261320519">
                <text:p>0</text:p>
              </table:table-cell>
              <table:table-cell office:value-type="float" office:value="0.233386642712">
                <text:p>0.233386642712</text:p>
              </table:table-cell>
              <table:table-cell office:value-type="float" office:value="0.0858767977873">
                <text:p>0.0858767977873</text:p>
              </table:table-cell>
            </table:table-row>
            <table:table-row>
              <table:table-cell office:value-type="float" office:value="0.212382808243">
                <text:p>0</text:p>
              </table:table-cell>
              <table:table-cell office:value-type="float" office:value="0.210261320519">
                <text:p>0.210261320519</text:p>
              </table:table-cell>
              <table:table-cell office:value-type="float" office:value="0.10894143746">
                <text:p>0.10894143746</text:p>
              </table:table-cell>
            </table:table-row>
            <table:table-row>
              <table:table-cell office:value-type="float" office:value="0.178673225408">
                <text:p>0</text:p>
              </table:table-cell>
              <table:table-cell office:value-type="float" office:value="0.212382808243">
                <text:p>0.212382808243</text:p>
              </table:table-cell>
              <table:table-cell office:value-type="float" office:value="0.124254713022">
                <text:p>0.124254713022</text:p>
              </table:table-cell>
            </table:table-row>
            <table:table-row>
              <table:table-cell office:value-type="float" office:value="0.159466790103">
                <text:p>0</text:p>
              </table:table-cell>
              <table:table-cell office:value-type="float" office:value="0.178673225408">
                <text:p>0.178673225408</text:p>
              </table:table-cell>
              <table:table-cell office:value-type="float" office:value="0.14931188487">
                <text:p>0.14931188487</text:p>
              </table:table-cell>
            </table:table-row>
            <table:table-row>
              <table:table-cell office:value-type="float" office:value="0.150931754987">
                <text:p>0</text:p>
              </table:table-cell>
              <table:table-cell office:value-type="float" office:value="0.159466790103">
                <text:p>0.159466790103</text:p>
              </table:table-cell>
              <table:table-cell office:value-type="float" office:value="0.163663037957">
                <text:p>0.163663037957</text:p>
              </table:table-cell>
            </table:table-row>
            <table:table-row>
              <table:table-cell office:value-type="float" office:value="0.122087770243">
                <text:p>0</text:p>
              </table:table-cell>
              <table:table-cell office:value-type="float" office:value="0.150931754987">
                <text:p>0.150931754987</text:p>
              </table:table-cell>
              <table:table-cell office:value-type="float" office:value="0.171398975508">
                <text:p>0.171398975508</text:p>
              </table:table-cell>
            </table:table-row>
            <table:table-row>
              <table:table-cell office:value-type="float" office:value="0.106558081806">
                <text:p>0</text:p>
              </table:table-cell>
              <table:table-cell office:value-type="float" office:value="0.122087770243">
                <text:p>0.122087770243</text:p>
              </table:table-cell>
              <table:table-cell office:value-type="float" office:value="0.200040827427">
                <text:p>0.200040827427</text:p>
              </table:table-cell>
            </table:table-row>
            <table:table-row>
              <table:table-cell office:value-type="float" office:value="0.0884362334267">
                <text:p>0</text:p>
              </table:table-cell>
              <table:table-cell office:value-type="float" office:value="0.106558081806">
                <text:p>0.106558081806</text:p>
              </table:table-cell>
              <table:table-cell office:value-type="float" office:value="0.213932845243">
                <text:p>0.213932845243</text:p>
              </table:table-cell>
            </table:table-row>
            <table:table-row>
              <table:table-cell office:value-type="float" office:value="0.0791449159519">
                <text:p>0</text:p>
              </table:table-cell>
              <table:table-cell office:value-type="float" office:value="0.0884362334267">
                <text:p>0.0884362334267</text:p>
              </table:table-cell>
              <table:table-cell office:value-type="float" office:value="0.224361077845">
                <text:p>0.224361077845</text:p>
              </table:table-cell>
            </table:table-row>
            <table:table-row>
              <table:table-cell office:value-type="float" office:value="0.0733095414055">
                <text:p>0</text:p>
              </table:table-cell>
              <table:table-cell office:value-type="float" office:value="0.0791449159519">
                <text:p>0.0791449159519</text:p>
              </table:table-cell>
              <table:table-cell office:value-type="float" office:value="0.230883211015">
                <text:p>0.230883211015</text:p>
              </table:table-cell>
            </table:table-row>
            <table:table-row>
              <table:table-cell office:value-type="float" office:value="0.0697163349024">
                <text:p>0</text:p>
              </table:table-cell>
              <table:table-cell office:value-type="float" office:value="0.0733095414055">
                <text:p>0.0733095414055</text:p>
              </table:table-cell>
              <table:table-cell office:value-type="float" office:value="0.237317334427">
                <text:p>0.237317334427</text:p>
              </table:table-cell>
            </table:table-row>
            <table:table-row>
              <table:table-cell office:value-type="float" office:value="0.0569321781741">
                <text:p>0</text:p>
              </table:table-cell>
              <table:table-cell office:value-type="float" office:value="0.0697163349024">
                <text:p>0.0697163349024</text:p>
              </table:table-cell>
              <table:table-cell office:value-type="float" office:value="0.224450859032">
                <text:p>0.224450859032</text:p>
              </table:table-cell>
            </table:table-row>
            <table:table-row>
              <table:table-cell office:value-type="float" office:value="0.0461895537313">
                <text:p>0</text:p>
              </table:table-cell>
              <table:table-cell office:value-type="float" office:value="0.0569321781741">
                <text:p>0.0569321781741</text:p>
              </table:table-cell>
              <table:table-cell office:value-type="float" office:value="0.235032896742">
                <text:p>0.235032896742</text:p>
              </table:table-cell>
            </table:table-row>
            <table:table-row>
              <table:table-cell office:value-type="float" office:value="0.0460645434409">
                <text:p>0</text:p>
              </table:table-cell>
              <table:table-cell office:value-type="float" office:value="0.0461895537313">
                <text:p>0.0461895537313</text:p>
              </table:table-cell>
              <table:table-cell office:value-type="float" office:value="0.24593678394">
                <text:p>0.24593678394</text:p>
              </table:table-cell>
            </table:table-row>
            <table:table-row>
              <table:table-cell office:value-type="float" office:value="0.0492746948999">
                <text:p>0</text:p>
              </table:table-cell>
              <table:table-cell office:value-type="float" office:value="0.0460645434409">
                <text:p>0.0460645434409</text:p>
              </table:table-cell>
              <table:table-cell office:value-type="float" office:value="0.245234262131">
                <text:p>0.245234262131</text:p>
              </table:table-cell>
            </table:table-row>
            <table:table-row>
              <table:table-cell office:value-type="float" office:value="0.0562902818393">
                <text:p>0</text:p>
              </table:table-cell>
              <table:table-cell office:value-type="float" office:value="0.0492746948999">
                <text:p>0.0492746948999</text:p>
              </table:table-cell>
              <table:table-cell office:value-type="float" office:value="0.248973921286">
                <text:p>0.248973921286</text:p>
              </table:table-cell>
            </table:table-row>
            <table:table-row>
              <table:table-cell office:value-type="float" office:value="0.0573326518255">
                <text:p>0</text:p>
              </table:table-cell>
              <table:table-cell office:value-type="float" office:value="0.0562902818393">
                <text:p>0.0562902818393</text:p>
              </table:table-cell>
              <table:table-cell office:value-type="float" office:value="0.258403512873">
                <text:p>0.258403512873</text:p>
              </table:table-cell>
            </table:table-row>
            <table:table-row>
              <table:table-cell office:value-type="float" office:value="0.052715681177">
                <text:p>0</text:p>
              </table:table-cell>
              <table:table-cell office:value-type="float" office:value="0.0573326518255">
                <text:p>0.0573326518255</text:p>
              </table:table-cell>
              <table:table-cell office:value-type="float" office:value="0.254680133761">
                <text:p>0.254680133761</text:p>
              </table:table-cell>
            </table:table-row>
            <table:table-row>
              <table:table-cell office:value-type="float" office:value="0.0482709472254">
                <text:p>0</text:p>
              </table:table-cell>
              <table:table-cell office:value-type="float" office:value="0.052715681177">
                <text:p>0.052715681177</text:p>
              </table:table-cell>
              <table:table-cell office:value-type="float" office:value="0.259149850439">
                <text:p>0.259149850439</text:p>
              </table:table-cell>
            </table:table-row>
            <table:table-row>
              <table:table-cell office:value-type="float" office:value="0.0477998659883">
                <text:p>0</text:p>
              </table:table-cell>
              <table:table-cell office:value-type="float" office:value="0.0482709472254">
                <text:p>0.0482709472254</text:p>
              </table:table-cell>
              <table:table-cell office:value-type="float" office:value="0.265083640281">
                <text:p>0.265083640281</text:p>
              </table:table-cell>
            </table:table-row>
            <table:table-row>
              <table:table-cell office:value-type="float" office:value="0.0474317698572">
                <text:p>0</text:p>
              </table:table-cell>
              <table:table-cell office:value-type="float" office:value="0.0477998659883">
                <text:p>0.0477998659883</text:p>
              </table:table-cell>
              <table:table-cell office:value-type="float" office:value="0.269527700312">
                <text:p>0.269527700312</text:p>
              </table:table-cell>
            </table:table-row>
            <table:table-row>
              <table:table-cell office:value-type="float" office:value="0.0379191372771">
                <text:p>0</text:p>
              </table:table-cell>
              <table:table-cell office:value-type="float" office:value="0.0474317698572">
                <text:p>0.0474317698572</text:p>
              </table:table-cell>
              <table:table-cell office:value-type="float" office:value="0.271134590946">
                <text:p>0.271134590946</text:p>
              </table:table-cell>
            </table:table-row>
            <table:table-row>
              <table:table-cell office:value-type="float" office:value="0.0343946808299">
                <text:p>0</text:p>
              </table:table-cell>
              <table:table-cell office:value-type="float" office:value="0.0379191372771">
                <text:p>0.0379191372771</text:p>
              </table:table-cell>
              <table:table-cell office:value-type="float" office:value="0.276386641026">
                <text:p>0.276386641026</text:p>
              </table:table-cell>
            </table:table-row>
            <table:table-row>
              <table:table-cell office:value-type="float" office:value="0.0282510933442">
                <text:p>0</text:p>
              </table:table-cell>
              <table:table-cell office:value-type="float" office:value="0.0343946808299">
                <text:p>0.0343946808299</text:p>
              </table:table-cell>
              <table:table-cell office:value-type="float" office:value="0.279284868755">
                <text:p>0.279284868755</text:p>
              </table:table-cell>
            </table:table-row>
            <table:table-row>
              <table:table-cell office:value-type="float" office:value="0.026160574608">
                <text:p>0</text:p>
              </table:table-cell>
              <table:table-cell office:value-type="float" office:value="0.0282510933442">
                <text:p>0.0282510933442</text:p>
              </table:table-cell>
              <table:table-cell office:value-type="float" office:value="0.281571807828">
                <text:p>0.281571807828</text:p>
              </table:table-cell>
            </table:table-row>
            <table:table-row>
              <table:table-cell office:value-type="float" office:value="0.0246967812109">
                <text:p>0</text:p>
              </table:table-cell>
              <table:table-cell office:value-type="float" office:value="0.026160574608">
                <text:p>0.026160574608</text:p>
              </table:table-cell>
              <table:table-cell office:value-type="float" office:value="0.286521192411">
                <text:p>0.286521192411</text:p>
              </table:table-cell>
            </table:table-row>
            <table:table-row>
              <table:table-cell office:value-type="float" office:value="0.0355680749182">
                <text:p>0</text:p>
              </table:table-cell>
              <table:table-cell office:value-type="float" office:value="0.0246967812109">
                <text:p>0.0246967812109</text:p>
              </table:table-cell>
              <table:table-cell office:value-type="float" office:value="0.286576738073">
                <text:p>0.286576738073</text:p>
              </table:table-cell>
            </table:table-row>
            <table:table-row>
              <table:table-cell office:value-type="float" office:value="0.0334588951344">
                <text:p>0</text:p>
              </table:table-cell>
              <table:table-cell office:value-type="float" office:value="0.0355680749182">
                <text:p>0.0355680749182</text:p>
              </table:table-cell>
              <table:table-cell office:value-type="float" office:value="0.279595788119">
                <text:p>0.279595788119</text:p>
              </table:table-cell>
            </table:table-row>
            <table:table-row>
              <table:table-cell office:value-type="float" office:value="0.0296166962931">
                <text:p>0</text:p>
              </table:table-cell>
              <table:table-cell office:value-type="float" office:value="0.0334588951344">
                <text:p>0.0334588951344</text:p>
              </table:table-cell>
              <table:table-cell office:value-type="float" office:value="0.281660820336">
                <text:p>0.281660820336</text:p>
              </table:table-cell>
            </table:table-row>
            <table:table-row>
              <table:table-cell office:value-type="float" office:value="0.0165305646728">
                <text:p>0</text:p>
              </table:table-cell>
              <table:table-cell office:value-type="float" office:value="0.0296166962931">
                <text:p>0.0296166962931</text:p>
              </table:table-cell>
              <table:table-cell office:value-type="float" office:value="0.282449167553">
                <text:p>0.282449167553</text:p>
              </table:table-cell>
            </table:table-row>
            <table:table-row>
              <table:table-cell office:value-type="float" office:value="0.00948242685115">
                <text:p>0</text:p>
              </table:table-cell>
              <table:table-cell office:value-type="float" office:value="0.0165305646728">
                <text:p>0.0165305646728</text:p>
              </table:table-cell>
              <table:table-cell office:value-type="float" office:value="0.280550359704">
                <text:p>0.280550359704</text:p>
              </table:table-cell>
            </table:table-row>
            <table:table-row>
              <table:table-cell office:value-type="float" office:value="0.00913751152908">
                <text:p>0</text:p>
              </table:table-cell>
              <table:table-cell office:value-type="float" office:value="0.00948242685115">
                <text:p>0.00948242685115</text:p>
              </table:table-cell>
              <table:table-cell office:value-type="float" office:value="0.280567240201">
                <text:p>0.280567240201</text:p>
              </table:table-cell>
            </table:table-row>
            <table:table-row>
              <table:table-cell office:value-type="float" office:value="0.00710244408625">
                <text:p>0</text:p>
              </table:table-cell>
              <table:table-cell office:value-type="float" office:value="0.00913751152908">
                <text:p>0.00913751152908</text:p>
              </table:table-cell>
              <table:table-cell office:value-type="float" office:value="0.282863238757">
                <text:p>0.282863238757</text:p>
              </table:table-cell>
            </table:table-row>
            <table:table-row>
              <table:table-cell office:value-type="float" office:value="0.08493938727">
                <text:p>0</text:p>
              </table:table-cell>
              <table:table-cell office:value-type="float" office:value="0.00710244408625">
                <text:p>0.00710244408625</text:p>
              </table:table-cell>
              <table:table-cell office:value-type="float" office:value="0.285109245587">
                <text:p>0.285109245587</text:p>
              </table:table-cell>
            </table:table-row>
            <table:table-row>
              <table:table-cell office:value-type="float" office:value="0.0476804316119">
                <text:p>0</text:p>
              </table:table-cell>
              <table:table-cell office:value-type="float" office:value="0.08493938727">
                <text:p>0.08493938727</text:p>
              </table:table-cell>
              <table:table-cell office:value-type="float" office:value="0.26279565704">
                <text:p>0.26279565704</text:p>
              </table:table-cell>
            </table:table-row>
            <table:table-row>
              <table:table-cell office:value-type="float" office:value="0.043822762833">
                <text:p>0</text:p>
              </table:table-cell>
              <table:table-cell office:value-type="float" office:value="0.0476804316119">
                <text:p>0.0476804316119</text:p>
              </table:table-cell>
              <table:table-cell office:value-type="float" office:value="0.291437428682">
                <text:p>0.291437428682</text:p>
              </table:table-cell>
            </table:table-row>
            <table:table-row>
              <table:table-cell office:value-type="float" office:value="0.0429799696978">
                <text:p>0</text:p>
              </table:table-cell>
              <table:table-cell office:value-type="float" office:value="0.043822762833">
                <text:p>0.043822762833</text:p>
              </table:table-cell>
              <table:table-cell office:value-type="float" office:value="0.292029997769">
                <text:p>0.292029997769</text:p>
              </table:table-cell>
            </table:table-row>
            <table:table-row>
              <table:table-cell office:value-type="float" office:value="0.0442466951554">
                <text:p>0</text:p>
              </table:table-cell>
              <table:table-cell office:value-type="float" office:value="0.0429799696978">
                <text:p>0.0429799696978</text:p>
              </table:table-cell>
              <table:table-cell office:value-type="float" office:value="0.292448186601">
                <text:p>0.292448186601</text:p>
              </table:table-cell>
            </table:table-row>
            <table:table-row>
              <table:table-cell office:value-type="float" office:value="0.040938724786">
                <text:p>0</text:p>
              </table:table-cell>
              <table:table-cell office:value-type="float" office:value="0.0442466951554">
                <text:p>0.0442466951554</text:p>
              </table:table-cell>
              <table:table-cell office:value-type="float" office:value="0.292809184856">
                <text:p>0.292809184856</text:p>
              </table:table-cell>
            </table:table-row>
            <table:table-row>
              <table:table-cell office:value-type="float" office:value="0.0369297232222">
                <text:p>0</text:p>
              </table:table-cell>
              <table:table-cell office:value-type="float" office:value="0.040938724786">
                <text:p>0.040938724786</text:p>
              </table:table-cell>
              <table:table-cell office:value-type="float" office:value="0.292508711841">
                <text:p>0.292508711841</text:p>
              </table:table-cell>
            </table:table-row>
            <table:table-row>
              <table:table-cell office:value-type="float" office:value="0.033176647906">
                <text:p>0</text:p>
              </table:table-cell>
              <table:table-cell office:value-type="float" office:value="0.0369297232222">
                <text:p>0.0369297232222</text:p>
              </table:table-cell>
              <table:table-cell office:value-type="float" office:value="0.291693373525">
                <text:p>0.291693373525</text:p>
              </table:table-cell>
            </table:table-row>
            <table:table-row>
              <table:table-cell office:value-type="float" office:value="0.0310109916374">
                <text:p>0</text:p>
              </table:table-cell>
              <table:table-cell office:value-type="float" office:value="0.033176647906">
                <text:p>0.033176647906</text:p>
              </table:table-cell>
              <table:table-cell office:value-type="float" office:value="0.29301505907">
                <text:p>0.29301505907</text:p>
              </table:table-cell>
            </table:table-row>
            <table:table-row>
              <table:table-cell office:value-type="float" office:value="0.025704688792">
                <text:p>0</text:p>
              </table:table-cell>
              <table:table-cell office:value-type="float" office:value="0.0310109916374">
                <text:p>0.0310109916374</text:p>
              </table:table-cell>
              <table:table-cell office:value-type="float" office:value="0.297041604076">
                <text:p>0.297041604076</text:p>
              </table:table-cell>
            </table:table-row>
            <table:table-row>
              <table:table-cell office:value-type="float" office:value="0.0227478689186">
                <text:p>0</text:p>
              </table:table-cell>
              <table:table-cell office:value-type="float" office:value="0.025704688792">
                <text:p>0.025704688792</text:p>
              </table:table-cell>
              <table:table-cell office:value-type="float" office:value="0.298112423461">
                <text:p>0.298112423461</text:p>
              </table:table-cell>
            </table:table-row>
            <table:table-row>
              <table:table-cell office:value-type="float" office:value="0.0071931563349">
                <text:p>0</text:p>
              </table:table-cell>
              <table:table-cell office:value-type="float" office:value="0.0227478689186">
                <text:p>0.0227478689186</text:p>
              </table:table-cell>
              <table:table-cell office:value-type="float" office:value="0.298016601863">
                <text:p>0.298016601863</text:p>
              </table:table-cell>
            </table:table-row>
            <table:table-row>
              <table:table-cell office:value-type="float" office:value="0.00654765465966">
                <text:p>0</text:p>
              </table:table-cell>
              <table:table-cell office:value-type="float" office:value="0.0071931563349">
                <text:p>0.0071931563349</text:p>
              </table:table-cell>
              <table:table-cell office:value-type="float" office:value="0.300654529068">
                <text:p>0.300654529068</text:p>
              </table:table-cell>
            </table:table-row>
            <table:table-row>
              <table:table-cell office:value-type="float" office:value="0.00615451167346">
                <text:p>0</text:p>
              </table:table-cell>
              <table:table-cell office:value-type="float" office:value="0.00654765465966">
                <text:p>0.00654765465966</text:p>
              </table:table-cell>
              <table:table-cell office:value-type="float" office:value="0.300700498842">
                <text:p>0.300700498842</text:p>
              </table:table-cell>
            </table:table-row>
            <table:table-row>
              <table:table-cell office:value-type="float" office:value="0.00549670480072">
                <text:p>0</text:p>
              </table:table-cell>
              <table:table-cell office:value-type="float" office:value="0.00615451167346">
                <text:p>0.00615451167346</text:p>
              </table:table-cell>
              <table:table-cell office:value-type="float" office:value="0.300244829453">
                <text:p>0.300244829453</text:p>
              </table:table-cell>
            </table:table-row>
            <table:table-row>
              <table:table-cell office:value-type="float" office:value="0.00375779284786">
                <text:p>0</text:p>
              </table:table-cell>
              <table:table-cell office:value-type="float" office:value="0.00549670480072">
                <text:p>0.00549670480072</text:p>
              </table:table-cell>
              <table:table-cell office:value-type="float" office:value="0.300211417623">
                <text:p>0.300211417623</text:p>
              </table:table-cell>
            </table:table-row>
            <table:table-row>
              <table:table-cell office:value-type="float" office:value="0.00324704347396">
                <text:p>0</text:p>
              </table:table-cell>
              <table:table-cell office:value-type="float" office:value="0.00375779284786">
                <text:p>0.00375779284786</text:p>
              </table:table-cell>
              <table:table-cell office:value-type="float" office:value="0.30116031867">
                <text:p>0.30116031867</text:p>
              </table:table-cell>
            </table:table-row>
            <table:table-row>
              <table:table-cell office:value-type="float" office:value="0.00264251066722">
                <text:p>0</text:p>
              </table:table-cell>
              <table:table-cell office:value-type="float" office:value="0.00324704347396">
                <text:p>0.00324704347396</text:p>
              </table:table-cell>
              <table:table-cell office:value-type="float" office:value="0.301112805665">
                <text:p>0.301112805665</text:p>
              </table:table-cell>
            </table:table-row>
            <table:table-row>
              <table:table-cell office:value-type="float" office:value="0.00236244787038">
                <text:p>0</text:p>
              </table:table-cell>
              <table:table-cell office:value-type="float" office:value="0.00264251066722">
                <text:p>0.00264251066722</text:p>
              </table:table-cell>
              <table:table-cell office:value-type="float" office:value="0.30111925154">
                <text:p>0.30111925154</text:p>
              </table:table-cell>
            </table:table-row>
            <table:table-row>
              <table:table-cell office:value-type="float" office:value="0.00202563576258">
                <text:p>0</text:p>
              </table:table-cell>
              <table:table-cell office:value-type="float" office:value="0.00236244787038">
                <text:p>0.00236244787038</text:p>
              </table:table-cell>
              <table:table-cell office:value-type="float" office:value="0.300860438458">
                <text:p>0.300860438458</text:p>
              </table:table-cell>
            </table:table-row>
            <table:table-row>
              <table:table-cell office:value-type="float" office:value="0.00178530946041">
                <text:p>0</text:p>
              </table:table-cell>
              <table:table-cell office:value-type="float" office:value="0.00202563576258">
                <text:p>0.00202563576258</text:p>
              </table:table-cell>
              <table:table-cell office:value-type="float" office:value="0.300386190617">
                <text:p>0.300386190617</text:p>
              </table:table-cell>
            </table:table-row>
            <table:table-row>
              <table:table-cell office:value-type="float" office:value="0.00155230124878">
                <text:p>0</text:p>
              </table:table-cell>
              <table:table-cell office:value-type="float" office:value="0.00178530946041">
                <text:p>0.00178530946041</text:p>
              </table:table-cell>
              <table:table-cell office:value-type="float" office:value="0.300346272384">
                <text:p>0.300346272384</text:p>
              </table:table-cell>
            </table:table-row>
            <table:table-row>
              <table:table-cell office:value-type="float" office:value="0.0013928678966">
                <text:p>0</text:p>
              </table:table-cell>
              <table:table-cell office:value-type="float" office:value="0.00155230124878">
                <text:p>0.00155230124878</text:p>
              </table:table-cell>
              <table:table-cell office:value-type="float" office:value="0.300258591316">
                <text:p>0.300258591316</text:p>
              </table:table-cell>
            </table:table-row>
            <table:table-row>
              <table:table-cell office:value-type="float" office:value="0.00136219811612">
                <text:p>0</text:p>
              </table:table-cell>
              <table:table-cell office:value-type="float" office:value="0.0013928678966">
                <text:p>0.0013928678966</text:p>
              </table:table-cell>
              <table:table-cell office:value-type="float" office:value="0.30025263632">
                <text:p>0.30025263632</text:p>
              </table:table-cell>
            </table:table-row>
            <table:table-row>
              <table:table-cell office:value-type="float" office:value="0.00127974931648">
                <text:p>0</text:p>
              </table:table-cell>
              <table:table-cell office:value-type="float" office:value="0.00136219811612">
                <text:p>0.00136219811612</text:p>
              </table:table-cell>
              <table:table-cell office:value-type="float" office:value="0.300185904129">
                <text:p>0.300185904129</text:p>
              </table:table-cell>
            </table:table-row>
            <table:table-row>
              <table:table-cell office:value-type="float" office:value="0.00118119447545">
                <text:p>0</text:p>
              </table:table-cell>
              <table:table-cell office:value-type="float" office:value="0.00127974931648">
                <text:p>0.00127974931648</text:p>
              </table:table-cell>
              <table:table-cell office:value-type="float" office:value="0.300157999572">
                <text:p>0.300157999572</text:p>
              </table:table-cell>
            </table:table-row>
            <table:table-row>
              <table:table-cell office:value-type="float" office:value="0.00109627609407">
                <text:p>0</text:p>
              </table:table-cell>
              <table:table-cell office:value-type="float" office:value="0.00118119447545">
                <text:p>0.00118119447545</text:p>
              </table:table-cell>
              <table:table-cell office:value-type="float" office:value="0.300131504419">
                <text:p>0.300131504419</text:p>
              </table:table-cell>
            </table:table-row>
            <table:table-row>
              <table:table-cell office:value-type="float" office:value="0.00102297939247">
                <text:p>0</text:p>
              </table:table-cell>
              <table:table-cell office:value-type="float" office:value="0.00109627609407">
                <text:p>0.00109627609407</text:p>
              </table:table-cell>
              <table:table-cell office:value-type="float" office:value="0.300106655614">
                <text:p>0.300106655614</text:p>
              </table:table-cell>
            </table:table-row>
            <table:table-row>
              <table:table-cell office:value-type="float" office:value="0.000964588536689">
                <text:p>0</text:p>
              </table:table-cell>
              <table:table-cell office:value-type="float" office:value="0.00102297939247">
                <text:p>0.00102297939247</text:p>
              </table:table-cell>
              <table:table-cell office:value-type="float" office:value="0.300082245703">
                <text:p>0.300082245703</text:p>
              </table:table-cell>
            </table:table-row>
            <table:table-row>
              <table:table-cell office:value-type="string"/>
              <table:table-cell office:value-type="float" office:value="0.000964588536689">
                <text:p>0.000964588536689</text:p>
              </table:table-cell>
              <table:table-cell office:value-type="float" office:value="0.300046805542">
                <text:p>0.3000468055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874cm" svg:height="9cm" xlink:href=".." xlink:type="simple" chart:class="chart:scatter" chart:style-name="ch1">
        <chart:legend chart:legend-position="end" svg:x="37.995cm" svg:y="4.201cm" style:legend-expansion="high" chart:style-name="ch2"/>
        <chart:plot-area chart:style-name="ch3" table:cell-range-address="Sheet1.C238:Sheet1.C310 Sheet1.G238:Sheet1.G310" svg:x="1.267cm" svg:y="0.855cm" svg:width="35.094cm" svg:height="7.545cm">
          <chartooo:coordinate-region svg:x="1.558cm" svg:y="1.055cm" svg:width="34.563cm" svg:height="7.1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38:Sheet1.G310" chart:class="chart:scatter">
            <chart:domain table:cell-range-address="Sheet1.C238:Sheet1.C310"/>
            <chart:data-point chart:repeated="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9999">
                <text:p>0.599999</text:p>
                <draw:g>
                  <svg:desc>Sheet1.C238:Sheet1.C310</svg:desc>
                </draw:g>
              </table:table-cell>
              <table:table-cell office:value-type="float" office:value="0.000999999233334">
                <text:p>0.000999999233334</text:p>
                <draw:g>
                  <svg:desc>Sheet1.G238:Sheet1.G3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4009632043">
                <text:p>0.274009632043</text:p>
              </table:table-cell>
              <table:table-cell office:value-type="float" office:value="0.0182403081275">
                <text:p>0.0182403081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4387177651">
                <text:p>0.234387177651</text:p>
              </table:table-cell>
              <table:table-cell office:value-type="float" office:value="0.0260587300279">
                <text:p>0.0260587300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8414088269">
                <text:p>0.178414088269</text:p>
              </table:table-cell>
              <table:table-cell office:value-type="float" office:value="0.0237408423409">
                <text:p>0.0237408423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58301949497">
                <text:p>0.0658301949497</text:p>
              </table:table-cell>
              <table:table-cell office:value-type="float" office:value="0.0242816106069">
                <text:p>0.0242816106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59970729714">
                <text:p>0.0759970729714</text:p>
              </table:table-cell>
              <table:table-cell office:value-type="float" office:value="0.0519297753037">
                <text:p>0.0519297753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0655022707">
                <text:p>0.0630655022707</text:p>
              </table:table-cell>
              <table:table-cell office:value-type="float" office:value="0.0662211193801">
                <text:p>0.0662211193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1231066725">
                <text:p>0.0451231066725</text:p>
              </table:table-cell>
              <table:table-cell office:value-type="float" office:value="0.0644790700698">
                <text:p>0.0644790700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14613720466">
                <text:p>0.0314613720466</text:p>
              </table:table-cell>
              <table:table-cell office:value-type="float" office:value="0.067559424367">
                <text:p>0.067559424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756350481">
                <text:p>0.018756350481</text:p>
              </table:table-cell>
              <table:table-cell office:value-type="float" office:value="0.0710300710914">
                <text:p>0.07103007109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62365290849">
                <text:p>0.00662365290849</text:p>
              </table:table-cell>
              <table:table-cell office:value-type="float" office:value="0.0732993009753">
                <text:p>0.07329930097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526178433712">
                <text:p>-0.0526178433712</text:p>
              </table:table-cell>
              <table:table-cell office:value-type="float" office:value="0.0235516851606">
                <text:p>0.02355168516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12567665561">
                <text:p>-0.112567665561</text:p>
              </table:table-cell>
              <table:table-cell office:value-type="float" office:value="-0.0528025251495">
                <text:p>-0.0528025251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361783367887">
                <text:p>-0.0361783367887</text:p>
              </table:table-cell>
              <table:table-cell office:value-type="float" office:value="-0.0683190812655">
                <text:p>-0.0683190812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376132952815">
                <text:p>-0.0376132952815</text:p>
              </table:table-cell>
              <table:table-cell office:value-type="float" office:value="-0.0539399089365">
                <text:p>-0.0539399089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321497926761">
                <text:p>-0.0321497926761</text:p>
              </table:table-cell>
              <table:table-cell office:value-type="float" office:value="-0.0616873848482">
                <text:p>-0.06168738484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85591775019">
                <text:p>-0.0285591775019</text:p>
              </table:table-cell>
              <table:table-cell office:value-type="float" office:value="-0.0366768428149">
                <text:p>-0.0366768428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336569847379">
                <text:p>-0.0336569847379</text:p>
              </table:table-cell>
              <table:table-cell office:value-type="float" office:value="-0.0249820169082">
                <text:p>-0.02498201690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241568710156">
                <text:p>-0.0241568710156</text:p>
              </table:table-cell>
              <table:table-cell office:value-type="float" office:value="0.0211439286763">
                <text:p>0.0211439286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611046335152">
                <text:p>-0.00611046335152</text:p>
              </table:table-cell>
              <table:table-cell office:value-type="float" office:value="0.0388777693973">
                <text:p>0.03887776939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190903994185">
                <text:p>-0.0190903994185</text:p>
              </table:table-cell>
              <table:table-cell office:value-type="float" office:value="0.0484904726884">
                <text:p>0.04849047268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254657755857">
                <text:p>-0.0254657755857</text:p>
              </table:table-cell>
              <table:table-cell office:value-type="float" office:value="0.0482530589076">
                <text:p>0.0482530589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333084161391">
                <text:p>-0.0333084161391</text:p>
              </table:table-cell>
              <table:table-cell office:value-type="float" office:value="0.0522289130884">
                <text:p>0.05222891308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476848856943">
                <text:p>-0.0476848856943</text:p>
              </table:table-cell>
              <table:table-cell office:value-type="float" office:value="0.0572475618812">
                <text:p>0.05724756188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09082545519">
                <text:p>-0.0509082545519</text:p>
              </table:table-cell>
              <table:table-cell office:value-type="float" office:value="0.0588483989982">
                <text:p>0.05884839899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563139469357">
                <text:p>-0.0563139469357</text:p>
              </table:table-cell>
              <table:table-cell office:value-type="float" office:value="0.062887227694">
                <text:p>0.0628872276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603856473529">
                <text:p>-0.0603856473529</text:p>
              </table:table-cell>
              <table:table-cell office:value-type="float" office:value="0.0661762226087">
                <text:p>0.06617622260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658801492697">
                <text:p>-0.0658801492697</text:p>
              </table:table-cell>
              <table:table-cell office:value-type="float" office:value="0.0710034424433">
                <text:p>0.0710034424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661112589961">
                <text:p>-0.0661112589961</text:p>
              </table:table-cell>
              <table:table-cell office:value-type="float" office:value="0.0707061983044">
                <text:p>0.07070619830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70647985385">
                <text:p>-0.070647985385</text:p>
              </table:table-cell>
              <table:table-cell office:value-type="float" office:value="0.0739893413956">
                <text:p>0.07398934139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740221612608">
                <text:p>-0.0740221612608</text:p>
              </table:table-cell>
              <table:table-cell office:value-type="float" office:value="0.0773323510613">
                <text:p>0.07733235106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772001799956">
                <text:p>-0.0772001799956</text:p>
              </table:table-cell>
              <table:table-cell office:value-type="float" office:value="0.0799320885459">
                <text:p>0.07993208854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795359399352">
                <text:p>-0.0795359399352</text:p>
              </table:table-cell>
              <table:table-cell office:value-type="float" office:value="0.0827299273651">
                <text:p>0.08272992736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808739948966">
                <text:p>-0.0808739948966</text:p>
              </table:table-cell>
              <table:table-cell office:value-type="float" office:value="0.083486632133">
                <text:p>0.083486632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833040806213">
                <text:p>-0.0833040806213</text:p>
              </table:table-cell>
              <table:table-cell office:value-type="float" office:value="0.0857089814628">
                <text:p>0.0857089814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841494023225">
                <text:p>-0.0841494023225</text:p>
              </table:table-cell>
              <table:table-cell office:value-type="float" office:value="0.0869201385672">
                <text:p>0.08692013856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863602081345">
                <text:p>-0.0863602081345</text:p>
              </table:table-cell>
              <table:table-cell office:value-type="float" office:value="0.0888804550463">
                <text:p>0.08888045504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876320085787">
                <text:p>-0.0876320085787</text:p>
              </table:table-cell>
              <table:table-cell office:value-type="float" office:value="0.0902602505733">
                <text:p>0.09026025057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891247959873">
                <text:p>-0.0891247959873</text:p>
              </table:table-cell>
              <table:table-cell office:value-type="float" office:value="0.0913949009522">
                <text:p>0.09139490095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893596130952">
                <text:p>-0.0893596130952</text:p>
              </table:table-cell>
              <table:table-cell office:value-type="float" office:value="0.0909698820674">
                <text:p>0.09096988206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901765688142">
                <text:p>-0.0901765688142</text:p>
              </table:table-cell>
              <table:table-cell office:value-type="float" office:value="0.091783144106">
                <text:p>0.0917831441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915455716713">
                <text:p>-0.0915455716713</text:p>
              </table:table-cell>
              <table:table-cell office:value-type="float" office:value="0.0952625490013">
                <text:p>0.09526254900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925735994947">
                <text:p>-0.0925735994947</text:p>
              </table:table-cell>
              <table:table-cell office:value-type="float" office:value="0.0958022975596">
                <text:p>0.09580229755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924485163921">
                <text:p>-0.0924485163921</text:p>
              </table:table-cell>
              <table:table-cell office:value-type="float" office:value="0.0957226753094">
                <text:p>0.09572267530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924440837164">
                <text:p>-0.0924440837164</text:p>
              </table:table-cell>
              <table:table-cell office:value-type="float" office:value="0.0956300140776">
                <text:p>0.09563001407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927444467041">
                <text:p>-0.0927444467041</text:p>
              </table:table-cell>
              <table:table-cell office:value-type="float" office:value="0.095984378423">
                <text:p>0.0959843784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932074218933">
                <text:p>-0.0932074218933</text:p>
              </table:table-cell>
              <table:table-cell office:value-type="float" office:value="0.0961111798981">
                <text:p>0.09611117989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945635148306">
                <text:p>-0.0945635148306</text:p>
              </table:table-cell>
              <table:table-cell office:value-type="float" office:value="0.0973729131867">
                <text:p>0.09737291318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95191135638">
                <text:p>-0.095191135638</text:p>
              </table:table-cell>
              <table:table-cell office:value-type="float" office:value="0.0977075379634">
                <text:p>0.09770753796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957556659902">
                <text:p>-0.0957556659902</text:p>
              </table:table-cell>
              <table:table-cell office:value-type="float" office:value="0.0979188880637">
                <text:p>0.09791888806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961552546836">
                <text:p>-0.0961552546836</text:p>
              </table:table-cell>
              <table:table-cell office:value-type="float" office:value="0.0981166989459">
                <text:p>0.0981166989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963468913086">
                <text:p>-0.0963468913086</text:p>
              </table:table-cell>
              <table:table-cell office:value-type="float" office:value="0.0980864395324">
                <text:p>0.09808643953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958613594694">
                <text:p>-0.0958613594694</text:p>
              </table:table-cell>
              <table:table-cell office:value-type="float" office:value="0.0977072269599">
                <text:p>0.09770722695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962801291818">
                <text:p>-0.0962801291818</text:p>
              </table:table-cell>
              <table:table-cell office:value-type="float" office:value="0.097834939078">
                <text:p>0.0978349390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963363619476">
                <text:p>-0.0963363619476</text:p>
              </table:table-cell>
              <table:table-cell office:value-type="float" office:value="0.0980680810751">
                <text:p>0.09806808107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968347830408">
                <text:p>-0.0968347830408</text:p>
              </table:table-cell>
              <table:table-cell office:value-type="float" office:value="0.0983245111969">
                <text:p>0.09832451119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975959676462">
                <text:p>-0.0975959676462</text:p>
              </table:table-cell>
              <table:table-cell office:value-type="float" office:value="0.0990808666472">
                <text:p>0.09908086664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976711400233">
                <text:p>-0.0976711400233</text:p>
              </table:table-cell>
              <table:table-cell office:value-type="float" office:value="0.0991144402581">
                <text:p>0.0991144402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977741830633">
                <text:p>-0.0977741830633</text:p>
              </table:table-cell>
              <table:table-cell office:value-type="float" office:value="0.0990648138915">
                <text:p>0.09906481389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98243844748">
                <text:p>-0.098243844748</text:p>
              </table:table-cell>
              <table:table-cell office:value-type="float" office:value="0.0988651026827">
                <text:p>0.09886510268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02608168615">
                <text:p>-0.102608168615</text:p>
              </table:table-cell>
              <table:table-cell office:value-type="float" office:value="0.0976734414119">
                <text:p>0.09767344141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02320164179">
                <text:p>-0.102320164179</text:p>
              </table:table-cell>
              <table:table-cell office:value-type="float" office:value="0.0979074039546">
                <text:p>0.09790740395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01851286868">
                <text:p>-0.101851286868</text:p>
              </table:table-cell>
              <table:table-cell office:value-type="float" office:value="0.0979401838558">
                <text:p>0.09794018385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01748309476">
                <text:p>-0.101748309476</text:p>
              </table:table-cell>
              <table:table-cell office:value-type="float" office:value="0.0982241241842">
                <text:p>0.09822412418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01456592789">
                <text:p>-0.101456592789</text:p>
              </table:table-cell>
              <table:table-cell office:value-type="float" office:value="0.0986171004902">
                <text:p>0.09861710049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01324991284">
                <text:p>-0.101324991284</text:p>
              </table:table-cell>
              <table:table-cell office:value-type="float" office:value="0.0987655190872">
                <text:p>0.09876551908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00997743374">
                <text:p>-0.100997743374</text:p>
              </table:table-cell>
              <table:table-cell office:value-type="float" office:value="0.0988519616872">
                <text:p>0.09885196168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01235856979">
                <text:p>-0.101235856979</text:p>
              </table:table-cell>
              <table:table-cell office:value-type="float" office:value="0.0983229651467">
                <text:p>0.09832296514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01025210135">
                <text:p>-0.101025210135</text:p>
              </table:table-cell>
              <table:table-cell office:value-type="float" office:value="0.0984690223508">
                <text:p>0.09846902235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0093289898">
                <text:p>-0.10093289898</text:p>
              </table:table-cell>
              <table:table-cell office:value-type="float" office:value="0.0985964345106">
                <text:p>0.09859643451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00832897468">
                <text:p>-0.100832897468</text:p>
              </table:table-cell>
              <table:table-cell office:value-type="float" office:value="0.098730505575">
                <text:p>0.0987305055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00782846563">
                <text:p>-0.100782846563</text:p>
              </table:table-cell>
              <table:table-cell office:value-type="float" office:value="0.0991304184079">
                <text:p>0.09913041840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00791502655">
                <text:p>-0.100791502655</text:p>
              </table:table-cell>
              <table:table-cell office:value-type="float" office:value="0.0998083886846">
                <text:p>0.09980838868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Sheet1.C444:Sheet1.C510 Sheet1.G444:Sheet1.G510" svg:x="0.77cm" svg:y="0.855cm" svg:width="11.711cm" svg:height="7.545cm">
          <chartooo:coordinate-region svg:x="1.788cm" svg:y="1.055cm" svg:width="10.362cm" svg:height="7.1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444:Sheet1.G510" chart:class="chart:scatter">
            <chart:domain table:cell-range-address="Sheet1.C444:Sheet1.C510"/>
            <chart:data-point chart:repeated="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9999">
                <text:p>0.599999</text:p>
                <draw:g>
                  <svg:desc>Sheet1.C444:Sheet1.C510</svg:desc>
                </draw:g>
              </table:table-cell>
              <table:table-cell office:value-type="float" office:value="0.000999999233334">
                <text:p>0.000999999233334</text:p>
                <draw:g>
                  <svg:desc>Sheet1.G444:Sheet1.G5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0339891692">
                <text:p>0.510339891692</text:p>
              </table:table-cell>
              <table:table-cell office:value-type="float" office:value="-0.00756834843688">
                <text:p>-0.00756834843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9187322956">
                <text:p>0.489187322956</text:p>
              </table:table-cell>
              <table:table-cell office:value-type="float" office:value="0.0352127396358">
                <text:p>0.0352127396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6549365535">
                <text:p>0.466549365535</text:p>
              </table:table-cell>
              <table:table-cell office:value-type="float" office:value="0.0346199513628">
                <text:p>0.0346199513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7425696421">
                <text:p>0.427425696421</text:p>
              </table:table-cell>
              <table:table-cell office:value-type="float" office:value="0.000125303654572">
                <text:p>0.000125303654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0243144398">
                <text:p>0.420243144398</text:p>
              </table:table-cell>
              <table:table-cell office:value-type="float" office:value="-0.013521549512">
                <text:p>-0.013521549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4235291157">
                <text:p>0.404235291157</text:p>
              </table:table-cell>
              <table:table-cell office:value-type="float" office:value="-0.0375719185331">
                <text:p>-0.0375719185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3186528654">
                <text:p>0.393186528654</text:p>
              </table:table-cell>
              <table:table-cell office:value-type="float" office:value="0.0233810209861">
                <text:p>0.02338102098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0971165394">
                <text:p>0.380971165394</text:p>
              </table:table-cell>
              <table:table-cell office:value-type="float" office:value="-0.00814418010283">
                <text:p>-0.00814418010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0992135442">
                <text:p>0.370992135442</text:p>
              </table:table-cell>
              <table:table-cell office:value-type="float" office:value="-0.0338166800152">
                <text:p>-0.0338166800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2484586929">
                <text:p>0.362484586929</text:p>
              </table:table-cell>
              <table:table-cell office:value-type="float" office:value="-0.0555899928918">
                <text:p>-0.0555899928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6460023339">
                <text:p>0.356460023339</text:p>
              </table:table-cell>
              <table:table-cell office:value-type="float" office:value="-0.0631883208927">
                <text:p>-0.0631883208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1171333785">
                <text:p>0.351171333785</text:p>
              </table:table-cell>
              <table:table-cell office:value-type="float" office:value="-0.0730199175857">
                <text:p>-0.0730199175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553962868">
                <text:p>0.34553962868</text:p>
              </table:table-cell>
              <table:table-cell office:value-type="float" office:value="-0.0856979513753">
                <text:p>-0.08569795137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1921107474">
                <text:p>0.341921107474</text:p>
              </table:table-cell>
              <table:table-cell office:value-type="float" office:value="-0.0928695451099">
                <text:p>-0.0928695451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7508213538">
                <text:p>0.337508213538</text:p>
              </table:table-cell>
              <table:table-cell office:value-type="float" office:value="-0.103538550745">
                <text:p>-0.1035385507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0985631501">
                <text:p>0.330985631501</text:p>
              </table:table-cell>
              <table:table-cell office:value-type="float" office:value="-0.1197374277">
                <text:p>-0.1197374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7156483847">
                <text:p>0.327156483847</text:p>
              </table:table-cell>
              <table:table-cell office:value-type="float" office:value="-0.124029390743">
                <text:p>-0.1240293907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5083588366">
                <text:p>0.325083588366</text:p>
              </table:table-cell>
              <table:table-cell office:value-type="float" office:value="-0.131967575374">
                <text:p>-0.131967575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835707184">
                <text:p>0.31835707184</text:p>
              </table:table-cell>
              <table:table-cell office:value-type="float" office:value="-0.13876491269">
                <text:p>-0.138764912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7080377079">
                <text:p>0.317080377079</text:p>
              </table:table-cell>
              <table:table-cell office:value-type="float" office:value="-0.146067257534">
                <text:p>-0.146067257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0197784281">
                <text:p>0.320197784281</text:p>
              </table:table-cell>
              <table:table-cell office:value-type="float" office:value="-0.147140782842">
                <text:p>-0.1471407828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723120057">
                <text:p>0.31723120057</text:p>
              </table:table-cell>
              <table:table-cell office:value-type="float" office:value="-0.152705251523">
                <text:p>-0.1527052515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9471423557">
                <text:p>0.319471423557</text:p>
              </table:table-cell>
              <table:table-cell office:value-type="float" office:value="-0.159963043423">
                <text:p>-0.1599630434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144240968">
                <text:p>0.29144240968</text:p>
              </table:table-cell>
              <table:table-cell office:value-type="float" office:value="-0.160600678669">
                <text:p>-0.1606006786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2461871973">
                <text:p>0.292461871973</text:p>
              </table:table-cell>
              <table:table-cell office:value-type="float" office:value="-0.164717258326">
                <text:p>-0.164717258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2965511296">
                <text:p>0.292965511296</text:p>
              </table:table-cell>
              <table:table-cell office:value-type="float" office:value="-0.168521883106">
                <text:p>-0.1685218831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3315428034">
                <text:p>0.293315428034</text:p>
              </table:table-cell>
              <table:table-cell office:value-type="float" office:value="-0.17170038669">
                <text:p>-0.171700386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371090392">
                <text:p>0.29371090392</text:p>
              </table:table-cell>
              <table:table-cell office:value-type="float" office:value="-0.174859875111">
                <text:p>-0.174859875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0836425383">
                <text:p>0.290836425383</text:p>
              </table:table-cell>
              <table:table-cell office:value-type="float" office:value="-0.168397865802">
                <text:p>-0.168397865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1737338648">
                <text:p>0.291737338648</text:p>
              </table:table-cell>
              <table:table-cell office:value-type="float" office:value="-0.171600982178">
                <text:p>-0.1716009821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2942472248">
                <text:p>0.292942472248</text:p>
              </table:table-cell>
              <table:table-cell office:value-type="float" office:value="-0.174705650071">
                <text:p>-0.1747056500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3952206249">
                <text:p>0.293952206249</text:p>
              </table:table-cell>
              <table:table-cell office:value-type="float" office:value="-0.177225222548">
                <text:p>-0.177225222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4611862752">
                <text:p>0.294611862752</text:p>
              </table:table-cell>
              <table:table-cell office:value-type="float" office:value="-0.179587722742">
                <text:p>-0.1795877227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5057998278">
                <text:p>0.295057998278</text:p>
              </table:table-cell>
              <table:table-cell office:value-type="float" office:value="-0.181643463231">
                <text:p>-0.1816434632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5557194369">
                <text:p>0.295557194369</text:p>
              </table:table-cell>
              <table:table-cell office:value-type="float" office:value="-0.183547482743">
                <text:p>-0.1835474827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568253142">
                <text:p>0.29568253142</text:p>
              </table:table-cell>
              <table:table-cell office:value-type="float" office:value="-0.185061585845">
                <text:p>-0.1850615858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96083894832">
                <text:p>0.296083894832</text:p>
              </table:table-cell>
              <table:table-cell office:value-type="float" office:value="-0.186610308189">
                <text:p>-0.1866103081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94840587267">
                <text:p>0.294840587267</text:p>
              </table:table-cell>
              <table:table-cell office:value-type="float" office:value="-0.18677222945">
                <text:p>-0.186772229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95117571854">
                <text:p>0.295117571854</text:p>
              </table:table-cell>
              <table:table-cell office:value-type="float" office:value="-0.188071366414">
                <text:p>-0.1880713664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95428328685">
                <text:p>0.295428328685</text:p>
              </table:table-cell>
              <table:table-cell office:value-type="float" office:value="-0.189223099323">
                <text:p>-0.189223099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5896435801">
                <text:p>0.295896435801</text:p>
              </table:table-cell>
              <table:table-cell office:value-type="float" office:value="-0.190384695204">
                <text:p>-0.1903846952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96278143627">
                <text:p>0.296278143627</text:p>
              </table:table-cell>
              <table:table-cell office:value-type="float" office:value="-0.191427616091">
                <text:p>-0.1914276160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6636196017">
                <text:p>0.296636196017</text:p>
              </table:table-cell>
              <table:table-cell office:value-type="float" office:value="-0.192333217118">
                <text:p>-0.1923332171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96952740644">
                <text:p>0.296952740644</text:p>
              </table:table-cell>
              <table:table-cell office:value-type="float" office:value="-0.193164773994">
                <text:p>-0.1931647739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97066880285">
                <text:p>0.297066880285</text:p>
              </table:table-cell>
              <table:table-cell office:value-type="float" office:value="-0.193837176758">
                <text:p>-0.1938371767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97437279122">
                <text:p>0.297437279122</text:p>
              </table:table-cell>
              <table:table-cell office:value-type="float" office:value="-0.194648526693">
                <text:p>-0.194648526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97561649255">
                <text:p>0.297561649255</text:p>
              </table:table-cell>
              <table:table-cell office:value-type="float" office:value="-0.195153375784">
                <text:p>-0.1951533757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98220524993">
                <text:p>0.298220524993</text:p>
              </table:table-cell>
              <table:table-cell office:value-type="float" office:value="-0.195870783864">
                <text:p>-0.1958707838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8241460926">
                <text:p>0.298241460926</text:p>
              </table:table-cell>
              <table:table-cell office:value-type="float" office:value="-0.196240523447">
                <text:p>-0.1962405234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9797779823">
                <text:p>0.29797779823</text:p>
              </table:table-cell>
              <table:table-cell office:value-type="float" office:value="-0.19637459919">
                <text:p>-0.196374599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98077243375">
                <text:p>0.298077243375</text:p>
              </table:table-cell>
              <table:table-cell office:value-type="float" office:value="-0.196741725303">
                <text:p>-0.1967417253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98149482058">
                <text:p>0.298149482058</text:p>
              </table:table-cell>
              <table:table-cell office:value-type="float" office:value="-0.19706186793">
                <text:p>-0.197061867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837307572">
                <text:p>0.29837307572</text:p>
              </table:table-cell>
              <table:table-cell office:value-type="float" office:value="-0.197461514431">
                <text:p>-0.1974615144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8587107384">
                <text:p>0.298587107384</text:p>
              </table:table-cell>
              <table:table-cell office:value-type="float" office:value="-0.197828727129">
                <text:p>-0.1978287271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98660607329">
                <text:p>0.298660607329</text:p>
              </table:table-cell>
              <table:table-cell office:value-type="float" office:value="-0.198069349582">
                <text:p>-0.1980693495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98729639693">
                <text:p>0.298729639693</text:p>
              </table:table-cell>
              <table:table-cell office:value-type="float" office:value="-0.198282250193">
                <text:p>-0.1982822501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8830602026">
                <text:p>0.298830602026</text:p>
              </table:table-cell>
              <table:table-cell office:value-type="float" office:value="-0.198502002608">
                <text:p>-0.1985020026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8893539455">
                <text:p>0.298893539455</text:p>
              </table:table-cell>
              <table:table-cell office:value-type="float" office:value="-0.198689401048">
                <text:p>-0.198689401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8954369422">
                <text:p>0.298954369422</text:p>
              </table:table-cell>
              <table:table-cell office:value-type="float" office:value="-0.198868297341">
                <text:p>-0.1988682973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9887809143">
                <text:p>0.29887809143</text:p>
              </table:table-cell>
              <table:table-cell office:value-type="float" office:value="-0.198948431328">
                <text:p>-0.1989484313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8957549618">
                <text:p>0.298957549618</text:p>
              </table:table-cell>
              <table:table-cell office:value-type="float" office:value="-0.198972945786">
                <text:p>-0.1989729457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99011672126">
                <text:p>0.299011672126</text:p>
              </table:table-cell>
              <table:table-cell office:value-type="float" office:value="-0.199117766026">
                <text:p>-0.1991177660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990452">
                <text:p>0.2990452</text:p>
              </table:table-cell>
              <table:table-cell office:value-type="float" office:value="-0.199237668894">
                <text:p>-0.1992376688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99078197044">
                <text:p>0.299078197044</text:p>
              </table:table-cell>
              <table:table-cell office:value-type="float" office:value="-0.199347312779">
                <text:p>-0.1993473127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99111744453">
                <text:p>0.299111744453</text:p>
              </table:table-cell>
              <table:table-cell office:value-type="float" office:value="-0.199446581214">
                <text:p>-0.1994465812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99138626365">
                <text:p>0.299138626365</text:p>
              </table:table-cell>
              <table:table-cell office:value-type="float" office:value="-0.199534800057">
                <text:p>-0.1995348000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9.884cm" svg:height="9cm" xlink:href=".." xlink:type="simple" chart:class="chart:scatter" chart:style-name="ch1">
        <chart:legend chart:legend-position="end" svg:x="37.005cm" svg:y="4.201cm" style:legend-expansion="high" chart:style-name="ch2"/>
        <chart:plot-area chart:style-name="ch3" table:cell-range-address="Sheet1.C312:Sheet1.C442 Sheet1.G312:Sheet1.G442" svg:x="1.247cm" svg:y="0.855cm" svg:width="34.164cm" svg:height="7.545cm">
          <chartooo:coordinate-region svg:x="1.538cm" svg:y="1.054cm" svg:width="33.633cm" svg:height="7.1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12:Sheet1.G442" chart:class="chart:scatter">
            <chart:domain table:cell-range-address="Sheet1.C312:Sheet1.C442"/>
            <chart:data-point chart:repeated="1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9999">
                <text:p>0.599999</text:p>
                <draw:g>
                  <svg:desc>Sheet1.C312:Sheet1.C442</svg:desc>
                </draw:g>
              </table:table-cell>
              <table:table-cell office:value-type="float" office:value="0.000999999233334">
                <text:p>0.000999999233334</text:p>
                <draw:g>
                  <svg:desc>Sheet1.G312:Sheet1.G4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4719176092">
                <text:p>0.194719176092</text:p>
              </table:table-cell>
              <table:table-cell office:value-type="float" office:value="0.0169877421906">
                <text:p>0.0169877421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5309571597">
                <text:p>0.165309571597</text:p>
              </table:table-cell>
              <table:table-cell office:value-type="float" office:value="0.0310248252721">
                <text:p>0.03102482527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2111393897">
                <text:p>0.112111393897</text:p>
              </table:table-cell>
              <table:table-cell office:value-type="float" office:value="0.0543283231231">
                <text:p>0.0543283231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38467170443">
                <text:p>0.0838467170443</text:p>
              </table:table-cell>
              <table:table-cell office:value-type="float" office:value="0.0662487896609">
                <text:p>0.0662487896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66106130546">
                <text:p>0.0566106130546</text:p>
              </table:table-cell>
              <table:table-cell office:value-type="float" office:value="0.0791041238955">
                <text:p>0.07910412389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5077798104">
                <text:p>0.0295077798104</text:p>
              </table:table-cell>
              <table:table-cell office:value-type="float" office:value="0.0916940817623">
                <text:p>0.0916940817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13821986584">
                <text:p>0.00513821986584</text:p>
              </table:table-cell>
              <table:table-cell office:value-type="float" office:value="0.102158394385">
                <text:p>0.102158394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74134542958">
                <text:p>-0.0174134542958</text:p>
              </table:table-cell>
              <table:table-cell office:value-type="float" office:value="0.111634350921">
                <text:p>0.111634350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380487172966">
                <text:p>-0.0380487172966</text:p>
              </table:table-cell>
              <table:table-cell office:value-type="float" office:value="0.121151946075">
                <text:p>0.1211519460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547026314464">
                <text:p>-0.0547026314464</text:p>
              </table:table-cell>
              <table:table-cell office:value-type="float" office:value="0.125535791975">
                <text:p>0.125535791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733894324606">
                <text:p>-0.0733894324606</text:p>
              </table:table-cell>
              <table:table-cell office:value-type="float" office:value="0.139174271098">
                <text:p>0.139174271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18191872033">
                <text:p>-0.418191872033</text:p>
              </table:table-cell>
              <table:table-cell office:value-type="float" office:value="-0.144757488117">
                <text:p>-0.144757488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18150964796">
                <text:p>-0.418150964796</text:p>
              </table:table-cell>
              <table:table-cell office:value-type="float" office:value="-0.108402059406">
                <text:p>-0.1084020594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17582445658">
                <text:p>0.517582445658</text:p>
              </table:table-cell>
              <table:table-cell office:value-type="float" office:value="0.203301236047">
                <text:p>0.203301236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3150399865">
                <text:p>0.443150399865</text:p>
              </table:table-cell>
              <table:table-cell office:value-type="float" office:value="0.165516124641">
                <text:p>0.1655161246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97488694882">
                <text:p>0.397488694882</text:p>
              </table:table-cell>
              <table:table-cell office:value-type="float" office:value="0.153098147592">
                <text:p>0.1530981475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0302023603">
                <text:p>0.350302023603</text:p>
              </table:table-cell>
              <table:table-cell office:value-type="float" office:value="0.145468356227">
                <text:p>0.145468356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9023937626">
                <text:p>0.299023937626</text:p>
              </table:table-cell>
              <table:table-cell office:value-type="float" office:value="0.131349765958">
                <text:p>0.1313497659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583172288">
                <text:p>0.22583172288</text:p>
              </table:table-cell>
              <table:table-cell office:value-type="float" office:value="0.226420697666">
                <text:p>0.2264206976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2659481236">
                <text:p>0.202659481236</text:p>
              </table:table-cell>
              <table:table-cell office:value-type="float" office:value="0.0154570120762">
                <text:p>0.01545701207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7948154493">
                <text:p>0.147948154493</text:p>
              </table:table-cell>
              <table:table-cell office:value-type="float" office:value="0.0108062834133">
                <text:p>0.01080628341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29847514477">
                <text:p>0.0929847514477</text:p>
              </table:table-cell>
              <table:table-cell office:value-type="float" office:value="0.014649690752">
                <text:p>0.0146496907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0001902153">
                <text:p>0.100001902153</text:p>
              </table:table-cell>
              <table:table-cell office:value-type="float" office:value="0.0783338533814">
                <text:p>0.07833385338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472689542951">
                <text:p>-0.0472689542951</text:p>
              </table:table-cell>
              <table:table-cell office:value-type="float" office:value="-0.138560020328">
                <text:p>-0.138560020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481548326808">
                <text:p>-0.0481548326808</text:p>
              </table:table-cell>
              <table:table-cell office:value-type="float" office:value="-0.103014036242">
                <text:p>-0.1030140362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703153988922">
                <text:p>-0.0703153988922</text:p>
              </table:table-cell>
              <table:table-cell office:value-type="float" office:value="-0.0858026042544">
                <text:p>-0.08580260425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345212260153">
                <text:p>-0.0345212260153</text:p>
              </table:table-cell>
              <table:table-cell office:value-type="float" office:value="-0.039827288891">
                <text:p>-0.0398272888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79796522953">
                <text:p>-0.079796522953</text:p>
              </table:table-cell>
              <table:table-cell office:value-type="float" office:value="-0.0319539808087">
                <text:p>-0.03195398080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878054725406">
                <text:p>-0.0878054725406</text:p>
              </table:table-cell>
              <table:table-cell office:value-type="float" office:value="-0.00797543754323">
                <text:p>-0.007975437543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966967439217">
                <text:p>-0.0966967439217</text:p>
              </table:table-cell>
              <table:table-cell office:value-type="float" office:value="0.0158217330943">
                <text:p>0.01582173309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0223936538">
                <text:p>-0.10223936538</text:p>
              </table:table-cell>
              <table:table-cell office:value-type="float" office:value="0.0326303780401">
                <text:p>0.03263037804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10711110994">
                <text:p>-0.110711110994</text:p>
              </table:table-cell>
              <table:table-cell office:value-type="float" office:value="0.0539687205474">
                <text:p>0.05396872054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35763600958">
                <text:p>-0.135763600958</text:p>
              </table:table-cell>
              <table:table-cell office:value-type="float" office:value="0.0806732662393">
                <text:p>0.08067326623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41551247641">
                <text:p>-0.141551247641</text:p>
              </table:table-cell>
              <table:table-cell office:value-type="float" office:value="0.093789180638">
                <text:p>0.0937891806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5123380719">
                <text:p>-0.15123380719</text:p>
              </table:table-cell>
              <table:table-cell office:value-type="float" office:value="-0.104916330238">
                <text:p>-0.1049163302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54413992343">
                <text:p>-0.154413992343</text:p>
              </table:table-cell>
              <table:table-cell office:value-type="float" office:value="-0.0730865162773">
                <text:p>-0.07308651627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45327528721">
                <text:p>-0.145327528721</text:p>
              </table:table-cell>
              <table:table-cell office:value-type="float" office:value="-0.064772934928">
                <text:p>-0.0647729349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328134522569">
                <text:p>-0.328134522569</text:p>
              </table:table-cell>
              <table:table-cell office:value-type="float" office:value="-0.0236325429486">
                <text:p>-0.02363254294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319080523296">
                <text:p>-0.319080523296</text:p>
              </table:table-cell>
              <table:table-cell office:value-type="float" office:value="-0.00606034425511">
                <text:p>-0.006060344255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299976881913">
                <text:p>-0.299976881913</text:p>
              </table:table-cell>
              <table:table-cell office:value-type="float" office:value="0.0377352583734">
                <text:p>0.03773525837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91900343643">
                <text:p>-0.291900343643</text:p>
              </table:table-cell>
              <table:table-cell office:value-type="float" office:value="0.0502128372053">
                <text:p>0.05021283720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283810941116">
                <text:p>-0.283810941116</text:p>
              </table:table-cell>
              <table:table-cell office:value-type="float" office:value="0.0691862539348">
                <text:p>0.06918625393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298447494075">
                <text:p>-0.298447494075</text:p>
              </table:table-cell>
              <table:table-cell office:value-type="float" office:value="0.0239018765221">
                <text:p>0.0239018765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91106924168">
                <text:p>-0.291106924168</text:p>
              </table:table-cell>
              <table:table-cell office:value-type="float" office:value="0.0266162119074">
                <text:p>0.02661621190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83354930184">
                <text:p>-0.283354930184</text:p>
              </table:table-cell>
              <table:table-cell office:value-type="float" office:value="0.0318054531903">
                <text:p>0.03180545319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7966712356">
                <text:p>-0.27966712356</text:p>
              </table:table-cell>
              <table:table-cell office:value-type="float" office:value="0.0391285163295">
                <text:p>0.03912851632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72405872074">
                <text:p>-0.272405872074</text:p>
              </table:table-cell>
              <table:table-cell office:value-type="float" office:value="0.0503566131125">
                <text:p>0.0503566131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63900138249">
                <text:p>-0.263900138249</text:p>
              </table:table-cell>
              <table:table-cell office:value-type="float" office:value="0.0731094295547">
                <text:p>0.07310942955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261200914884">
                <text:p>-0.261200914884</text:p>
              </table:table-cell>
              <table:table-cell office:value-type="float" office:value="0.074102602202">
                <text:p>0.0741026022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253451108755">
                <text:p>-0.253451108755</text:p>
              </table:table-cell>
              <table:table-cell office:value-type="float" office:value="0.0961684444911">
                <text:p>0.09616844449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27690393324">
                <text:p>0.227690393324</text:p>
              </table:table-cell>
              <table:table-cell office:value-type="float" office:value="0.365764564064">
                <text:p>0.3657645640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83782717107">
                <text:p>0.183782717107</text:p>
              </table:table-cell>
              <table:table-cell office:value-type="float" office:value="0.348595365215">
                <text:p>0.3485953652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5268949576">
                <text:p>0.145268949576</text:p>
              </table:table-cell>
              <table:table-cell office:value-type="float" office:value="0.326122921698">
                <text:p>0.3261229216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9965643335">
                <text:p>0.139965643335</text:p>
              </table:table-cell>
              <table:table-cell office:value-type="float" office:value="0.461204480316">
                <text:p>0.4612044803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7530644795">
                <text:p>0.117530644795</text:p>
              </table:table-cell>
              <table:table-cell office:value-type="float" office:value="0.433120723173">
                <text:p>0.4331207231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975957783391">
                <text:p>0.0975957783391</text:p>
              </table:table-cell>
              <table:table-cell office:value-type="float" office:value="0.415324896956">
                <text:p>0.4153248969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78426536581">
                <text:p>0.0378426536581</text:p>
              </table:table-cell>
              <table:table-cell office:value-type="float" office:value="0.376170192113">
                <text:p>0.3761701921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80808599609">
                <text:p>0.0180808599609</text:p>
              </table:table-cell>
              <table:table-cell office:value-type="float" office:value="0.330300214159">
                <text:p>0.3303002141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14855464359">
                <text:p>-0.014855464359</text:p>
              </table:table-cell>
              <table:table-cell office:value-type="float" office:value="0.303422386125">
                <text:p>0.303422386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346575420774">
                <text:p>-0.0346575420774</text:p>
              </table:table-cell>
              <table:table-cell office:value-type="float" office:value="0.295048373704">
                <text:p>0.2950483737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564271883175">
                <text:p>-0.0564271883175</text:p>
              </table:table-cell>
              <table:table-cell office:value-type="float" office:value="0.286423448121">
                <text:p>0.2864234481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684555244859">
                <text:p>-0.0684555244859</text:p>
              </table:table-cell>
              <table:table-cell office:value-type="float" office:value="0.275811272847">
                <text:p>0.2758112728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789414286131">
                <text:p>-0.0789414286131</text:p>
              </table:table-cell>
              <table:table-cell office:value-type="float" office:value="0.268836971287">
                <text:p>0.2688369712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911145345528">
                <text:p>-0.0911145345528</text:p>
              </table:table-cell>
              <table:table-cell office:value-type="float" office:value="0.263843733067">
                <text:p>0.2638437330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01355962981">
                <text:p>-0.101355962981</text:p>
              </table:table-cell>
              <table:table-cell office:value-type="float" office:value="0.256264771051">
                <text:p>0.2562647710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11210779828">
                <text:p>-0.111210779828</text:p>
              </table:table-cell>
              <table:table-cell office:value-type="float" office:value="0.250875614618">
                <text:p>0.2508756146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20021726975">
                <text:p>-0.120021726975</text:p>
              </table:table-cell>
              <table:table-cell office:value-type="float" office:value="0.245817695055">
                <text:p>0.2458176950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28845133087">
                <text:p>-0.128845133087</text:p>
              </table:table-cell>
              <table:table-cell office:value-type="float" office:value="0.242083099051">
                <text:p>0.2420830990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35980567572">
                <text:p>-0.135980567572</text:p>
              </table:table-cell>
              <table:table-cell office:value-type="float" office:value="0.237362504955">
                <text:p>0.2373625049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43164248217">
                <text:p>-0.143164248217</text:p>
              </table:table-cell>
              <table:table-cell office:value-type="float" office:value="0.234816011969">
                <text:p>0.2348160119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48497463232">
                <text:p>-0.148497463232</text:p>
              </table:table-cell>
              <table:table-cell office:value-type="float" office:value="0.229394605856">
                <text:p>0.2293946058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5398636351">
                <text:p>-0.15398636351</text:p>
              </table:table-cell>
              <table:table-cell office:value-type="float" office:value="0.226864510413">
                <text:p>0.2268645104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58681452313">
                <text:p>-0.158681452313</text:p>
              </table:table-cell>
              <table:table-cell office:value-type="float" office:value="0.224405969591">
                <text:p>0.2244059695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63204084275">
                <text:p>-0.163204084275</text:p>
              </table:table-cell>
              <table:table-cell office:value-type="float" office:value="0.22234639706">
                <text:p>0.222346397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65309284714">
                <text:p>-0.165309284714</text:p>
              </table:table-cell>
              <table:table-cell office:value-type="float" office:value="0.212538881932">
                <text:p>0.2125388819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68008069622">
                <text:p>-0.168008069622</text:p>
              </table:table-cell>
              <table:table-cell office:value-type="float" office:value="0.211207224375">
                <text:p>0.211207224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68243902926">
                <text:p>-0.168243902926</text:p>
              </table:table-cell>
              <table:table-cell office:value-type="float" office:value="0.214715616766">
                <text:p>0.2147156167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7059711186">
                <text:p>-0.17059711186</text:p>
              </table:table-cell>
              <table:table-cell office:value-type="float" office:value="0.212593277505">
                <text:p>0.212593277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7330131573">
                <text:p>-0.17330131573</text:p>
              </table:table-cell>
              <table:table-cell office:value-type="float" office:value="0.21080681236">
                <text:p>0.210806812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77738488611">
                <text:p>-0.177738488611</text:p>
              </table:table-cell>
              <table:table-cell office:value-type="float" office:value="0.209459388896">
                <text:p>0.2094593888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8917474533">
                <text:p>-0.188917474533</text:p>
              </table:table-cell>
              <table:table-cell office:value-type="float" office:value="0.205057436202">
                <text:p>0.2050574362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87888620759">
                <text:p>-0.187888620759</text:p>
              </table:table-cell>
              <table:table-cell office:value-type="float" office:value="0.206313101624">
                <text:p>0.2063131016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89059422039">
                <text:p>-0.189059422039</text:p>
              </table:table-cell>
              <table:table-cell office:value-type="float" office:value="0.205705388517">
                <text:p>0.2057053885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78122442677">
                <text:p>-0.178122442677</text:p>
              </table:table-cell>
              <table:table-cell office:value-type="float" office:value="0.206148821122">
                <text:p>0.2061488211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80303416214">
                <text:p>-0.180303416214</text:p>
              </table:table-cell>
              <table:table-cell office:value-type="float" office:value="0.205453860493">
                <text:p>0.2054538604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8194894827">
                <text:p>-0.18194894827</text:p>
              </table:table-cell>
              <table:table-cell office:value-type="float" office:value="0.203714453766">
                <text:p>0.2037144537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80996109939">
                <text:p>-0.180996109939</text:p>
              </table:table-cell>
              <table:table-cell office:value-type="float" office:value="0.202225442128">
                <text:p>0.2022254421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84371243941">
                <text:p>-0.184371243941</text:p>
              </table:table-cell>
              <table:table-cell office:value-type="float" office:value="0.200050555498">
                <text:p>0.2000505554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8438498556">
                <text:p>-0.18438498556</text:p>
              </table:table-cell>
              <table:table-cell office:value-type="float" office:value="0.200261614396">
                <text:p>0.2002616143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85706645572">
                <text:p>-0.185706645572</text:p>
              </table:table-cell>
              <table:table-cell office:value-type="float" office:value="0.199674643681">
                <text:p>0.1996746436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87576279086">
                <text:p>-0.187576279086</text:p>
              </table:table-cell>
              <table:table-cell office:value-type="float" office:value="0.200129131952">
                <text:p>0.2001291319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89312255035">
                <text:p>-0.189312255035</text:p>
              </table:table-cell>
              <table:table-cell office:value-type="float" office:value="0.200291545209">
                <text:p>0.2002915452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89713943098">
                <text:p>-0.189713943098</text:p>
              </table:table-cell>
              <table:table-cell office:value-type="float" office:value="0.207472784558">
                <text:p>0.2074727845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91449940089">
                <text:p>-0.191449940089</text:p>
              </table:table-cell>
              <table:table-cell office:value-type="float" office:value="0.206295923122">
                <text:p>0.2062959231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9214519041">
                <text:p>-0.19214519041</text:p>
              </table:table-cell>
              <table:table-cell office:value-type="float" office:value="0.203850788638">
                <text:p>0.2038507886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92883124616">
                <text:p>-0.192883124616</text:p>
              </table:table-cell>
              <table:table-cell office:value-type="float" office:value="0.203445274898">
                <text:p>0.2034452748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92891980766">
                <text:p>-0.192891980766</text:p>
              </table:table-cell>
              <table:table-cell office:value-type="float" office:value="0.203810985311">
                <text:p>0.2038109853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9313645618">
                <text:p>-0.19313645618</text:p>
              </table:table-cell>
              <table:table-cell office:value-type="float" office:value="0.203797864965">
                <text:p>0.2037978649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93623147878">
                <text:p>-0.193623147878</text:p>
              </table:table-cell>
              <table:table-cell office:value-type="float" office:value="0.203532073729">
                <text:p>0.2035320737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95299617506">
                <text:p>-0.195299617506</text:p>
              </table:table-cell>
              <table:table-cell office:value-type="float" office:value="0.203264501032">
                <text:p>0.2032645010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95690771048">
                <text:p>-0.195690771048</text:p>
              </table:table-cell>
              <table:table-cell office:value-type="float" office:value="0.20319282205">
                <text:p>0.203192822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96216958331">
                <text:p>-0.196216958331</text:p>
              </table:table-cell>
              <table:table-cell office:value-type="float" office:value="0.202940720418">
                <text:p>0.2029407204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92854719629">
                <text:p>-0.192854719629</text:p>
              </table:table-cell>
              <table:table-cell office:value-type="float" office:value="0.204223952581">
                <text:p>0.2042239525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192838339803">
                <text:p>-0.192838339803</text:p>
              </table:table-cell>
              <table:table-cell office:value-type="float" office:value="0.203347715515">
                <text:p>0.2033477155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93575537975">
                <text:p>-0.193575537975</text:p>
              </table:table-cell>
              <table:table-cell office:value-type="float" office:value="0.202477808727">
                <text:p>0.2024778087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96341729304">
                <text:p>-0.196341729304</text:p>
              </table:table-cell>
              <table:table-cell office:value-type="float" office:value="0.199497614229">
                <text:p>0.1994976142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96646643663">
                <text:p>-0.196646643663</text:p>
              </table:table-cell>
              <table:table-cell office:value-type="float" office:value="0.199592081364">
                <text:p>0.1995920813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96932064526">
                <text:p>-0.196932064526</text:p>
              </table:table-cell>
              <table:table-cell office:value-type="float" office:value="0.19940630471">
                <text:p>0.199406304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9732854015">
                <text:p>-0.19732854015</text:p>
              </table:table-cell>
              <table:table-cell office:value-type="float" office:value="0.198993181791">
                <text:p>0.1989931817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96201967526">
                <text:p>-0.196201967526</text:p>
              </table:table-cell>
              <table:table-cell office:value-type="float" office:value="0.199613586824">
                <text:p>0.1996135868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9646161091">
                <text:p>-0.19646161091</text:p>
              </table:table-cell>
              <table:table-cell office:value-type="float" office:value="0.199797330229">
                <text:p>0.1997973302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96723609389">
                <text:p>-0.196723609389</text:p>
              </table:table-cell>
              <table:table-cell office:value-type="float" office:value="0.200061555379">
                <text:p>0.2000615553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197068618084">
                <text:p>-0.197068618084</text:p>
              </table:table-cell>
              <table:table-cell office:value-type="float" office:value="0.2001115945">
                <text:p>0.20011159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97154077187">
                <text:p>-0.197154077187</text:p>
              </table:table-cell>
              <table:table-cell office:value-type="float" office:value="0.200167128216">
                <text:p>0.2001671282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97653175331">
                <text:p>-0.197653175331</text:p>
              </table:table-cell>
              <table:table-cell office:value-type="float" office:value="0.200125210869">
                <text:p>0.2001252108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197950198136">
                <text:p>-0.197950198136</text:p>
              </table:table-cell>
              <table:table-cell office:value-type="float" office:value="0.199699201037">
                <text:p>0.1996992010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98029922163">
                <text:p>-0.198029922163</text:p>
              </table:table-cell>
              <table:table-cell office:value-type="float" office:value="0.199811250726">
                <text:p>0.1998112507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98229716862">
                <text:p>-0.198229716862</text:p>
              </table:table-cell>
              <table:table-cell office:value-type="float" office:value="0.199979483744">
                <text:p>0.1999794837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198379107373">
                <text:p>-0.198379107373</text:p>
              </table:table-cell>
              <table:table-cell office:value-type="float" office:value="0.200017214644">
                <text:p>0.2000172146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198529619821">
                <text:p>-0.198529619821</text:p>
              </table:table-cell>
              <table:table-cell office:value-type="float" office:value="0.199952748528">
                <text:p>0.1999527485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98275951863">
                <text:p>-0.198275951863</text:p>
              </table:table-cell>
              <table:table-cell office:value-type="float" office:value="0.200011108818">
                <text:p>0.2000111088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9839440489">
                <text:p>-0.19839440489</text:p>
              </table:table-cell>
              <table:table-cell office:value-type="float" office:value="0.200064929202">
                <text:p>0.2000649292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98170934675">
                <text:p>-0.198170934675</text:p>
              </table:table-cell>
              <table:table-cell office:value-type="float" office:value="0.200147294388">
                <text:p>0.2001472943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98407266434">
                <text:p>-0.198407266434</text:p>
              </table:table-cell>
              <table:table-cell office:value-type="float" office:value="0.200132377976">
                <text:p>0.2001323779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98509398754">
                <text:p>-0.198509398754</text:p>
              </table:table-cell>
              <table:table-cell office:value-type="float" office:value="0.200181461104">
                <text:p>0.2001814611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198740672017">
                <text:p>-0.198740672017</text:p>
              </table:table-cell>
              <table:table-cell office:value-type="float" office:value="0.200361954316">
                <text:p>0.2003619543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198868333768">
                <text:p>-0.198868333768</text:p>
              </table:table-cell>
              <table:table-cell office:value-type="float" office:value="0.200319005952">
                <text:p>0.2003190059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98940383046">
                <text:p>-0.198940383046</text:p>
              </table:table-cell>
              <table:table-cell office:value-type="float" office:value="0.200331559556">
                <text:p>0.2003315595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199040316845">
                <text:p>-0.199040316845</text:p>
              </table:table-cell>
              <table:table-cell office:value-type="float" office:value="0.200337049967">
                <text:p>0.2003370499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199367579533">
                <text:p>-0.199367579533</text:p>
              </table:table-cell>
              <table:table-cell office:value-type="float" office:value="0.200040676947">
                <text:p>0.2000406769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489cm" svg:height="9cm" xlink:href=".." xlink:type="simple" chart:class="chart:scatter" chart:style-name="ch1">
        <chart:legend chart:legend-position="end" svg:x="37.61cm" svg:y="4.201cm" style:legend-expansion="high" chart:style-name="ch2"/>
        <chart:plot-area chart:style-name="ch3" table:cell-range-address="Sheet1.C238:Sheet1.C310 Sheet1.G238:Sheet1.G310" svg:x="1.259cm" svg:y="0.855cm" svg:width="34.733cm" svg:height="7.545cm">
          <chartooo:coordinate-region svg:x="1.55cm" svg:y="1.055cm" svg:width="34.202cm" svg:height="7.1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38:Sheet1.G310" chart:class="chart:scatter">
            <chart:domain table:cell-range-address="Sheet1.C238:Sheet1.C310"/>
            <chart:data-point chart:repeated="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9999">
                <text:p>0.599999</text:p>
                <draw:g>
                  <svg:desc>Sheet1.C238:Sheet1.C310</svg:desc>
                </draw:g>
              </table:table-cell>
              <table:table-cell office:value-type="float" office:value="0.000999999233334">
                <text:p>0.000999999233334</text:p>
                <draw:g>
                  <svg:desc>Sheet1.G238:Sheet1.G3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4009632043">
                <text:p>0.274009632043</text:p>
              </table:table-cell>
              <table:table-cell office:value-type="float" office:value="0.0182403081275">
                <text:p>0.0182403081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4387177651">
                <text:p>0.234387177651</text:p>
              </table:table-cell>
              <table:table-cell office:value-type="float" office:value="0.0260587300279">
                <text:p>0.0260587300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8414088269">
                <text:p>0.178414088269</text:p>
              </table:table-cell>
              <table:table-cell office:value-type="float" office:value="0.0237408423409">
                <text:p>0.0237408423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58301949497">
                <text:p>0.0658301949497</text:p>
              </table:table-cell>
              <table:table-cell office:value-type="float" office:value="0.0242816106069">
                <text:p>0.0242816106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59970729714">
                <text:p>0.0759970729714</text:p>
              </table:table-cell>
              <table:table-cell office:value-type="float" office:value="0.0519297753037">
                <text:p>0.0519297753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0655022707">
                <text:p>0.0630655022707</text:p>
              </table:table-cell>
              <table:table-cell office:value-type="float" office:value="0.0662211193801">
                <text:p>0.0662211193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1231066725">
                <text:p>0.0451231066725</text:p>
              </table:table-cell>
              <table:table-cell office:value-type="float" office:value="0.0644790700698">
                <text:p>0.0644790700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14613720466">
                <text:p>0.0314613720466</text:p>
              </table:table-cell>
              <table:table-cell office:value-type="float" office:value="0.067559424367">
                <text:p>0.067559424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756350481">
                <text:p>0.018756350481</text:p>
              </table:table-cell>
              <table:table-cell office:value-type="float" office:value="0.0710300710914">
                <text:p>0.07103007109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62365290849">
                <text:p>0.00662365290849</text:p>
              </table:table-cell>
              <table:table-cell office:value-type="float" office:value="0.0732993009753">
                <text:p>0.07329930097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526178433712">
                <text:p>-0.0526178433712</text:p>
              </table:table-cell>
              <table:table-cell office:value-type="float" office:value="0.0235516851606">
                <text:p>0.02355168516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12567665561">
                <text:p>-0.112567665561</text:p>
              </table:table-cell>
              <table:table-cell office:value-type="float" office:value="-0.0528025251495">
                <text:p>-0.0528025251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361783367887">
                <text:p>-0.0361783367887</text:p>
              </table:table-cell>
              <table:table-cell office:value-type="float" office:value="-0.0683190812655">
                <text:p>-0.0683190812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376132952815">
                <text:p>-0.0376132952815</text:p>
              </table:table-cell>
              <table:table-cell office:value-type="float" office:value="-0.0539399089365">
                <text:p>-0.0539399089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321497926761">
                <text:p>-0.0321497926761</text:p>
              </table:table-cell>
              <table:table-cell office:value-type="float" office:value="-0.0616873848482">
                <text:p>-0.06168738484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85591775019">
                <text:p>-0.0285591775019</text:p>
              </table:table-cell>
              <table:table-cell office:value-type="float" office:value="-0.0366768428149">
                <text:p>-0.0366768428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336569847379">
                <text:p>-0.0336569847379</text:p>
              </table:table-cell>
              <table:table-cell office:value-type="float" office:value="-0.0249820169082">
                <text:p>-0.02498201690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241568710156">
                <text:p>-0.0241568710156</text:p>
              </table:table-cell>
              <table:table-cell office:value-type="float" office:value="0.0211439286763">
                <text:p>0.0211439286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611046335152">
                <text:p>-0.00611046335152</text:p>
              </table:table-cell>
              <table:table-cell office:value-type="float" office:value="0.0388777693973">
                <text:p>0.03887776939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190903994185">
                <text:p>-0.0190903994185</text:p>
              </table:table-cell>
              <table:table-cell office:value-type="float" office:value="0.0484904726884">
                <text:p>0.04849047268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254657755857">
                <text:p>-0.0254657755857</text:p>
              </table:table-cell>
              <table:table-cell office:value-type="float" office:value="0.0482530589076">
                <text:p>0.0482530589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333084161391">
                <text:p>-0.0333084161391</text:p>
              </table:table-cell>
              <table:table-cell office:value-type="float" office:value="0.0522289130884">
                <text:p>0.05222891308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476848856943">
                <text:p>-0.0476848856943</text:p>
              </table:table-cell>
              <table:table-cell office:value-type="float" office:value="0.0572475618812">
                <text:p>0.05724756188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09082545519">
                <text:p>-0.0509082545519</text:p>
              </table:table-cell>
              <table:table-cell office:value-type="float" office:value="0.0588483989982">
                <text:p>0.05884839899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563139469357">
                <text:p>-0.0563139469357</text:p>
              </table:table-cell>
              <table:table-cell office:value-type="float" office:value="0.062887227694">
                <text:p>0.0628872276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603856473529">
                <text:p>-0.0603856473529</text:p>
              </table:table-cell>
              <table:table-cell office:value-type="float" office:value="0.0661762226087">
                <text:p>0.06617622260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658801492697">
                <text:p>-0.0658801492697</text:p>
              </table:table-cell>
              <table:table-cell office:value-type="float" office:value="0.0710034424433">
                <text:p>0.0710034424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661112589961">
                <text:p>-0.0661112589961</text:p>
              </table:table-cell>
              <table:table-cell office:value-type="float" office:value="0.0707061983044">
                <text:p>0.07070619830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70647985385">
                <text:p>-0.070647985385</text:p>
              </table:table-cell>
              <table:table-cell office:value-type="float" office:value="0.0739893413956">
                <text:p>0.07398934139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740221612608">
                <text:p>-0.0740221612608</text:p>
              </table:table-cell>
              <table:table-cell office:value-type="float" office:value="0.0773323510613">
                <text:p>0.07733235106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772001799956">
                <text:p>-0.0772001799956</text:p>
              </table:table-cell>
              <table:table-cell office:value-type="float" office:value="0.0799320885459">
                <text:p>0.07993208854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795359399352">
                <text:p>-0.0795359399352</text:p>
              </table:table-cell>
              <table:table-cell office:value-type="float" office:value="0.0827299273651">
                <text:p>0.08272992736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808739948966">
                <text:p>-0.0808739948966</text:p>
              </table:table-cell>
              <table:table-cell office:value-type="float" office:value="0.083486632133">
                <text:p>0.083486632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833040806213">
                <text:p>-0.0833040806213</text:p>
              </table:table-cell>
              <table:table-cell office:value-type="float" office:value="0.0857089814628">
                <text:p>0.0857089814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841494023225">
                <text:p>-0.0841494023225</text:p>
              </table:table-cell>
              <table:table-cell office:value-type="float" office:value="0.0869201385672">
                <text:p>0.08692013856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863602081345">
                <text:p>-0.0863602081345</text:p>
              </table:table-cell>
              <table:table-cell office:value-type="float" office:value="0.0888804550463">
                <text:p>0.08888045504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876320085787">
                <text:p>-0.0876320085787</text:p>
              </table:table-cell>
              <table:table-cell office:value-type="float" office:value="0.0902602505733">
                <text:p>0.09026025057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891247959873">
                <text:p>-0.0891247959873</text:p>
              </table:table-cell>
              <table:table-cell office:value-type="float" office:value="0.0913949009522">
                <text:p>0.09139490095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893596130952">
                <text:p>-0.0893596130952</text:p>
              </table:table-cell>
              <table:table-cell office:value-type="float" office:value="0.0909698820674">
                <text:p>0.09096988206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901765688142">
                <text:p>-0.0901765688142</text:p>
              </table:table-cell>
              <table:table-cell office:value-type="float" office:value="0.091783144106">
                <text:p>0.0917831441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915455716713">
                <text:p>-0.0915455716713</text:p>
              </table:table-cell>
              <table:table-cell office:value-type="float" office:value="0.0952625490013">
                <text:p>0.09526254900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925735994947">
                <text:p>-0.0925735994947</text:p>
              </table:table-cell>
              <table:table-cell office:value-type="float" office:value="0.0958022975596">
                <text:p>0.09580229755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924485163921">
                <text:p>-0.0924485163921</text:p>
              </table:table-cell>
              <table:table-cell office:value-type="float" office:value="0.0957226753094">
                <text:p>0.09572267530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924440837164">
                <text:p>-0.0924440837164</text:p>
              </table:table-cell>
              <table:table-cell office:value-type="float" office:value="0.0956300140776">
                <text:p>0.09563001407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927444467041">
                <text:p>-0.0927444467041</text:p>
              </table:table-cell>
              <table:table-cell office:value-type="float" office:value="0.095984378423">
                <text:p>0.0959843784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932074218933">
                <text:p>-0.0932074218933</text:p>
              </table:table-cell>
              <table:table-cell office:value-type="float" office:value="0.0961111798981">
                <text:p>0.09611117989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945635148306">
                <text:p>-0.0945635148306</text:p>
              </table:table-cell>
              <table:table-cell office:value-type="float" office:value="0.0973729131867">
                <text:p>0.09737291318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95191135638">
                <text:p>-0.095191135638</text:p>
              </table:table-cell>
              <table:table-cell office:value-type="float" office:value="0.0977075379634">
                <text:p>0.09770753796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957556659902">
                <text:p>-0.0957556659902</text:p>
              </table:table-cell>
              <table:table-cell office:value-type="float" office:value="0.0979188880637">
                <text:p>0.09791888806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961552546836">
                <text:p>-0.0961552546836</text:p>
              </table:table-cell>
              <table:table-cell office:value-type="float" office:value="0.0981166989459">
                <text:p>0.0981166989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963468913086">
                <text:p>-0.0963468913086</text:p>
              </table:table-cell>
              <table:table-cell office:value-type="float" office:value="0.0980864395324">
                <text:p>0.09808643953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958613594694">
                <text:p>-0.0958613594694</text:p>
              </table:table-cell>
              <table:table-cell office:value-type="float" office:value="0.0977072269599">
                <text:p>0.09770722695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962801291818">
                <text:p>-0.0962801291818</text:p>
              </table:table-cell>
              <table:table-cell office:value-type="float" office:value="0.097834939078">
                <text:p>0.0978349390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963363619476">
                <text:p>-0.0963363619476</text:p>
              </table:table-cell>
              <table:table-cell office:value-type="float" office:value="0.0980680810751">
                <text:p>0.09806808107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968347830408">
                <text:p>-0.0968347830408</text:p>
              </table:table-cell>
              <table:table-cell office:value-type="float" office:value="0.0983245111969">
                <text:p>0.09832451119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975959676462">
                <text:p>-0.0975959676462</text:p>
              </table:table-cell>
              <table:table-cell office:value-type="float" office:value="0.0990808666472">
                <text:p>0.09908086664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976711400233">
                <text:p>-0.0976711400233</text:p>
              </table:table-cell>
              <table:table-cell office:value-type="float" office:value="0.0991144402581">
                <text:p>0.0991144402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977741830633">
                <text:p>-0.0977741830633</text:p>
              </table:table-cell>
              <table:table-cell office:value-type="float" office:value="0.0990648138915">
                <text:p>0.09906481389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98243844748">
                <text:p>-0.098243844748</text:p>
              </table:table-cell>
              <table:table-cell office:value-type="float" office:value="0.0988651026827">
                <text:p>0.09886510268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02608168615">
                <text:p>-0.102608168615</text:p>
              </table:table-cell>
              <table:table-cell office:value-type="float" office:value="0.0976734414119">
                <text:p>0.09767344141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02320164179">
                <text:p>-0.102320164179</text:p>
              </table:table-cell>
              <table:table-cell office:value-type="float" office:value="0.0979074039546">
                <text:p>0.09790740395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01851286868">
                <text:p>-0.101851286868</text:p>
              </table:table-cell>
              <table:table-cell office:value-type="float" office:value="0.0979401838558">
                <text:p>0.09794018385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01748309476">
                <text:p>-0.101748309476</text:p>
              </table:table-cell>
              <table:table-cell office:value-type="float" office:value="0.0982241241842">
                <text:p>0.09822412418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01456592789">
                <text:p>-0.101456592789</text:p>
              </table:table-cell>
              <table:table-cell office:value-type="float" office:value="0.0986171004902">
                <text:p>0.09861710049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01324991284">
                <text:p>-0.101324991284</text:p>
              </table:table-cell>
              <table:table-cell office:value-type="float" office:value="0.0987655190872">
                <text:p>0.09876551908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00997743374">
                <text:p>-0.100997743374</text:p>
              </table:table-cell>
              <table:table-cell office:value-type="float" office:value="0.0988519616872">
                <text:p>0.09885196168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01235856979">
                <text:p>-0.101235856979</text:p>
              </table:table-cell>
              <table:table-cell office:value-type="float" office:value="0.0983229651467">
                <text:p>0.09832296514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01025210135">
                <text:p>-0.101025210135</text:p>
              </table:table-cell>
              <table:table-cell office:value-type="float" office:value="0.0984690223508">
                <text:p>0.09846902235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0093289898">
                <text:p>-0.10093289898</text:p>
              </table:table-cell>
              <table:table-cell office:value-type="float" office:value="0.0985964345106">
                <text:p>0.09859643451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00832897468">
                <text:p>-0.100832897468</text:p>
              </table:table-cell>
              <table:table-cell office:value-type="float" office:value="0.098730505575">
                <text:p>0.0987305055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00782846563">
                <text:p>-0.100782846563</text:p>
              </table:table-cell>
              <table:table-cell office:value-type="float" office:value="0.0991304184079">
                <text:p>0.09913041840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00791502655">
                <text:p>-0.100791502655</text:p>
              </table:table-cell>
              <table:table-cell office:value-type="float" office:value="0.0998083886846">
                <text:p>0.099808388684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